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55.37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9"/>
    <style:style style:name="ce2" style:family="table-cell" style:parent-style-name="Default" style:data-style-name="N4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4.21mm" svg:height="86.81mm" svg:x="155.65mm" svg:y="46.27mm">
            <draw:object draw:notify-on-update-of-ranges="Sheet1.C2:Sheet1.C81 Sheet1.E1:Sheet1.E1 Sheet1.E2:Sheet1.E81 Sheet1.F1:Sheet1.F1 Sheet1.F2:Sheet1.F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2.93mm" svg:height="86.07mm" svg:x="156.59mm" svg:y="135.2mm">
            <draw:object draw:notify-on-update-of-ranges="Sheet1.C2:Sheet1.C51 Sheet1.E1:Sheet1.E1 Sheet1.E2:Sheet1.E51 Sheet1.F1:Sheet1.F1 Sheet1.F2:Sheet1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Coins per a block</text:p>
          </table:table-cell>
          <table:table-cell office:value-type="string" calcext:value-type="string">
            <text:p>Coins in a month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Issued%</text:p>
          </table:table-cell>
          <table:table-cell office:value-type="string" calcext:value-type="string">
            <text:p>All%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Total supply of</text:p>
          </table:table-cell>
          <table:table-cell/>
          <table:table-cell office:value-type="string" calcext:value-type="string">
            <text:p>Constant #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000000000</text:p>
          </table:table-cell>
          <table:table-cell table:formula="of:=[.D2]*[.N$3]" office:value-type="float" office:value="518400" calcext:value-type="float">
            <text:p>518,400.00</text:p>
          </table:table-cell>
          <table:table-cell table:formula="of:=[.E2]" office:value-type="float" office:value="518400" calcext:value-type="float">
            <text:p>518,400.00</text:p>
          </table:table-cell>
          <table:table-cell table:style-name="ce3" table:formula="of:=[.E2]/[.$J$6]" office:value-type="percentage" office:value="0.0696017090342373" calcext:value-type="percentage">
            <text:p>6.96%</text:p>
          </table:table-cell>
          <table:table-cell table:formula="of:=[.F2]/[.J6]" office:value-type="percentage" office:value="0.0696017090342373" calcext:value-type="percentage">
            <text:p>6.96%</text:p>
          </table:table-cell>
          <table:table-cell office:value-type="string" calcext:value-type="string">
            <text:p>Mined in kickstart era (&lt;8 month)</text:p>
          </table:table-cell>
          <table:table-cell table:style-name="ce2" table:formula="of:=[.F8]" office:value-type="float" office:value="2764800" calcext:value-type="float">
            <text:p>2,764,800.00</text:p>
          </table:table-cell>
          <table:table-cell table:style-name="ce3" table:formula="of:=[.J2]/[.J6]" office:value-type="percentage" office:value="0.371209114849265" calcext:value-type="percentage">
            <text:p>37.12%</text:p>
          </table:table-cell>
          <table:table-cell/>
          <table:table-cell office:value-type="string" calcext:value-type="string">
            <text:p>Constant #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0000000000</text:p>
          </table:table-cell>
          <table:table-cell table:formula="of:=[.D3]*[.N$3]" office:value-type="float" office:value="518400" calcext:value-type="float">
            <text:p>518,400.00</text:p>
          </table:table-cell>
          <table:table-cell table:formula="of:=[.F2]+[.E3]" office:value-type="float" office:value="1036800" calcext:value-type="float">
            <text:p>1,036,800.00</text:p>
          </table:table-cell>
          <table:table-cell table:style-name="ce3" table:formula="of:=[.E3]/[.$J$6]" office:value-type="percentage" office:value="0.0696017090342373" calcext:value-type="percentage">
            <text:p>6.96%</text:p>
          </table:table-cell>
          <table:table-cell table:formula="of:=[.F3]/[.$J$6]" office:value-type="percentage" office:value="0.139203418068475" calcext:value-type="percentage">
            <text:p>13.92%</text:p>
          </table:table-cell>
          <table:table-cell office:value-type="string" calcext:value-type="string">
            <text:p>Majority Mined</text:p>
          </table:table-cell>
          <table:table-cell table:formula="of:=[.J6]-[.J2]" office:value-type="float" office:value="4683292.97347854" calcext:value-type="float">
            <text:p>4683292.97347854</text:p>
          </table:table-cell>
          <table:table-cell table:style-name="ce3" table:formula="of:=[.J3]/[.J6]" office:value-type="percentage" office:value="0.628790885150735" calcext:value-type="percentage">
            <text:p>62.88%</text:p>
          </table:table-cell>
          <table:table-cell/>
          <table:table-cell office:value-type="string" calcext:value-type="string">
            <text:p>Blocks mined in a month</text:p>
          </table:table-cell>
          <table:table-cell table:formula="of:=30*24*60*60/15" office:value-type="float" office:value="172800" calcext:value-type="float">
            <text:p>1728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000000000</text:p>
          </table:table-cell>
          <table:table-cell table:formula="of:=[.D4]*[.N$3]" office:value-type="float" office:value="345600" calcext:value-type="float">
            <text:p>345,600.00</text:p>
          </table:table-cell>
          <table:table-cell table:formula="of:=[.F3]+[.E4]" office:value-type="float" office:value="1382400" calcext:value-type="float">
            <text:p>1,382,400.00</text:p>
          </table:table-cell>
          <table:table-cell table:style-name="ce3" table:formula="of:=[.E4]/[.$J$6]" office:value-type="percentage" office:value="0.0464011393561582" calcext:value-type="percentage">
            <text:p>4.64%</text:p>
          </table:table-cell>
          <table:table-cell table:formula="of:=[.F4]/[.$J$6]" office:value-type="percentage" office:value="0.185604557424633" calcext:value-type="percentage">
            <text:p>18.56%</text:p>
          </table:table-cell>
          <table:table-cell office:value-type="string" calcext:value-type="string">
            <text:p>Non early but &lt; 2 years</text:p>
          </table:table-cell>
          <table:table-cell table:formula="of:=[.F32]-[.J2]" office:value-type="float" office:value="3386559.14898248" calcext:value-type="float">
            <text:p>3386559.14898248</text:p>
          </table:table-cell>
          <table:table-cell table:style-name="ce3" table:formula="of:=[.J4]/[.J6]" office:value-type="percentage" office:value="0.454688087412641" calcext:value-type="percentage">
            <text:p>45.47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00000000</text:p>
          </table:table-cell>
          <table:table-cell table:formula="of:=[.D5]*[.N$3]" office:value-type="float" office:value="345600" calcext:value-type="float">
            <text:p>345,600.00</text:p>
          </table:table-cell>
          <table:table-cell table:formula="of:=[.F4]+[.E5]" office:value-type="float" office:value="1728000" calcext:value-type="float">
            <text:p>1,728,000.00</text:p>
          </table:table-cell>
          <table:table-cell table:style-name="ce3" table:formula="of:=[.E5]/[.$J$6]" office:value-type="percentage" office:value="0.0464011393561582" calcext:value-type="percentage">
            <text:p>4.64%</text:p>
          </table:table-cell>
          <table:table-cell table:formula="of:=[.F5]/[.$J$6]" office:value-type="percentage" office:value="0.232005696780791" calcext:value-type="percentage">
            <text:p>23.20%</text:p>
          </table:table-cell>
          <table:table-cell office:value-type="string" calcext:value-type="string">
            <text:p>Premine</text:p>
          </table:table-cell>
          <table:table-cell table:formula="of:=[.N3]*3" office:value-type="float" office:value="518400" calcext:value-type="float">
            <text:p>518400</text:p>
          </table:table-cell>
          <table:table-cell table:style-name="ce3" table:formula="of:=[.J5]/[.J6]" office:value-type="percentage" office:value="0.0696017090342373" calcext:value-type="percentage">
            <text:p>6.96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000000000</text:p>
          </table:table-cell>
          <table:table-cell table:formula="of:=[.D6]*[.N$3]" office:value-type="float" office:value="345600" calcext:value-type="float">
            <text:p>345,600.00</text:p>
          </table:table-cell>
          <table:table-cell table:formula="of:=[.F5]+[.E6]" office:value-type="float" office:value="2073600" calcext:value-type="float">
            <text:p>2,073,600.00</text:p>
          </table:table-cell>
          <table:table-cell table:style-name="ce3" table:formula="of:=[.E6]/[.$J$6]" office:value-type="percentage" office:value="0.0464011393561582" calcext:value-type="percentage">
            <text:p>4.64%</text:p>
          </table:table-cell>
          <table:table-cell table:formula="of:=[.F6]/[.$J$6]" office:value-type="percentage" office:value="0.278406836136949" calcext:value-type="percentage">
            <text:p>27.84%</text:p>
          </table:table-cell>
          <table:table-cell office:value-type="string" calcext:value-type="string">
            <text:p>Estimated total supply</text:p>
          </table:table-cell>
          <table:table-cell table:formula="of:=[.N3]*26.1023898928156+[.F9]" office:value-type="float" office:value="7448092.97347854" calcext:value-type="float">
            <text:p>7448092.97347854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000000000</text:p>
          </table:table-cell>
          <table:table-cell table:formula="of:=[.D7]*[.N$3]" office:value-type="float" office:value="345600" calcext:value-type="float">
            <text:p>345,600.00</text:p>
          </table:table-cell>
          <table:table-cell table:formula="of:=[.F6]+[.E7]" office:value-type="float" office:value="2419200" calcext:value-type="float">
            <text:p>2,419,200.00</text:p>
          </table:table-cell>
          <table:table-cell table:style-name="ce3" table:formula="of:=[.E7]/[.$J$6]" office:value-type="percentage" office:value="0.0464011393561582" calcext:value-type="percentage">
            <text:p>4.64%</text:p>
          </table:table-cell>
          <table:table-cell table:formula="of:=[.F7]/[.$J$6]" office:value-type="percentage" office:value="0.324807975493107" calcext:value-type="percentage">
            <text:p>32.48%</text:p>
          </table:table-cell>
          <table:table-cell/>
          <table:table-cell office:value-type="string" calcext:value-type="string">
            <text:p>👆Uncle reward not included!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00</text:p>
          </table:table-cell>
          <table:table-cell table:formula="of:=[.D8]*[.N$3]" office:value-type="float" office:value="345600" calcext:value-type="float">
            <text:p>345,600.00</text:p>
          </table:table-cell>
          <table:table-cell table:formula="of:=[.F7]+[.E8]" office:value-type="float" office:value="2764800" calcext:value-type="float">
            <text:p>2,764,800.00</text:p>
          </table:table-cell>
          <table:table-cell table:style-name="ce3" table:formula="of:=[.E8]/[.$J$6]" office:value-type="percentage" office:value="0.0464011393561582" calcext:value-type="percentage">
            <text:p>4.64%</text:p>
          </table:table-cell>
          <table:table-cell table:formula="of:=[.F8]/[.$J$6]" office:value-type="percentage" office:value="0.371209114849265" calcext:value-type="percentage">
            <text:p>37.12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$N$1]^[.$N$2]/(([.B9]-1)^[.$N$2]+[.$N$1]^[.$N$2])" office:value-type="float" office:value="1" calcext:value-type="float">
            <text:p>1.00000000000</text:p>
          </table:table-cell>
          <table:table-cell table:formula="of:=[.D9]*[.N$3]" office:value-type="float" office:value="172800" calcext:value-type="float">
            <text:p>172,800.00</text:p>
          </table:table-cell>
          <table:table-cell table:formula="of:=[.F8]+[.E9]" office:value-type="float" office:value="2937600" calcext:value-type="float">
            <text:p>2,937,600.00</text:p>
          </table:table-cell>
          <table:table-cell table:style-name="ce3" table:formula="of:=[.E9]/[.$J$6]" office:value-type="percentage" office:value="0.0232005696780791" calcext:value-type="percentage">
            <text:p>2.32%</text:p>
          </table:table-cell>
          <table:table-cell table:formula="of:=[.F9]/[.$J$6]" office:value-type="percentage" office:value="0.394409684527344" calcext:value-type="percentage">
            <text:p>39.4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$N$1]^[.$N$2]/(([.B10]-1)^[.$N$2]+[.$N$1]^[.$N$2])" office:value-type="float" office:value="0.999906094468964" calcext:value-type="float">
            <text:p>0.99990609447</text:p>
          </table:table-cell>
          <table:table-cell table:formula="of:=[.D10]*[.N$3]" office:value-type="float" office:value="172783.773124237" calcext:value-type="float">
            <text:p>172,783.77</text:p>
          </table:table-cell>
          <table:table-cell table:formula="of:=[.F9]+[.E10]" office:value-type="float" office:value="3110383.77312424" calcext:value-type="float">
            <text:p>3,110,383.77</text:p>
          </table:table-cell>
          <table:table-cell table:style-name="ce3" table:formula="of:=[.E10]/[.$J$6]" office:value-type="percentage" office:value="0.0231983910162631" calcext:value-type="percentage">
            <text:p>2.32%</text:p>
          </table:table-cell>
          <table:table-cell table:formula="of:=[.F10]/[.$J$6]" office:value-type="percentage" office:value="0.417608075543608" calcext:value-type="percentage">
            <text:p>41.76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$N$1]^[.$N$2]/(([.B11]-1)^[.$N$2]+[.$N$1]^[.$N$2])" office:value-type="float" office:value="0.999249249249249" calcext:value-type="float">
            <text:p>0.99924924925</text:p>
          </table:table-cell>
          <table:table-cell table:formula="of:=[.D11]*[.N$3]" office:value-type="float" office:value="172670.27027027" calcext:value-type="float">
            <text:p>172,670.27</text:p>
          </table:table-cell>
          <table:table-cell table:formula="of:=[.F10]+[.E11]" office:value-type="float" office:value="3283054.04339451" calcext:value-type="float">
            <text:p>3,283,054.04</text:p>
          </table:table-cell>
          <table:table-cell table:style-name="ce3" table:formula="of:=[.E11]/[.$J$6]" office:value-type="percentage" office:value="0.0231831518329754" calcext:value-type="percentage">
            <text:p>2.32%</text:p>
          </table:table-cell>
          <table:table-cell table:formula="of:=[.F11]/[.$J$6]" office:value-type="percentage" office:value="0.440791227376583" calcext:value-type="percentage">
            <text:p>44.08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$N$1]^[.$N$2]/(([.B12]-1)^[.$N$2]+[.$N$1]^[.$N$2])" office:value-type="float" office:value="0.997470725995316" calcext:value-type="float">
            <text:p>0.99747072600</text:p>
          </table:table-cell>
          <table:table-cell table:formula="of:=[.D12]*[.N$3]" office:value-type="float" office:value="172362.941451991" calcext:value-type="float">
            <text:p>172,362.94</text:p>
          </table:table-cell>
          <table:table-cell table:formula="of:=[.F11]+[.E12]" office:value-type="float" office:value="3455416.9848465" calcext:value-type="float">
            <text:p>3,455,416.98</text:p>
          </table:table-cell>
          <table:table-cell table:style-name="ce3" table:formula="of:=[.E12]/[.$J$6]" office:value-type="percentage" office:value="0.0231418890802985" calcext:value-type="percentage">
            <text:p>2.31%</text:p>
          </table:table-cell>
          <table:table-cell table:formula="of:=[.F12]/[.$J$6]" office:value-type="percentage" office:value="0.463933116456881" calcext:value-type="percentage">
            <text:p>46.39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N$1]^[.$N$2]/(([.B13]-1)^[.$N$2]+[.$N$1]^[.$N$2])" office:value-type="float" office:value="0.994025392083644" calcext:value-type="float">
            <text:p>0.99402539208</text:p>
          </table:table-cell>
          <table:table-cell table:formula="of:=[.D13]*[.N$3]" office:value-type="float" office:value="171767.587752054" calcext:value-type="float">
            <text:p>171,767.59</text:p>
          </table:table-cell>
          <table:table-cell table:formula="of:=[.F12]+[.E13]" office:value-type="float" office:value="3627184.57259855" calcext:value-type="float">
            <text:p>3,627,184.57</text:p>
          </table:table-cell>
          <table:table-cell table:style-name="ce3" table:formula="of:=[.E13]/[.$J$6]" office:value-type="percentage" office:value="0.0230619553708165" calcext:value-type="percentage">
            <text:p>2.31%</text:p>
          </table:table-cell>
          <table:table-cell table:formula="of:=[.F13]/[.$J$6]" office:value-type="percentage" office:value="0.486995071827698" calcext:value-type="percentage">
            <text:p>48.7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$N$1]^[.$N$2]/(([.B14]-1)^[.$N$2]+[.$N$1]^[.$N$2])" office:value-type="float" office:value="0.98839691822148" calcext:value-type="float">
            <text:p>0.98839691822</text:p>
          </table:table-cell>
          <table:table-cell table:formula="of:=[.D14]*[.N$3]" office:value-type="float" office:value="170794.987468672" calcext:value-type="float">
            <text:p>170,794.99</text:p>
          </table:table-cell>
          <table:table-cell table:formula="of:=[.F13]+[.E14]" office:value-type="float" office:value="3797979.56006722" calcext:value-type="float">
            <text:p>3,797,979.56</text:p>
          </table:table-cell>
          <table:table-cell table:style-name="ce3" table:formula="of:=[.E14]/[.$J$6]" office:value-type="percentage" office:value="0.0229313715707961" calcext:value-type="percentage">
            <text:p>2.29%</text:p>
          </table:table-cell>
          <table:table-cell table:formula="of:=[.F14]/[.$J$6]" office:value-type="percentage" office:value="0.509926443398494" calcext:value-type="percentage">
            <text:p>50.99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$N$1]^[.$N$2]/(([.B15]-1)^[.$N$2]+[.$N$1]^[.$N$2])" office:value-type="float" office:value="0.980117820324006" calcext:value-type="float">
            <text:p>0.98011782032</text:p>
          </table:table-cell>
          <table:table-cell table:formula="of:=[.D15]*[.N$3]" office:value-type="float" office:value="169364.359351988" calcext:value-type="float">
            <text:p>169,364.36</text:p>
          </table:table-cell>
          <table:table-cell table:formula="of:=[.F14]+[.E15]" office:value-type="float" office:value="3967343.91941921" calcext:value-type="float">
            <text:p>3,967,343.92</text:p>
          </table:table-cell>
          <table:table-cell table:style-name="ce3" table:formula="of:=[.E15]/[.$J$6]" office:value-type="percentage" office:value="0.0227392917831541" calcext:value-type="percentage">
            <text:p>2.27%</text:p>
          </table:table-cell>
          <table:table-cell table:formula="of:=[.F15]/[.$J$6]" office:value-type="percentage" office:value="0.532665735181648" calcext:value-type="percentage">
            <text:p>53.2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$N$1]^[.$N$2]/(([.B16]-1)^[.$N$2]+[.$N$1]^[.$N$2])" office:value-type="float" office:value="0.968792648530616" calcext:value-type="float">
            <text:p>0.96879264853</text:p>
          </table:table-cell>
          <table:table-cell table:formula="of:=[.D16]*[.N$3]" office:value-type="float" office:value="167407.36966609" calcext:value-type="float">
            <text:p>167,407.37</text:p>
          </table:table-cell>
          <table:table-cell table:formula="of:=[.F15]+[.E16]" office:value-type="float" office:value="4134751.2890853" calcext:value-type="float">
            <text:p>4,134,751.29</text:p>
          </table:table-cell>
          <table:table-cell table:style-name="ce3" table:formula="of:=[.E16]/[.$J$6]" office:value-type="percentage" office:value="0.0224765413458453" calcext:value-type="percentage">
            <text:p>2.25%</text:p>
          </table:table-cell>
          <table:table-cell table:formula="of:=[.F16]/[.$J$6]" office:value-type="percentage" office:value="0.555142276527493" calcext:value-type="percentage">
            <text:p>55.51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$N$1]^[.$N$2]/(([.B17]-1)^[.$N$2]+[.$N$1]^[.$N$2])" office:value-type="float" office:value="0.954121863799283" calcext:value-type="float">
            <text:p>0.95412186380</text:p>
          </table:table-cell>
          <table:table-cell table:formula="of:=[.D17]*[.N$3]" office:value-type="float" office:value="164872.258064516" calcext:value-type="float">
            <text:p>164,872.26</text:p>
          </table:table-cell>
          <table:table-cell table:formula="of:=[.F16]+[.E17]" office:value-type="float" office:value="4299623.54714982" calcext:value-type="float">
            <text:p>4,299,623.55</text:p>
          </table:table-cell>
          <table:table-cell table:style-name="ce3" table:formula="of:=[.E17]/[.$J$6]" office:value-type="percentage" office:value="0.0221361707824539" calcext:value-type="percentage">
            <text:p>2.21%</text:p>
          </table:table-cell>
          <table:table-cell table:formula="of:=[.F17]/[.$J$6]" office:value-type="percentage" office:value="0.577278447309947" calcext:value-type="percentage">
            <text:p>57.73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$N$1]^[.$N$2]/(([.B18]-1)^[.$N$2]+[.$N$1]^[.$N$2])" office:value-type="float" office:value="0.935923354135537" calcext:value-type="float">
            <text:p>0.93592335414</text:p>
          </table:table-cell>
          <table:table-cell table:formula="of:=[.D18]*[.N$3]" office:value-type="float" office:value="161727.555594621" calcext:value-type="float">
            <text:p>161,727.56</text:p>
          </table:table-cell>
          <table:table-cell table:formula="of:=[.F17]+[.E18]" office:value-type="float" office:value="4461351.10274444" calcext:value-type="float">
            <text:p>4,461,351.10</text:p>
          </table:table-cell>
          <table:table-cell table:style-name="ce3" table:formula="of:=[.E18]/[.$J$6]" office:value-type="percentage" office:value="0.021713954990963" calcext:value-type="percentage">
            <text:p>2.17%</text:p>
          </table:table-cell>
          <table:table-cell table:formula="of:=[.F18]/[.$J$6]" office:value-type="percentage" office:value="0.59899240230091" calcext:value-type="percentage">
            <text:p>59.9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$N$1]^[.$N$2]/(([.B19]-1)^[.$N$2]+[.$N$1]^[.$N$2])" office:value-type="float" office:value="0.914148351648352" calcext:value-type="float">
            <text:p>0.91414835165</text:p>
          </table:table-cell>
          <table:table-cell table:formula="of:=[.D19]*[.N$3]" office:value-type="float" office:value="157964.835164835" calcext:value-type="float">
            <text:p>157,964.84</text:p>
          </table:table-cell>
          <table:table-cell table:formula="of:=[.F18]+[.E19]" office:value-type="float" office:value="4619315.93790927" calcext:value-type="float">
            <text:p>4,619,315.94</text:p>
          </table:table-cell>
          <table:table-cell table:style-name="ce3" table:formula="of:=[.E19]/[.$J$6]" office:value-type="percentage" office:value="0.0212087625285187" calcext:value-type="percentage">
            <text:p>2.12%</text:p>
          </table:table-cell>
          <table:table-cell table:formula="of:=[.F19]/[.$J$6]" office:value-type="percentage" office:value="0.620201164829429" calcext:value-type="percentage">
            <text:p>62.02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$N$1]^[.$N$2]/(([.B20]-1)^[.$N$2]+[.$N$1]^[.$N$2])" office:value-type="float" office:value="0.888888888888889" calcext:value-type="float">
            <text:p>0.88888888889</text:p>
          </table:table-cell>
          <table:table-cell table:formula="of:=[.D20]*[.N$3]" office:value-type="float" office:value="153600" calcext:value-type="float">
            <text:p>153,600.00</text:p>
          </table:table-cell>
          <table:table-cell table:formula="of:=[.F19]+[.E20]" office:value-type="float" office:value="4772915.93790927" calcext:value-type="float">
            <text:p>4,772,915.94</text:p>
          </table:table-cell>
          <table:table-cell table:style-name="ce3" table:formula="of:=[.E20]/[.$J$6]" office:value-type="percentage" office:value="0.020622728602737" calcext:value-type="percentage">
            <text:p>2.06%</text:p>
          </table:table-cell>
          <table:table-cell table:formula="of:=[.F20]/[.$J$6]" office:value-type="percentage" office:value="0.640823893432166" calcext:value-type="percentage">
            <text:p>64.08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$N$1]^[.$N$2]/(([.B21]-1)^[.$N$2]+[.$N$1]^[.$N$2])" office:value-type="float" office:value="0.860374919198449" calcext:value-type="float">
            <text:p>0.86037491920</text:p>
          </table:table-cell>
          <table:table-cell table:formula="of:=[.D21]*[.N$3]" office:value-type="float" office:value="148672.786037492" calcext:value-type="float">
            <text:p>148,672.79</text:p>
          </table:table-cell>
          <table:table-cell table:formula="of:=[.F20]+[.E21]" office:value-type="float" office:value="4921588.72394677" calcext:value-type="float">
            <text:p>4,921,588.72</text:p>
          </table:table-cell>
          <table:table-cell table:style-name="ce3" table:formula="of:=[.E21]/[.$J$6]" office:value-type="percentage" office:value="0.0199611882621353" calcext:value-type="percentage">
            <text:p>2.00%</text:p>
          </table:table-cell>
          <table:table-cell table:formula="of:=[.F21]/[.$J$6]" office:value-type="percentage" office:value="0.660785081694301" calcext:value-type="percentage">
            <text:p>66.08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$N$1]^[.$N$2]/(([.B22]-1)^[.$N$2]+[.$N$1]^[.$N$2])" office:value-type="float" office:value="0.828960685091475" calcext:value-type="float">
            <text:p>0.82896068509</text:p>
          </table:table-cell>
          <table:table-cell table:formula="of:=[.D22]*[.N$3]" office:value-type="float" office:value="143244.406383807" calcext:value-type="float">
            <text:p>143,244.41</text:p>
          </table:table-cell>
          <table:table-cell table:formula="of:=[.F21]+[.E22]" office:value-type="float" office:value="5064833.13033057" calcext:value-type="float">
            <text:p>5,064,833.13</text:p>
          </table:table-cell>
          <table:table-cell table:style-name="ce3" table:formula="of:=[.E22]/[.$J$6]" office:value-type="percentage" office:value="0.0192323601348529" calcext:value-type="percentage">
            <text:p>1.92%</text:p>
          </table:table-cell>
          <table:table-cell table:formula="of:=[.F22]/[.$J$6]" office:value-type="percentage" office:value="0.680017441829154" calcext:value-type="percentage">
            <text:p>68.00%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$N$1]^[.$N$2]/(([.B23]-1)^[.$N$2]+[.$N$1]^[.$N$2])" office:value-type="float" office:value="0.795101553166069" calcext:value-type="float">
            <text:p>0.79510155317</text:p>
          </table:table-cell>
          <table:table-cell table:formula="of:=[.D23]*[.N$3]" office:value-type="float" office:value="137393.548387097" calcext:value-type="float">
            <text:p>137,393.55</text:p>
          </table:table-cell>
          <table:table-cell table:formula="of:=[.F22]+[.E23]" office:value-type="float" office:value="5202226.67871767" calcext:value-type="float">
            <text:p>5,202,226.68</text:p>
          </table:table-cell>
          <table:table-cell table:style-name="ce3" table:formula="of:=[.E23]/[.$J$6]" office:value-type="percentage" office:value="0.0184468089853783" calcext:value-type="percentage">
            <text:p>1.84%</text:p>
          </table:table-cell>
          <table:table-cell table:formula="of:=[.F23]/[.$J$6]" office:value-type="percentage" office:value="0.698464250814532" calcext:value-type="percentage">
            <text:p>69.85%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$N$1]^[.$N$2]/(([.B24]-1)^[.$N$2]+[.$N$1]^[.$N$2])" office:value-type="float" office:value="0.75932396776724" calcext:value-type="float">
            <text:p>0.75932396777</text:p>
          </table:table-cell>
          <table:table-cell table:formula="of:=[.D24]*[.N$3]" office:value-type="float" office:value="131211.181630179" calcext:value-type="float">
            <text:p>131,211.18</text:p>
          </table:table-cell>
          <table:table-cell table:formula="of:=[.F23]+[.E24]" office:value-type="float" office:value="5333437.86034785" calcext:value-type="float">
            <text:p>5,333,437.86</text:p>
          </table:table-cell>
          <table:table-cell table:style-name="ce3" table:formula="of:=[.E24]/[.$J$6]" office:value-type="percentage" office:value="0.0176167486224193" calcext:value-type="percentage">
            <text:p>1.76%</text:p>
          </table:table-cell>
          <table:table-cell table:formula="of:=[.F24]/[.$J$6]" office:value-type="percentage" office:value="0.716080999436952" calcext:value-type="percentage">
            <text:p>71.61%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$N$1]^[.$N$2]/(([.B25]-1)^[.$N$2]+[.$N$1]^[.$N$2])" office:value-type="float" office:value="0.722192078133478" calcext:value-type="float">
            <text:p>0.72219207813</text:p>
          </table:table-cell>
          <table:table-cell table:formula="of:=[.D25]*[.N$3]" office:value-type="float" office:value="124794.791101465" calcext:value-type="float">
            <text:p>124,794.79</text:p>
          </table:table-cell>
          <table:table-cell table:formula="of:=[.F24]+[.E25]" office:value-type="float" office:value="5458232.65144931" calcext:value-type="float">
            <text:p>5,458,232.65</text:p>
          </table:table-cell>
          <table:table-cell table:style-name="ce3" table:formula="of:=[.E25]/[.$J$6]" office:value-type="percentage" office:value="0.0167552676296925" calcext:value-type="percentage">
            <text:p>1.68%</text:p>
          </table:table-cell>
          <table:table-cell table:formula="of:=[.F25]/[.$J$6]" office:value-type="percentage" office:value="0.732836267066644" calcext:value-type="percentage">
            <text:p>73.28%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$N$1]^[.$N$2]/(([.B26]-1)^[.$N$2]+[.$N$1]^[.$N$2])" office:value-type="float" office:value="0.684274789537947" calcext:value-type="float">
            <text:p>0.68427478954</text:p>
          </table:table-cell>
          <table:table-cell table:formula="of:=[.D26]*[.N$3]" office:value-type="float" office:value="118242.683632157" calcext:value-type="float">
            <text:p>118,242.68</text:p>
          </table:table-cell>
          <table:table-cell table:formula="of:=[.F25]+[.E26]" office:value-type="float" office:value="5576475.33508147" calcext:value-type="float">
            <text:p>5,576,475.34</text:p>
          </table:table-cell>
          <table:table-cell table:style-name="ce3" table:formula="of:=[.E26]/[.$J$6]" office:value-type="percentage" office:value="0.015875564933628" calcext:value-type="percentage">
            <text:p>1.59%</text:p>
          </table:table-cell>
          <table:table-cell table:formula="of:=[.F26]/[.$J$6]" office:value-type="percentage" office:value="0.748711832000272" calcext:value-type="percentage">
            <text:p>74.87%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$N$1]^[.$N$2]/(([.B27]-1)^[.$N$2]+[.$N$1]^[.$N$2])" office:value-type="float" office:value="0.646116504854369" calcext:value-type="float">
            <text:p>0.64611650485</text:p>
          </table:table-cell>
          <table:table-cell table:formula="of:=[.D27]*[.N$3]" office:value-type="float" office:value="111648.932038835" calcext:value-type="float">
            <text:p>111,648.93</text:p>
          </table:table-cell>
          <table:table-cell table:formula="of:=[.F26]+[.E27]" office:value-type="float" office:value="5688124.26712031" calcext:value-type="float">
            <text:p>5,688,124.27</text:p>
          </table:table-cell>
          <table:table-cell table:style-name="ce3" table:formula="of:=[.E27]/[.$J$6]" office:value-type="percentage" office:value="0.0149902709910307" calcext:value-type="percentage">
            <text:p>1.50%</text:p>
          </table:table-cell>
          <table:table-cell table:formula="of:=[.F27]/[.$J$6]" office:value-type="percentage" office:value="0.763702102991303" calcext:value-type="percentage">
            <text:p>76.37%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$N$1]^[.$N$2]/(([.B28]-1)^[.$N$2]+[.$N$1]^[.$N$2])" office:value-type="float" office:value="0.608213857314217" calcext:value-type="float">
            <text:p>0.60821385731</text:p>
          </table:table-cell>
          <table:table-cell table:formula="of:=[.D28]*[.N$3]" office:value-type="float" office:value="105099.354543897" calcext:value-type="float">
            <text:p>105,099.35</text:p>
          </table:table-cell>
          <table:table-cell table:formula="of:=[.F27]+[.E28]" office:value-type="float" office:value="5793223.6216642" calcext:value-type="float">
            <text:p>5,793,223.62</text:p>
          </table:table-cell>
          <table:table-cell table:style-name="ce3" table:formula="of:=[.E28]/[.$J$6]" office:value-type="percentage" office:value="0.0141109079757917" calcext:value-type="percentage">
            <text:p>1.41%</text:p>
          </table:table-cell>
          <table:table-cell table:formula="of:=[.F28]/[.$J$6]" office:value-type="percentage" office:value="0.777813010967095" calcext:value-type="percentage">
            <text:p>77.78%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$N$1]^[.$N$2]/(([.B29]-1)^[.$N$2]+[.$N$1]^[.$N$2])" office:value-type="float" office:value="0.570999570999571" calcext:value-type="float">
            <text:p>0.57099957100</text:p>
          </table:table-cell>
          <table:table-cell table:formula="of:=[.D29]*[.N$3]" office:value-type="float" office:value="98668.7258687259" calcext:value-type="float">
            <text:p>98,668.73</text:p>
          </table:table-cell>
          <table:table-cell table:formula="of:=[.F28]+[.E29]" office:value-type="float" office:value="5891892.34753293" calcext:value-type="float">
            <text:p>5,891,892.35</text:p>
          </table:table-cell>
          <table:table-cell table:style-name="ce3" table:formula="of:=[.E29]/[.$J$6]" office:value-type="percentage" office:value="0.0132475153331288" calcext:value-type="percentage">
            <text:p>1.32%</text:p>
          </table:table-cell>
          <table:table-cell table:formula="of:=[.F29]/[.$J$6]" office:value-type="percentage" office:value="0.791060526300224" calcext:value-type="percentage">
            <text:p>79.11%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$N$1]^[.$N$2]/(([.B30]-1)^[.$N$2]+[.$N$1]^[.$N$2])" office:value-type="float" office:value="0.534833492390376" calcext:value-type="float">
            <text:p>0.53483349239</text:p>
          </table:table-cell>
          <table:table-cell table:formula="of:=[.D30]*[.N$3]" office:value-type="float" office:value="92419.227485057" calcext:value-type="float">
            <text:p>92,419.23</text:p>
          </table:table-cell>
          <table:table-cell table:formula="of:=[.F29]+[.E30]" office:value-type="float" office:value="5984311.57501799" calcext:value-type="float">
            <text:p>5,984,311.58</text:p>
          </table:table-cell>
          <table:table-cell table:style-name="ce3" table:formula="of:=[.E30]/[.$J$6]" office:value-type="percentage" office:value="0.0124084417063733" calcext:value-type="percentage">
            <text:p>1.24%</text:p>
          </table:table-cell>
          <table:table-cell table:formula="of:=[.F30]/[.$J$6]" office:value-type="percentage" office:value="0.803468968006597" calcext:value-type="percentage">
            <text:p>80.35%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$N$1]^[.$N$2]/(([.B31]-1)^[.$N$2]+[.$N$1]^[.$N$2])" office:value-type="float" office:value="0.5" calcext:value-type="float">
            <text:p>0.50000000000</text:p>
          </table:table-cell>
          <table:table-cell table:formula="of:=[.D31]*[.N$3]" office:value-type="float" office:value="86400" calcext:value-type="float">
            <text:p>86,400.00</text:p>
          </table:table-cell>
          <table:table-cell table:formula="of:=[.F30]+[.E31]" office:value-type="float" office:value="6070711.57501799" calcext:value-type="float">
            <text:p>6,070,711.58</text:p>
          </table:table-cell>
          <table:table-cell table:style-name="ce3" table:formula="of:=[.E31]/[.$J$6]" office:value-type="percentage" office:value="0.0116002848390395" calcext:value-type="percentage">
            <text:p>1.16%</text:p>
          </table:table-cell>
          <table:table-cell table:formula="of:=[.F31]/[.$J$6]" office:value-type="percentage" office:value="0.815069252845637" calcext:value-type="percentage">
            <text:p>81.51%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$N$1]^[.$N$2]/(([.B32]-1)^[.$N$2]+[.$N$1]^[.$N$2])" office:value-type="float" office:value="0.466710497479728" calcext:value-type="float">
            <text:p>0.46671049748</text:p>
          </table:table-cell>
          <table:table-cell table:formula="of:=[.D32]*[.N$3]" office:value-type="float" office:value="80647.5739644971" calcext:value-type="float">
            <text:p>80,647.57</text:p>
          </table:table-cell>
          <table:table-cell table:formula="of:=[.F31]+[.E32]" office:value-type="float" office:value="6151359.14898248" calcext:value-type="float">
            <text:p>6,151,359.15</text:p>
          </table:table-cell>
          <table:table-cell table:style-name="ce3" table:formula="of:=[.E32]/[.$J$6]" office:value-type="percentage" office:value="0.0108279494162694" calcext:value-type="percentage">
            <text:p>1.08%</text:p>
          </table:table-cell>
          <table:table-cell table:formula="of:=[.F32]/[.$J$6]" office:value-type="percentage" office:value="0.825897202261906" calcext:value-type="percentage">
            <text:p>82.59%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$N$1]^[.$N$2]/(([.B33]-1)^[.$N$2]+[.$N$1]^[.$N$2])" office:value-type="float" office:value="0.435109512912717" calcext:value-type="float">
            <text:p>0.43510951291</text:p>
          </table:table-cell>
          <table:table-cell table:formula="of:=[.D33]*[.N$3]" office:value-type="float" office:value="75186.9238313174" calcext:value-type="float">
            <text:p>75,186.92</text:p>
          </table:table-cell>
          <table:table-cell table:formula="of:=[.F32]+[.E33]" office:value-type="float" office:value="6226546.0728138" calcext:value-type="float">
            <text:p>6,226,546.07</text:p>
          </table:table-cell>
          <table:table-cell table:style-name="ce3" table:formula="of:=[.E33]/[.$J$6]" office:value-type="percentage" office:value="0.0100947885719265" calcext:value-type="percentage">
            <text:p>1.01%</text:p>
          </table:table-cell>
          <table:table-cell table:formula="of:=[.F33]/[.$J$6]" office:value-type="percentage" office:value="0.835991990833832" calcext:value-type="percentage">
            <text:p>83.60%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$N$1]^[.$N$2]/(([.B34]-1)^[.$N$2]+[.$N$1]^[.$N$2])" office:value-type="float" office:value="0.405282990141971" calcext:value-type="float">
            <text:p>0.40528299014</text:p>
          </table:table-cell>
          <table:table-cell table:formula="of:=[.D34]*[.N$3]" office:value-type="float" office:value="70032.9006965326" calcext:value-type="float">
            <text:p>70,032.90</text:p>
          </table:table-cell>
          <table:table-cell table:formula="of:=[.F33]+[.E34]" office:value-type="float" office:value="6296578.97351033" calcext:value-type="float">
            <text:p>6,296,578.97</text:p>
          </table:table-cell>
          <table:table-cell table:style-name="ce3" table:formula="of:=[.E34]/[.$J$6]" office:value-type="percentage" office:value="0.00940279625212903" calcext:value-type="percentage">
            <text:p>0.94%</text:p>
          </table:table-cell>
          <table:table-cell table:formula="of:=[.F34]/[.$J$6]" office:value-type="percentage" office:value="0.845394787085962" calcext:value-type="percentage">
            <text:p>84.54%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$N$1]^[.$N$2]/(([.B35]-1)^[.$N$2]+[.$N$1]^[.$N$2])" office:value-type="float" office:value="0.377267573696145" calcext:value-type="float">
            <text:p>0.37726757370</text:p>
          </table:table-cell>
          <table:table-cell table:formula="of:=[.D35]*[.N$3]" office:value-type="float" office:value="65191.8367346939" calcext:value-type="float">
            <text:p>65,191.84</text:p>
          </table:table-cell>
          <table:table-cell table:formula="of:=[.F34]+[.E35]" office:value-type="float" office:value="6361770.81024503" calcext:value-type="float">
            <text:p>6,361,770.81</text:p>
          </table:table-cell>
          <table:table-cell table:style-name="ce3" table:formula="of:=[.E35]/[.$J$6]" office:value-type="percentage" office:value="0.00875282263081725" calcext:value-type="percentage">
            <text:p>0.88%</text:p>
          </table:table-cell>
          <table:table-cell table:formula="of:=[.F35]/[.$J$6]" office:value-type="percentage" office:value="0.854147609716779" calcext:value-type="percentage">
            <text:p>85.41%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$N$1]^[.$N$2]/(([.B36]-1)^[.$N$2]+[.$N$1]^[.$N$2])" office:value-type="float" office:value="0.351059971646171" calcext:value-type="float">
            <text:p>0.35105997165</text:p>
          </table:table-cell>
          <table:table-cell table:formula="of:=[.D36]*[.N$3]" office:value-type="float" office:value="60663.1631004583" calcext:value-type="float">
            <text:p>60,663.16</text:p>
          </table:table-cell>
          <table:table-cell table:formula="of:=[.F35]+[.E36]" office:value-type="float" office:value="6422433.97334549" calcext:value-type="float">
            <text:p>6,422,433.97</text:p>
          </table:table-cell>
          <table:table-cell table:style-name="ce3" table:formula="of:=[.E36]/[.$J$6]" office:value-type="percentage" office:value="0.00814479133336145" calcext:value-type="percentage">
            <text:p>0.81%</text:p>
          </table:table-cell>
          <table:table-cell table:formula="of:=[.F36]/[.$J$6]" office:value-type="percentage" office:value="0.86229240105014" calcext:value-type="percentage">
            <text:p>86.23%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[.$N$1]^[.$N$2]/(([.B37]-1)^[.$N$2]+[.$N$1]^[.$N$2])" office:value-type="float" office:value="0.326625766871166" calcext:value-type="float">
            <text:p>0.32662576687</text:p>
          </table:table-cell>
          <table:table-cell table:formula="of:=[.D37]*[.N$3]" office:value-type="float" office:value="56440.9325153374" calcext:value-type="float">
            <text:p>56,440.93</text:p>
          </table:table-cell>
          <table:table-cell table:formula="of:=[.F36]+[.E37]" office:value-type="float" office:value="6478874.90586082" calcext:value-type="float">
            <text:p>6,478,874.91</text:p>
          </table:table-cell>
          <table:table-cell table:style-name="ce3" table:formula="of:=[.E37]/[.$J$6]" office:value-type="percentage" office:value="0.00757790386295049" calcext:value-type="percentage">
            <text:p>0.76%</text:p>
          </table:table-cell>
          <table:table-cell table:formula="of:=[.F37]/[.$J$6]" office:value-type="percentage" office:value="0.869870304913091" calcext:value-type="percentage">
            <text:p>86.99%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$N$1]^[.$N$2]/(([.B38]-1)^[.$N$2]+[.$N$1]^[.$N$2])" office:value-type="float" office:value="0.303907297999258" calcext:value-type="float">
            <text:p>0.30390729800</text:p>
          </table:table-cell>
          <table:table-cell table:formula="of:=[.D38]*[.N$3]" office:value-type="float" office:value="52515.1810942718" calcext:value-type="float">
            <text:p>52,515.18</text:p>
          </table:table-cell>
          <table:table-cell table:formula="of:=[.F37]+[.E38]" office:value-type="float" office:value="6531390.0869551" calcext:value-type="float">
            <text:p>6,531,390.09</text:p>
          </table:table-cell>
          <table:table-cell table:style-name="ce3" table:formula="of:=[.E38]/[.$J$6]" office:value-type="percentage" office:value="0.00705082244290853" calcext:value-type="percentage">
            <text:p>0.71%</text:p>
          </table:table-cell>
          <table:table-cell table:formula="of:=[.F38]/[.$J$6]" office:value-type="percentage" office:value="0.876921127355999" calcext:value-type="percentage">
            <text:p>87.69%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[.$N$1]^[.$N$2]/(([.B39]-1)^[.$N$2]+[.$N$1]^[.$N$2])" office:value-type="float" office:value="0.282830429239269" calcext:value-type="float">
            <text:p>0.28283042924</text:p>
          </table:table-cell>
          <table:table-cell table:formula="of:=[.D39]*[.N$3]" office:value-type="float" office:value="48873.0981725457" calcext:value-type="float">
            <text:p>48,873.10</text:p>
          </table:table-cell>
          <table:table-cell table:formula="of:=[.F38]+[.E39]" office:value-type="float" office:value="6580263.18512764" calcext:value-type="float">
            <text:p>6,580,263.19</text:p>
          </table:table-cell>
          <table:table-cell table:style-name="ce3" table:formula="of:=[.E39]/[.$J$6]" office:value-type="percentage" office:value="0.00656182708064668" calcext:value-type="percentage">
            <text:p>0.66%</text:p>
          </table:table-cell>
          <table:table-cell table:formula="of:=[.F39]/[.$J$6]" office:value-type="percentage" office:value="0.883482954436646" calcext:value-type="percentage">
            <text:p>88.35%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[.$N$1]^[.$N$2]/(([.B40]-1)^[.$N$2]+[.$N$1]^[.$N$2])" office:value-type="float" office:value="0.263310170874651" calcext:value-type="float">
            <text:p>0.26331017087</text:p>
          </table:table-cell>
          <table:table-cell table:formula="of:=[.D40]*[.N$3]" office:value-type="float" office:value="45499.9975271396" calcext:value-type="float">
            <text:p>45,500.00</text:p>
          </table:table-cell>
          <table:table-cell table:formula="of:=[.F39]+[.E40]" office:value-type="float" office:value="6625763.18265478" calcext:value-type="float">
            <text:p>6,625,763.18</text:p>
          </table:table-cell>
          <table:table-cell table:style-name="ce3" table:formula="of:=[.E40]/[.$J$6]" office:value-type="percentage" office:value="0.00610894596632424" calcext:value-type="percentage">
            <text:p>0.61%</text:p>
          </table:table-cell>
          <table:table-cell table:formula="of:=[.F40]/[.$J$6]" office:value-type="percentage" office:value="0.88959190040297" calcext:value-type="percentage">
            <text:p>88.96%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$N$1]^[.$N$2]/(([.B41]-1)^[.$N$2]+[.$N$1]^[.$N$2])" office:value-type="float" office:value="0.24525520545421" calcext:value-type="float">
            <text:p>0.24525520545</text:p>
          </table:table-cell>
          <table:table-cell table:formula="of:=[.D41]*[.N$3]" office:value-type="float" office:value="42380.0995024876" calcext:value-type="float">
            <text:p>42,380.10</text:p>
          </table:table-cell>
          <table:table-cell table:formula="of:=[.F40]+[.E41]" office:value-type="float" office:value="6668143.28215727" calcext:value-type="float">
            <text:p>6,668,143.28</text:p>
          </table:table-cell>
          <table:table-cell table:style-name="ce3" table:formula="of:=[.E41]/[.$J$6]" office:value-type="percentage" office:value="0.00569006048305201" calcext:value-type="percentage">
            <text:p>0.57%</text:p>
          </table:table-cell>
          <table:table-cell table:formula="of:=[.F41]/[.$J$6]" office:value-type="percentage" office:value="0.895281960886022" calcext:value-type="percentage">
            <text:p>89.53%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$N$1]^[.$N$2]/(([.B42]-1)^[.$N$2]+[.$N$1]^[.$N$2])" office:value-type="float" office:value="0.228571428571429" calcext:value-type="float">
            <text:p>0.22857142857</text:p>
          </table:table-cell>
          <table:table-cell table:formula="of:=[.D42]*[.N$3]" office:value-type="float" office:value="39497.1428571429" calcext:value-type="float">
            <text:p>39,497.14</text:p>
          </table:table-cell>
          <table:table-cell table:formula="of:=[.F41]+[.E42]" office:value-type="float" office:value="6707640.42501441" calcext:value-type="float">
            <text:p>6,707,640.43</text:p>
          </table:table-cell>
          <table:table-cell table:style-name="ce3" table:formula="of:=[.E42]/[.$J$6]" office:value-type="percentage" office:value="0.0053029873549895" calcext:value-type="percentage">
            <text:p>0.53%</text:p>
          </table:table-cell>
          <table:table-cell table:formula="of:=[.F42]/[.$J$6]" office:value-type="percentage" office:value="0.900584948241012" calcext:value-type="percentage">
            <text:p>90.06%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$N$1]^[.$N$2]/(([.B43]-1)^[.$N$2]+[.$N$1]^[.$N$2])" office:value-type="float" office:value="0.21316463805253" calcext:value-type="float">
            <text:p>0.21316463805</text:p>
          </table:table-cell>
          <table:table-cell table:formula="of:=[.D43]*[.N$3]" office:value-type="float" office:value="36834.8494554773" calcext:value-type="float">
            <text:p>36,834.85</text:p>
          </table:table-cell>
          <table:table-cell table:formula="of:=[.F42]+[.E43]" office:value-type="float" office:value="6744475.27446989" calcext:value-type="float">
            <text:p>6,744,475.27</text:p>
          </table:table-cell>
          <table:table-cell table:style-name="ce3" table:formula="of:=[.E43]/[.$J$6]" office:value-type="percentage" office:value="0.00494554103804024" calcext:value-type="percentage">
            <text:p>0.49%</text:p>
          </table:table-cell>
          <table:table-cell table:formula="of:=[.F43]/[.$J$6]" office:value-type="percentage" office:value="0.905530489279052" calcext:value-type="percentage">
            <text:p>90.55%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[.$N$1]^[.$N$2]/(([.B44]-1)^[.$N$2]+[.$N$1]^[.$N$2])" office:value-type="float" office:value="0.198942510696336" calcext:value-type="float">
            <text:p>0.19894251070</text:p>
          </table:table-cell>
          <table:table-cell table:formula="of:=[.D44]*[.N$3]" office:value-type="float" office:value="34377.2658483269" calcext:value-type="float">
            <text:p>34,377.27</text:p>
          </table:table-cell>
          <table:table-cell table:formula="of:=[.F43]+[.E44]" office:value-type="float" office:value="6778852.54031821" calcext:value-type="float">
            <text:p>6,778,852.54</text:p>
          </table:table-cell>
          <table:table-cell table:style-name="ce3" table:formula="of:=[.E44]/[.$J$6]" office:value-type="percentage" office:value="0.00461557958134234" calcext:value-type="percentage">
            <text:p>0.46%</text:p>
          </table:table-cell>
          <table:table-cell table:formula="of:=[.F44]/[.$J$6]" office:value-type="percentage" office:value="0.910146068860394" calcext:value-type="percentage">
            <text:p>91.01%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$N$1]^[.$N$2]/(([.B45]-1)^[.$N$2]+[.$N$1]^[.$N$2])" office:value-type="float" office:value="0.18581599888315" calcext:value-type="float">
            <text:p>0.18581599888</text:p>
          </table:table-cell>
          <table:table-cell table:formula="of:=[.D45]*[.N$3]" office:value-type="float" office:value="32109.0046070082" calcext:value-type="float">
            <text:p>32,109.00</text:p>
          </table:table-cell>
          <table:table-cell table:formula="of:=[.F44]+[.E45]" office:value-type="float" office:value="6810961.54492522" calcext:value-type="float">
            <text:p>6,810,961.54</text:p>
          </table:table-cell>
          <table:table-cell table:style-name="ce3" table:formula="of:=[.E45]/[.$J$6]" office:value-type="percentage" office:value="0.00431103702939037" calcext:value-type="percentage">
            <text:p>0.43%</text:p>
          </table:table-cell>
          <table:table-cell table:formula="of:=[.F45]/[.$J$6]" office:value-type="percentage" office:value="0.914457105889784" calcext:value-type="percentage">
            <text:p>91.45%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[.$N$1]^[.$N$2]/(([.B46]-1)^[.$N$2]+[.$N$1]^[.$N$2])" office:value-type="float" office:value="0.173700265901046" calcext:value-type="float">
            <text:p>0.17370026590</text:p>
          </table:table-cell>
          <table:table-cell table:formula="of:=[.D46]*[.N$3]" office:value-type="float" office:value="30015.4059477007" calcext:value-type="float">
            <text:p>30,015.41</text:p>
          </table:table-cell>
          <table:table-cell table:formula="of:=[.F45]+[.E46]" office:value-type="float" office:value="6840976.95087292" calcext:value-type="float">
            <text:p>6,840,976.95</text:p>
          </table:table-cell>
          <table:table-cell table:style-name="ce3" table:formula="of:=[.E46]/[.$J$6]" office:value-type="percentage" office:value="0.00402994512213807" calcext:value-type="percentage">
            <text:p>0.40%</text:p>
          </table:table-cell>
          <table:table-cell table:formula="of:=[.F46]/[.$J$6]" office:value-type="percentage" office:value="0.918487051011923" calcext:value-type="percentage">
            <text:p>91.85%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[.$N$1]^[.$N$2]/(([.B47]-1)^[.$N$2]+[.$N$1]^[.$N$2])" office:value-type="float" office:value="0.162515262515263" calcext:value-type="float">
            <text:p>0.16251526252</text:p>
          </table:table-cell>
          <table:table-cell table:formula="of:=[.D47]*[.N$3]" office:value-type="float" office:value="28082.6373626374" calcext:value-type="float">
            <text:p>28,082.64</text:p>
          </table:table-cell>
          <table:table-cell table:formula="of:=[.F46]+[.E47]" office:value-type="float" office:value="6869059.58823556" calcext:value-type="float">
            <text:p>6,869,059.59</text:p>
          </table:table-cell>
          <table:table-cell table:style-name="ce3" table:formula="of:=[.E47]/[.$J$6]" office:value-type="percentage" office:value="0.00377044667173666" calcext:value-type="percentage">
            <text:p>0.38%</text:p>
          </table:table-cell>
          <table:table-cell table:formula="of:=[.F47]/[.$J$6]" office:value-type="percentage" office:value="0.922257497683659" calcext:value-type="percentage">
            <text:p>92.23%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[.$N$1]^[.$N$2]/(([.B48]-1)^[.$N$2]+[.$N$1]^[.$N$2])" office:value-type="float" office:value="0.152186030557263" calcext:value-type="float">
            <text:p>0.15218603056</text:p>
          </table:table-cell>
          <table:table-cell table:formula="of:=[.D48]*[.N$3]" office:value-type="float" office:value="26297.746080295" calcext:value-type="float">
            <text:p>26,297.75</text:p>
          </table:table-cell>
          <table:table-cell table:formula="of:=[.F47]+[.E48]" office:value-type="float" office:value="6895357.33431586" calcext:value-type="float">
            <text:p>6,895,357.33</text:p>
          </table:table-cell>
          <table:table-cell table:style-name="ce3" table:formula="of:=[.E48]/[.$J$6]" office:value-type="percentage" office:value="0.00353080260597405" calcext:value-type="percentage">
            <text:p>0.35%</text:p>
          </table:table-cell>
          <table:table-cell table:formula="of:=[.F48]/[.$J$6]" office:value-type="percentage" office:value="0.925788300289633" calcext:value-type="percentage">
            <text:p>92.58%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$N$1]^[.$N$2]/(([.B49]-1)^[.$N$2]+[.$N$1]^[.$N$2])" office:value-type="float" office:value="0.142642803558032" calcext:value-type="float">
            <text:p>0.14264280356</text:p>
          </table:table-cell>
          <table:table-cell table:formula="of:=[.D49]*[.N$3]" office:value-type="float" office:value="24648.676454828" calcext:value-type="float">
            <text:p>24,648.68</text:p>
          </table:table-cell>
          <table:table-cell table:formula="of:=[.F48]+[.E49]" office:value-type="float" office:value="6920006.01077068" calcext:value-type="float">
            <text:p>6,920,006.01</text:p>
          </table:table-cell>
          <table:table-cell table:style-name="ce3" table:formula="of:=[.E49]/[.$J$6]" office:value-type="percentage" office:value="0.00330939430302468" calcext:value-type="percentage">
            <text:p>0.33%</text:p>
          </table:table-cell>
          <table:table-cell table:formula="of:=[.F49]/[.$J$6]" office:value-type="percentage" office:value="0.929097694592658" calcext:value-type="percentage">
            <text:p>92.91%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[.$N$1]^[.$N$2]/(([.B50]-1)^[.$N$2]+[.$N$1]^[.$N$2])" office:value-type="float" office:value="0.133820960424286" calcext:value-type="float">
            <text:p>0.13382096042</text:p>
          </table:table-cell>
          <table:table-cell table:formula="of:=[.D50]*[.N$3]" office:value-type="float" office:value="23124.2619613166" calcext:value-type="float">
            <text:p>23,124.26</text:p>
          </table:table-cell>
          <table:table-cell table:formula="of:=[.F49]+[.E50]" office:value-type="float" office:value="6943130.272732" calcext:value-type="float">
            <text:p>6,943,130.27</text:p>
          </table:table-cell>
          <table:table-cell table:style-name="ce3" table:formula="of:=[.E50]/[.$J$6]" office:value-type="percentage" office:value="0.00310472251671111" calcext:value-type="percentage">
            <text:p>0.31%</text:p>
          </table:table-cell>
          <table:table-cell table:formula="of:=[.F50]/[.$J$6]" office:value-type="percentage" office:value="0.932202417109369" calcext:value-type="percentage">
            <text:p>93.22%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$N$1]^[.$N$2]/(([.B51]-1)^[.$N$2]+[.$N$1]^[.$N$2])" office:value-type="float" office:value="0.12566087613293" calcext:value-type="float">
            <text:p>0.12566087613</text:p>
          </table:table-cell>
          <table:table-cell table:formula="of:=[.D51]*[.N$3]" office:value-type="float" office:value="21714.1993957704" calcext:value-type="float">
            <text:p>21,714.20</text:p>
          </table:table-cell>
          <table:table-cell table:formula="of:=[.F50]+[.E51]" office:value-type="float" office:value="6964844.47212777" calcext:value-type="float">
            <text:p>6,964,844.47</text:p>
          </table:table-cell>
          <table:table-cell table:style-name="ce3" table:formula="of:=[.E51]/[.$J$6]" office:value-type="percentage" office:value="0.00291540391253052" calcext:value-type="percentage">
            <text:p>0.29%</text:p>
          </table:table-cell>
          <table:table-cell table:formula="of:=[.F51]/[.$J$6]" office:value-type="percentage" office:value="0.9351178210219" calcext:value-type="percentage">
            <text:p>93.51%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[.$N$1]^[.$N$2]/(([.B52]-1)^[.$N$2]+[.$N$1]^[.$N$2])" office:value-type="float" office:value="0.118107703399701" calcext:value-type="float">
            <text:p>0.11810770340</text:p>
          </table:table-cell>
          <table:table-cell table:formula="of:=[.D52]*[.N$3]" office:value-type="float" office:value="20409.0111474682" calcext:value-type="float">
            <text:p>20,409.01</text:p>
          </table:table-cell>
          <table:table-cell table:formula="of:=[.F51]+[.E52]" office:value-type="float" office:value="6985253.48327524" calcext:value-type="float">
            <text:p>6,985,253.48</text:p>
          </table:table-cell>
          <table:table-cell table:style-name="ce3" table:formula="of:=[.E52]/[.$J$6]" office:value-type="percentage" office:value="0.00274016600224265" calcext:value-type="percentage">
            <text:p>0.27%</text:p>
          </table:table-cell>
          <table:table-cell table:formula="of:=[.F52]/[.$J$6]" office:value-type="percentage" office:value="0.937857987024142" calcext:value-type="percentage">
            <text:p>93.79%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[.$N$1]^[.$N$2]/(([.B53]-1)^[.$N$2]+[.$N$1]^[.$N$2])" office:value-type="float" office:value="0.111111111111111" calcext:value-type="float">
            <text:p>0.11111111111</text:p>
          </table:table-cell>
          <table:table-cell table:formula="of:=[.D53]*[.N$3]" office:value-type="float" office:value="19200" calcext:value-type="float">
            <text:p>19,200.00</text:p>
          </table:table-cell>
          <table:table-cell table:formula="of:=[.F52]+[.E53]" office:value-type="float" office:value="7004453.48327524" calcext:value-type="float">
            <text:p>7,004,453.48</text:p>
          </table:table-cell>
          <table:table-cell table:style-name="ce3" table:formula="of:=[.E53]/[.$J$6]" office:value-type="percentage" office:value="0.00257784107534212" calcext:value-type="percentage">
            <text:p>0.26%</text:p>
          </table:table-cell>
          <table:table-cell table:formula="of:=[.F53]/[.$J$6]" office:value-type="percentage" office:value="0.940435828099484" calcext:value-type="percentage">
            <text:p>94.04%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[.$N$1]^[.$N$2]/(([.B54]-1)^[.$N$2]+[.$N$1]^[.$N$2])" office:value-type="float" office:value="0.104624998771776" calcext:value-type="float">
            <text:p>0.10462499877</text:p>
          </table:table-cell>
          <table:table-cell table:formula="of:=[.D54]*[.N$3]" office:value-type="float" office:value="18079.199787763" calcext:value-type="float">
            <text:p>18,079.20</text:p>
          </table:table-cell>
          <table:table-cell table:formula="of:=[.F53]+[.E54]" office:value-type="float" office:value="7022532.683063" calcext:value-type="float">
            <text:p>7,022,532.68</text:p>
          </table:table-cell>
          <table:table-cell table:style-name="ce3" table:formula="of:=[.E54]/[.$J$6]" office:value-type="percentage" office:value="0.00242735957407354" calcext:value-type="percentage">
            <text:p>0.24%</text:p>
          </table:table-cell>
          <table:table-cell table:formula="of:=[.F54]/[.$J$6]" office:value-type="percentage" office:value="0.942863187673558" calcext:value-type="percentage">
            <text:p>94.29%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[.$N$1]^[.$N$2]/(([.B55]-1)^[.$N$2]+[.$N$1]^[.$N$2])" office:value-type="float" office:value="0.0986072010668247" calcext:value-type="float">
            <text:p>0.09860720107</text:p>
          </table:table-cell>
          <table:table-cell table:formula="of:=[.D55]*[.N$3]" office:value-type="float" office:value="17039.3243443473" calcext:value-type="float">
            <text:p>17,039.32</text:p>
          </table:table-cell>
          <table:table-cell table:formula="of:=[.F54]+[.E55]" office:value-type="float" office:value="7039572.00740735" calcext:value-type="float">
            <text:p>7,039,572.01</text:p>
          </table:table-cell>
          <table:table-cell table:style-name="ce3" table:formula="of:=[.E55]/[.$J$6]" office:value-type="percentage" office:value="0.00228774323911122" calcext:value-type="percentage">
            <text:p>0.23%</text:p>
          </table:table-cell>
          <table:table-cell table:formula="of:=[.F55]/[.$J$6]" office:value-type="percentage" office:value="0.945150930912669" calcext:value-type="percentage">
            <text:p>94.52%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[.$N$1]^[.$N$2]/(([.B56]-1)^[.$N$2]+[.$N$1]^[.$N$2])" office:value-type="float" office:value="0.0930191926339422" calcext:value-type="float">
            <text:p>0.09301919263</text:p>
          </table:table-cell>
          <table:table-cell table:formula="of:=[.D56]*[.N$3]" office:value-type="float" office:value="16073.7164871452" calcext:value-type="float">
            <text:p>16,073.72</text:p>
          </table:table-cell>
          <table:table-cell table:formula="of:=[.F55]+[.E56]" office:value-type="float" office:value="7055645.72389449" calcext:value-type="float">
            <text:p>7,055,645.72</text:p>
          </table:table-cell>
          <table:table-cell table:style-name="ce3" table:formula="of:=[.E56]/[.$J$6]" office:value-type="percentage" office:value="0.00215809826010244" calcext:value-type="percentage">
            <text:p>0.22%</text:p>
          </table:table-cell>
          <table:table-cell table:formula="of:=[.F56]/[.$J$6]" office:value-type="percentage" office:value="0.947309029172772" calcext:value-type="percentage">
            <text:p>94.73%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[.$N$1]^[.$N$2]/(([.B57]-1)^[.$N$2]+[.$N$1]^[.$N$2])" office:value-type="float" office:value="0.0878258000659848" calcext:value-type="float">
            <text:p>0.08782580007</text:p>
          </table:table-cell>
          <table:table-cell table:formula="of:=[.D57]*[.N$3]" office:value-type="float" office:value="15176.2982514022" calcext:value-type="float">
            <text:p>15,176.30</text:p>
          </table:table-cell>
          <table:table-cell table:formula="of:=[.F56]+[.E57]" office:value-type="float" office:value="7070822.0221459" calcext:value-type="float">
            <text:p>7,070,822.02</text:p>
          </table:table-cell>
          <table:table-cell table:style-name="ce3" table:formula="of:=[.E57]/[.$J$6]" office:value-type="percentage" office:value="0.00203760859396392" calcext:value-type="percentage">
            <text:p>0.20%</text:p>
          </table:table-cell>
          <table:table-cell table:formula="of:=[.F57]/[.$J$6]" office:value-type="percentage" office:value="0.949346637766736" calcext:value-type="percentage">
            <text:p>94.93%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[.$N$1]^[.$N$2]/(([.B58]-1)^[.$N$2]+[.$N$1]^[.$N$2])" office:value-type="float" office:value="0.0829949258361458" calcext:value-type="float">
            <text:p>0.08299492584</text:p>
          </table:table-cell>
          <table:table-cell table:formula="of:=[.D58]*[.N$3]" office:value-type="float" office:value="14341.523184486" calcext:value-type="float">
            <text:p>14,341.52</text:p>
          </table:table-cell>
          <table:table-cell table:formula="of:=[.F57]+[.E58]" office:value-type="float" office:value="7085163.54533038" calcext:value-type="float">
            <text:p>7,085,163.55</text:p>
          </table:table-cell>
          <table:table-cell table:style-name="ce3" table:formula="of:=[.E58]/[.$J$6]" office:value-type="percentage" office:value="0.00192552955978851" calcext:value-type="percentage">
            <text:p>0.19%</text:p>
          </table:table-cell>
          <table:table-cell table:formula="of:=[.F58]/[.$J$6]" office:value-type="percentage" office:value="0.951272167326524" calcext:value-type="percentage">
            <text:p>95.13%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[.$N$1]^[.$N$2]/(([.B59]-1)^[.$N$2]+[.$N$1]^[.$N$2])" office:value-type="float" office:value="0.0784972870960132" calcext:value-type="float">
            <text:p>0.07849728710</text:p>
          </table:table-cell>
          <table:table-cell table:formula="of:=[.D59]*[.N$3]" office:value-type="float" office:value="13564.3312101911" calcext:value-type="float">
            <text:p>13,564.33</text:p>
          </table:table-cell>
          <table:table-cell table:formula="of:=[.F58]+[.E59]" office:value-type="float" office:value="7098727.87654057" calcext:value-type="float">
            <text:p>7,098,727.88</text:p>
          </table:table-cell>
          <table:table-cell table:style-name="ce3" table:formula="of:=[.E59]/[.$J$6]" office:value-type="percentage" office:value="0.00182118177881123" calcext:value-type="percentage">
            <text:p>0.18%</text:p>
          </table:table-cell>
          <table:table-cell table:formula="of:=[.F59]/[.$J$6]" office:value-type="percentage" office:value="0.953093349105335" calcext:value-type="percentage">
            <text:p>95.31%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[.$N$1]^[.$N$2]/(([.B60]-1)^[.$N$2]+[.$N$1]^[.$N$2])" office:value-type="float" office:value="0.0743061710130566" calcext:value-type="float">
            <text:p>0.07430617101</text:p>
          </table:table-cell>
          <table:table-cell table:formula="of:=[.D60]*[.N$3]" office:value-type="float" office:value="12840.1063510562" calcext:value-type="float">
            <text:p>12,840.11</text:p>
          </table:table-cell>
          <table:table-cell table:formula="of:=[.F59]+[.E60]" office:value-type="float" office:value="7111567.98289163" calcext:value-type="float">
            <text:p>7,111,567.98</text:p>
          </table:table-cell>
          <table:table-cell table:style-name="ce3" table:formula="of:=[.E60]/[.$J$6]" office:value-type="percentage" office:value="0.00172394549809968" calcext:value-type="percentage">
            <text:p>0.17%</text:p>
          </table:table-cell>
          <table:table-cell table:formula="of:=[.F60]/[.$J$6]" office:value-type="percentage" office:value="0.954817294603435" calcext:value-type="percentage">
            <text:p>95.48%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[.$N$1]^[.$N$2]/(([.B61]-1)^[.$N$2]+[.$N$1]^[.$N$2])" office:value-type="float" office:value="0.0703972073835088" calcext:value-type="float">
            <text:p>0.07039720738</text:p>
          </table:table-cell>
          <table:table-cell table:formula="of:=[.D61]*[.N$3]" office:value-type="float" office:value="12164.6374358703" calcext:value-type="float">
            <text:p>12,164.64</text:p>
          </table:table-cell>
          <table:table-cell table:formula="of:=[.F60]+[.E61]" office:value-type="float" office:value="7123732.6203275" calcext:value-type="float">
            <text:p>7,123,732.62</text:p>
          </table:table-cell>
          <table:table-cell table:style-name="ce3" table:formula="of:=[.E61]/[.$J$6]" office:value-type="percentage" office:value="0.00163325531504328" calcext:value-type="percentage">
            <text:p>0.16%</text:p>
          </table:table-cell>
          <table:table-cell table:formula="of:=[.F61]/[.$J$6]" office:value-type="percentage" office:value="0.956450549918478" calcext:value-type="percentage">
            <text:p>95.65%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[.$N$1]^[.$N$2]/(([.B62]-1)^[.$N$2]+[.$N$1]^[.$N$2])" office:value-type="float" office:value="0.0667481585958314" calcext:value-type="float">
            <text:p>0.06674815860</text:p>
          </table:table-cell>
          <table:table-cell table:formula="of:=[.D62]*[.N$3]" office:value-type="float" office:value="11534.0818053597" calcext:value-type="float">
            <text:p>11,534.08</text:p>
          </table:table-cell>
          <table:table-cell table:formula="of:=[.F61]+[.E62]" office:value-type="float" office:value="7135266.70213286" calcext:value-type="float">
            <text:p>7,135,266.70</text:p>
          </table:table-cell>
          <table:table-cell table:style-name="ce3" table:formula="of:=[.E62]/[.$J$6]" office:value-type="percentage" office:value="0.00154859530438606" calcext:value-type="percentage">
            <text:p>0.15%</text:p>
          </table:table-cell>
          <table:table-cell table:formula="of:=[.F62]/[.$J$6]" office:value-type="percentage" office:value="0.957999145222864" calcext:value-type="percentage">
            <text:p>95.80%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[.$N$1]^[.$N$2]/(([.B63]-1)^[.$N$2]+[.$N$1]^[.$N$2])" office:value-type="float" office:value="0.0633387265632435" calcext:value-type="float">
            <text:p>0.06333872656</text:p>
          </table:table-cell>
          <table:table-cell table:formula="of:=[.D63]*[.N$3]" office:value-type="float" office:value="10944.9319501285" calcext:value-type="float">
            <text:p>10,944.93</text:p>
          </table:table-cell>
          <table:table-cell table:formula="of:=[.F62]+[.E63]" office:value-type="float" office:value="7146211.63408299" calcext:value-type="float">
            <text:p>7,146,211.63</text:p>
          </table:table-cell>
          <table:table-cell table:style-name="ce3" table:formula="of:=[.E63]/[.$J$6]" office:value-type="percentage" office:value="0.00146949453895133" calcext:value-type="percentage">
            <text:p>0.15%</text:p>
          </table:table-cell>
          <table:table-cell table:formula="of:=[.F63]/[.$J$6]" office:value-type="percentage" office:value="0.959468639761816" calcext:value-type="percentage">
            <text:p>95.95%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$N$1]^[.$N$2]/(([.B64]-1)^[.$N$2]+[.$N$1]^[.$N$2])" office:value-type="float" office:value="0.0601503759398496" calcext:value-type="float">
            <text:p>0.06015037594</text:p>
          </table:table-cell>
          <table:table-cell table:formula="of:=[.D64]*[.N$3]" office:value-type="float" office:value="10393.984962406" calcext:value-type="float">
            <text:p>10,393.98</text:p>
          </table:table-cell>
          <table:table-cell table:formula="of:=[.F63]+[.E64]" office:value-type="float" office:value="7156605.61904539" calcext:value-type="float">
            <text:p>7,156,605.62</text:p>
          </table:table-cell>
          <table:table-cell table:style-name="ce3" table:formula="of:=[.E64]/[.$J$6]" office:value-type="percentage" office:value="0.00139552298815513" calcext:value-type="percentage">
            <text:p>0.14%</text:p>
          </table:table-cell>
          <table:table-cell table:formula="of:=[.F64]/[.$J$6]" office:value-type="percentage" office:value="0.960864162749971" calcext:value-type="percentage">
            <text:p>96.09%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formula="of:=[.$N$1]^[.$N$2]/(([.B65]-1)^[.$N$2]+[.$N$1]^[.$N$2])" office:value-type="float" office:value="0.0571661727440622" calcext:value-type="float">
            <text:p>0.05716617274</text:p>
          </table:table-cell>
          <table:table-cell table:formula="of:=[.D65]*[.N$3]" office:value-type="float" office:value="9878.31465017395" calcext:value-type="float">
            <text:p>9,878.31</text:p>
          </table:table-cell>
          <table:table-cell table:formula="of:=[.F64]+[.E65]" office:value-type="float" office:value="7166483.93369557" calcext:value-type="float">
            <text:p>7,166,483.93</text:p>
          </table:table-cell>
          <table:table-cell table:style-name="ce3" table:formula="of:=[.E65]/[.$J$6]" office:value-type="percentage" office:value="0.00132628777397772" calcext:value-type="percentage">
            <text:p>0.13%</text:p>
          </table:table-cell>
          <table:table-cell table:formula="of:=[.F65]/[.$J$6]" office:value-type="percentage" office:value="0.962190450523949" calcext:value-type="percentage">
            <text:p>96.22%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formula="of:=[.$N$1]^[.$N$2]/(([.B66]-1)^[.$N$2]+[.$N$1]^[.$N$2])" office:value-type="float" office:value="0.0543706374048335" calcext:value-type="float">
            <text:p>0.05437063740</text:p>
          </table:table-cell>
          <table:table-cell table:formula="of:=[.D66]*[.N$3]" office:value-type="float" office:value="9395.24614355523" calcext:value-type="float">
            <text:p>9,395.25</text:p>
          </table:table-cell>
          <table:table-cell table:formula="of:=[.F65]+[.E66]" office:value-type="float" office:value="7175879.17983912" calcext:value-type="float">
            <text:p>7,175,879.18</text:p>
          </table:table-cell>
          <table:table-cell table:style-name="ce3" table:formula="of:=[.E66]/[.$J$6]" office:value-type="percentage" office:value="0.00126142976155241" calcext:value-type="percentage">
            <text:p>0.13%</text:p>
          </table:table-cell>
          <table:table-cell table:formula="of:=[.F66]/[.$J$6]" office:value-type="percentage" office:value="0.963451880285501" calcext:value-type="percentage">
            <text:p>96.35%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formula="of:=[.$N$1]^[.$N$2]/(([.B67]-1)^[.$N$2]+[.$N$1]^[.$N$2])" office:value-type="float" office:value="0.0517496111975117" calcext:value-type="float">
            <text:p>0.05174961120</text:p>
          </table:table-cell>
          <table:table-cell table:formula="of:=[.D67]*[.N$3]" office:value-type="float" office:value="8942.33281493001" calcext:value-type="float">
            <text:p>8,942.33</text:p>
          </table:table-cell>
          <table:table-cell table:formula="of:=[.F66]+[.E67]" office:value-type="float" office:value="7184821.51265405" calcext:value-type="float">
            <text:p>7,184,821.51</text:p>
          </table:table-cell>
          <table:table-cell table:style-name="ce3" table:formula="of:=[.E67]/[.$J$6]" office:value-type="percentage" office:value="0.00120062046040137" calcext:value-type="percentage">
            <text:p>0.12%</text:p>
          </table:table-cell>
          <table:table-cell table:formula="of:=[.F67]/[.$J$6]" office:value-type="percentage" office:value="0.964652500745902" calcext:value-type="percentage">
            <text:p>96.47%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[.$N$1]^[.$N$2]/(([.B68]-1)^[.$N$2]+[.$N$1]^[.$N$2])" office:value-type="float" office:value="0.0492901350294176" calcext:value-type="float">
            <text:p>0.04929013503</text:p>
          </table:table-cell>
          <table:table-cell table:formula="of:=[.D68]*[.N$3]" office:value-type="float" office:value="8517.33533308336" calcext:value-type="float">
            <text:p>8,517.34</text:p>
          </table:table-cell>
          <table:table-cell table:formula="of:=[.F67]+[.E68]" office:value-type="float" office:value="7193338.84798714" calcext:value-type="float">
            <text:p>7,193,338.85</text:p>
          </table:table-cell>
          <table:table-cell table:style-name="ce3" table:formula="of:=[.E68]/[.$J$6]" office:value-type="percentage" office:value="0.00114355921219193" calcext:value-type="percentage">
            <text:p>0.11%</text:p>
          </table:table-cell>
          <table:table-cell table:formula="of:=[.F68]/[.$J$6]" office:value-type="percentage" office:value="0.965796059958094" calcext:value-type="percentage">
            <text:p>96.58%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[.$N$1]^[.$N$2]/(([.B69]-1)^[.$N$2]+[.$N$1]^[.$N$2])" office:value-type="float" office:value="0.0469803395573753" calcext:value-type="float">
            <text:p>0.04698033956</text:p>
          </table:table-cell>
          <table:table-cell table:formula="of:=[.D69]*[.N$3]" office:value-type="float" office:value="8118.20267551446" calcext:value-type="float">
            <text:p>8,118.20</text:p>
          </table:table-cell>
          <table:table-cell table:formula="of:=[.F68]+[.E69]" office:value-type="float" office:value="7201457.05066265" calcext:value-type="float">
            <text:p>7,201,457.05</text:p>
          </table:table-cell>
          <table:table-cell table:style-name="ce3" table:formula="of:=[.E69]/[.$J$6]" office:value-type="percentage" office:value="0.0010899706414007" calcext:value-type="percentage">
            <text:p>0.11%</text:p>
          </table:table-cell>
          <table:table-cell table:formula="of:=[.F69]/[.$J$6]" office:value-type="percentage" office:value="0.966886030599495" calcext:value-type="percentage">
            <text:p>96.69%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[.$N$1]^[.$N$2]/(([.B70]-1)^[.$N$2]+[.$N$1]^[.$N$2])" office:value-type="float" office:value="0.0448093456606727" calcext:value-type="float">
            <text:p>0.04480934566</text:p>
          </table:table-cell>
          <table:table-cell table:formula="of:=[.D70]*[.N$3]" office:value-type="float" office:value="7743.05493016425" calcext:value-type="float">
            <text:p>7,743.05</text:p>
          </table:table-cell>
          <table:table-cell table:formula="of:=[.F69]+[.E70]" office:value-type="float" office:value="7209200.10559282" calcext:value-type="float">
            <text:p>7,209,200.11</text:p>
          </table:table-cell>
          <table:table-cell table:style-name="ce3" table:formula="of:=[.E70]/[.$J$6]" office:value-type="percentage" office:value="0.00103960234622957" calcext:value-type="percentage">
            <text:p>0.10%</text:p>
          </table:table-cell>
          <table:table-cell table:formula="of:=[.F70]/[.$J$6]" office:value-type="percentage" office:value="0.967925632945725" calcext:value-type="percentage">
            <text:p>96.79%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$N$1]^[.$N$2]/(([.B71]-1)^[.$N$2]+[.$N$1]^[.$N$2])" office:value-type="float" office:value="0.0427671743461217" calcext:value-type="float">
            <text:p>0.04276717435</text:p>
          </table:table-cell>
          <table:table-cell table:formula="of:=[.D71]*[.N$3]" office:value-type="float" office:value="7390.16772700983" calcext:value-type="float">
            <text:p>7,390.17</text:p>
          </table:table-cell>
          <table:table-cell table:formula="of:=[.F70]+[.E71]" office:value-type="float" office:value="7216590.27331983" calcext:value-type="float">
            <text:p>7,216,590.27</text:p>
          </table:table-cell>
          <table:table-cell table:style-name="ce3" table:formula="of:=[.E71]/[.$J$6]" office:value-type="percentage" office:value="0.000992222808351753" calcext:value-type="percentage">
            <text:p>0.10%</text:p>
          </table:table-cell>
          <table:table-cell table:formula="of:=[.F71]/[.$J$6]" office:value-type="percentage" office:value="0.968917855754076" calcext:value-type="percentage">
            <text:p>96.89%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[.$N$1]^[.$N$2]/(([.B72]-1)^[.$N$2]+[.$N$1]^[.$N$2])" office:value-type="float" office:value="0.0408446652218109" calcext:value-type="float">
            <text:p>0.04084466522</text:p>
          </table:table-cell>
          <table:table-cell table:formula="of:=[.D72]*[.N$3]" office:value-type="float" office:value="7057.95815032893" calcext:value-type="float">
            <text:p>7,057.96</text:p>
          </table:table-cell>
          <table:table-cell table:formula="of:=[.F71]+[.E72]" office:value-type="float" office:value="7223648.23147016" calcext:value-type="float">
            <text:p>7,223,648.23</text:p>
          </table:table-cell>
          <table:table-cell table:style-name="ce3" table:formula="of:=[.E72]/[.$J$6]" office:value-type="percentage" office:value="0.000947619501456438" calcext:value-type="percentage">
            <text:p>0.09%</text:p>
          </table:table-cell>
          <table:table-cell table:formula="of:=[.F72]/[.$J$6]" office:value-type="percentage" office:value="0.969865475255533" calcext:value-type="percentage">
            <text:p>96.99%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[.$N$1]^[.$N$2]/(([.B73]-1)^[.$N$2]+[.$N$1]^[.$N$2])" office:value-type="float" office:value="0.0390334027390833" calcext:value-type="float">
            <text:p>0.03903340274</text:p>
          </table:table-cell>
          <table:table-cell table:formula="of:=[.D73]*[.N$3]" office:value-type="float" office:value="6744.97199331359" calcext:value-type="float">
            <text:p>6,744.97</text:p>
          </table:table-cell>
          <table:table-cell table:formula="of:=[.F72]+[.E73]" office:value-type="float" office:value="7230393.20346347" calcext:value-type="float">
            <text:p>7,230,393.20</text:p>
          </table:table-cell>
          <table:table-cell table:style-name="ce3" table:formula="of:=[.E73]/[.$J$6]" office:value-type="percentage" office:value="0.000905597180020624" calcext:value-type="percentage">
            <text:p>0.09%</text:p>
          </table:table-cell>
          <table:table-cell table:formula="of:=[.F73]/[.$J$6]" office:value-type="percentage" office:value="0.970771072435553" calcext:value-type="percentage">
            <text:p>97.08%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formula="of:=[.$N$1]^[.$N$2]/(([.B74]-1)^[.$N$2]+[.$N$1]^[.$N$2])" office:value-type="float" office:value="0.0373256494655996" calcext:value-type="float">
            <text:p>0.03732564947</text:p>
          </table:table-cell>
          <table:table-cell table:formula="of:=[.D74]*[.N$3]" office:value-type="float" office:value="6449.87222765561" calcext:value-type="float">
            <text:p>6,449.87</text:p>
          </table:table-cell>
          <table:table-cell table:formula="of:=[.F73]+[.E74]" office:value-type="float" office:value="7236843.07569112" calcext:value-type="float">
            <text:p>7,236,843.08</text:p>
          </table:table-cell>
          <table:table-cell table:style-name="ce3" table:formula="of:=[.E74]/[.$J$6]" office:value-type="percentage" office:value="0.000865976331206199" calcext:value-type="percentage">
            <text:p>0.09%</text:p>
          </table:table-cell>
          <table:table-cell table:formula="of:=[.F74]/[.$J$6]" office:value-type="percentage" office:value="0.97163704876676" calcext:value-type="percentage">
            <text:p>97.16%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formula="of:=[.$N$1]^[.$N$2]/(([.B75]-1)^[.$N$2]+[.$N$1]^[.$N$2])" office:value-type="float" office:value="0.0357142857142857" calcext:value-type="float">
            <text:p>0.03571428571</text:p>
          </table:table-cell>
          <table:table-cell table:formula="of:=[.D75]*[.N$3]" office:value-type="float" office:value="6171.42857142857" calcext:value-type="float">
            <text:p>6,171.43</text:p>
          </table:table-cell>
          <table:table-cell table:formula="of:=[.F74]+[.E75]" office:value-type="float" office:value="7243014.50426255" calcext:value-type="float">
            <text:p>7,243,014.50</text:p>
          </table:table-cell>
          <table:table-cell table:style-name="ce3" table:formula="of:=[.E75]/[.$J$6]" office:value-type="percentage" office:value="0.00082859177421711" calcext:value-type="percentage">
            <text:p>0.08%</text:p>
          </table:table-cell>
          <table:table-cell table:formula="of:=[.F75]/[.$J$6]" office:value-type="percentage" office:value="0.972465640540977" calcext:value-type="percentage">
            <text:p>97.25%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formula="of:=[.$N$1]^[.$N$2]/(([.B76]-1)^[.$N$2]+[.$N$1]^[.$N$2])" office:value-type="float" office:value="0.0341927549123184" calcext:value-type="float">
            <text:p>0.03419275491</text:p>
          </table:table-cell>
          <table:table-cell table:formula="of:=[.D76]*[.N$3]" office:value-type="float" office:value="5908.50804884863" calcext:value-type="float">
            <text:p>5,908.51</text:p>
          </table:table-cell>
          <table:table-cell table:formula="of:=[.F75]+[.E76]" office:value-type="float" office:value="7248923.0123114" calcext:value-type="float">
            <text:p>7,248,923.01</text:p>
          </table:table-cell>
          <table:table-cell table:style-name="ce3" table:formula="of:=[.E76]/[.$J$6]" office:value-type="percentage" office:value="0.000793291392828725" calcext:value-type="percentage">
            <text:p>0.08%</text:p>
          </table:table-cell>
          <table:table-cell table:formula="of:=[.F76]/[.$J$6]" office:value-type="percentage" office:value="0.973258931933805" calcext:value-type="percentage">
            <text:p>97.33%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formula="of:=[.$N$1]^[.$N$2]/(([.B77]-1)^[.$N$2]+[.$N$1]^[.$N$2])" office:value-type="float" office:value="0.032755014150363" calcext:value-type="float">
            <text:p>0.03275501415</text:p>
          </table:table-cell>
          <table:table-cell table:formula="of:=[.D77]*[.N$3]" office:value-type="float" office:value="5660.06644518272" calcext:value-type="float">
            <text:p>5,660.07</text:p>
          </table:table-cell>
          <table:table-cell table:formula="of:=[.F76]+[.E77]" office:value-type="float" office:value="7254583.07875658" calcext:value-type="float">
            <text:p>7,254,583.08</text:p>
          </table:table-cell>
          <table:table-cell table:style-name="ce3" table:formula="of:=[.E77]/[.$J$6]" office:value-type="percentage" office:value="0.000759934988101963" calcext:value-type="percentage">
            <text:p>0.08%</text:p>
          </table:table-cell>
          <table:table-cell table:formula="of:=[.F77]/[.$J$6]" office:value-type="percentage" office:value="0.974018866921907" calcext:value-type="percentage">
            <text:p>97.40%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formula="of:=[.$N$1]^[.$N$2]/(([.B78]-1)^[.$N$2]+[.$N$1]^[.$N$2])" office:value-type="float" office:value="0.031395489404612" calcext:value-type="float">
            <text:p>0.03139548940</text:p>
          </table:table-cell>
          <table:table-cell table:formula="of:=[.D78]*[.N$3]" office:value-type="float" office:value="5425.14056911696" calcext:value-type="float">
            <text:p>5,425.14</text:p>
          </table:table-cell>
          <table:table-cell table:formula="of:=[.F77]+[.E78]" office:value-type="float" office:value="7260008.2193257" calcext:value-type="float">
            <text:p>7,260,008.22</text:p>
          </table:table-cell>
          <table:table-cell table:style-name="ce3" table:formula="of:=[.E78]/[.$J$6]" office:value-type="percentage" office:value="0.000728393239509095" calcext:value-type="percentage">
            <text:p>0.07%</text:p>
          </table:table-cell>
          <table:table-cell table:formula="of:=[.F78]/[.$J$6]" office:value-type="percentage" office:value="0.974747260161416" calcext:value-type="percentage">
            <text:p>97.47%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formula="of:=[.$N$1]^[.$N$2]/(([.B79]-1)^[.$N$2]+[.$N$1]^[.$N$2])" office:value-type="float" office:value="0.0301090349726282" calcext:value-type="float">
            <text:p>0.03010903497</text:p>
          </table:table-cell>
          <table:table-cell table:formula="of:=[.D79]*[.N$3]" office:value-type="float" office:value="5202.84124327015" calcext:value-type="float">
            <text:p>5,202.84</text:p>
          </table:table-cell>
          <table:table-cell table:formula="of:=[.F78]+[.E79]" office:value-type="float" office:value="7265211.06056897" calcext:value-type="float">
            <text:p>7,265,211.06</text:p>
          </table:table-cell>
          <table:table-cell table:style-name="ce3" table:formula="of:=[.E79]/[.$J$6]" office:value-type="percentage" office:value="0.000698546763822179" calcext:value-type="percentage">
            <text:p>0.07%</text:p>
          </table:table-cell>
          <table:table-cell table:formula="of:=[.F79]/[.$J$6]" office:value-type="percentage" office:value="0.975445806925239" calcext:value-type="percentage">
            <text:p>97.54%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$N$1]^[.$N$2]/(([.B80]-1)^[.$N$2]+[.$N$1]^[.$N$2])" office:value-type="float" office:value="0.0288908967085324" calcext:value-type="float">
            <text:p>0.02889089671</text:p>
          </table:table-cell>
          <table:table-cell table:formula="of:=[.D80]*[.N$3]" office:value-type="float" office:value="4992.3469512344" calcext:value-type="float">
            <text:p>4,992.35</text:p>
          </table:table-cell>
          <table:table-cell table:formula="of:=[.F79]+[.E80]" office:value-type="float" office:value="7270203.4075202" calcext:value-type="float">
            <text:p>7,270,203.41</text:p>
          </table:table-cell>
          <table:table-cell table:style-name="ce3" table:formula="of:=[.E80]/[.$J$6]" office:value-type="percentage" office:value="0.000670285262148492" calcext:value-type="percentage">
            <text:p>0.07%</text:p>
          </table:table-cell>
          <table:table-cell table:formula="of:=[.F80]/[.$J$6]" office:value-type="percentage" office:value="0.976116092187387" calcext:value-type="percentage">
            <text:p>97.61%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formula="of:=[.$N$1]^[.$N$2]/(([.B81]-1)^[.$N$2]+[.$N$1]^[.$N$2])" office:value-type="float" office:value="0.0277366786838102" calcext:value-type="float">
            <text:p>0.02773667868</text:p>
          </table:table-cell>
          <table:table-cell table:formula="of:=[.D81]*[.N$3]" office:value-type="float" office:value="4792.8980765624" calcext:value-type="float">
            <text:p>4,792.90</text:p>
          </table:table-cell>
          <table:table-cell table:formula="of:=[.F80]+[.E81]" office:value-type="float" office:value="7274996.30559677" calcext:value-type="float">
            <text:p>7,274,996.31</text:p>
          </table:table-cell>
          <table:table-cell table:style-name="ce3" table:formula="of:=[.E81]/[.$J$6]" office:value-type="percentage" office:value="0.000643506746442229" calcext:value-type="percentage">
            <text:p>0.06%</text:p>
          </table:table-cell>
          <table:table-cell table:formula="of:=[.F81]/[.$J$6]" office:value-type="percentage" office:value="0.976759598933829" calcext:value-type="percentage">
            <text:p>97.68%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formula="of:=[.$N$1]^[.$N$2]/(([.B82]-1)^[.$N$2]+[.$N$1]^[.$N$2])" office:value-type="float" office:value="0.0266423129370848" calcext:value-type="float">
            <text:p>0.02664231294</text:p>
          </table:table-cell>
          <table:table-cell table:formula="of:=[.D82]*[.N$3]" office:value-type="float" office:value="4603.79167552826" calcext:value-type="float">
            <text:p>4,603.79</text:p>
          </table:table-cell>
          <table:table-cell table:formula="of:=[.F81]+[.E82]" office:value-type="float" office:value="7279600.09727229" calcext:value-type="float">
            <text:p>7,279,600.10</text:p>
          </table:table-cell>
          <table:table-cell table:style-name="ce3" table:formula="of:=[.E82]/[.$J$6]" office:value-type="percentage" office:value="0.000618116837682024" calcext:value-type="percentage">
            <text:p>0.06%</text:p>
          </table:table-cell>
          <table:table-cell table:formula="of:=[.F82]/[.$J$6]" office:value-type="percentage" office:value="0.977377715771511" calcext:value-type="percentage">
            <text:p>97.74%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formula="of:=[.$N$1]^[.$N$2]/(([.B83]-1)^[.$N$2]+[.$N$1]^[.$N$2])" office:value-type="float" office:value="0.0256040320098492" calcext:value-type="float">
            <text:p>0.02560403201</text:p>
          </table:table-cell>
          <table:table-cell table:formula="of:=[.D83]*[.N$3]" office:value-type="float" office:value="4424.37673130194" calcext:value-type="float">
            <text:p>4,424.38</text:p>
          </table:table-cell>
          <table:table-cell table:formula="of:=[.F82]+[.E83]" office:value-type="float" office:value="7284024.4740036" calcext:value-type="float">
            <text:p>7,284,024.47</text:p>
          </table:table-cell>
          <table:table-cell table:style-name="ce3" table:formula="of:=[.E83]/[.$J$6]" office:value-type="percentage" office:value="0.000594028128684273" calcext:value-type="percentage">
            <text:p>0.06%</text:p>
          </table:table-cell>
          <table:table-cell table:formula="of:=[.F83]/[.$J$6]" office:value-type="percentage" office:value="0.977971743900195" calcext:value-type="percentage">
            <text:p>97.80%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formula="of:=[.$N$1]^[.$N$2]/(([.B84]-1)^[.$N$2]+[.$N$1]^[.$N$2])" office:value-type="float" office:value="0.0246183439955794" calcext:value-type="float">
            <text:p>0.02461834400</text:p>
          </table:table-cell>
          <table:table-cell table:formula="of:=[.D84]*[.N$3]" office:value-type="float" office:value="4254.04984243612" calcext:value-type="float">
            <text:p>4,254.05</text:p>
          </table:table-cell>
          <table:table-cell table:formula="of:=[.F83]+[.E84]" office:value-type="float" office:value="7288278.52384603" calcext:value-type="float">
            <text:p>7,288,278.52</text:p>
          </table:table-cell>
          <table:table-cell table:style-name="ce3" table:formula="of:=[.E84]/[.$J$6]" office:value-type="percentage" office:value="0.00057115960522836" calcext:value-type="percentage">
            <text:p>0.06%</text:p>
          </table:table-cell>
          <table:table-cell table:formula="of:=[.F84]/[.$J$6]" office:value-type="percentage" office:value="0.978542903505424" calcext:value-type="percentage">
            <text:p>97.85%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[.$N$1]^[.$N$2]/(([.B85]-1)^[.$N$2]+[.$N$1]^[.$N$2])" office:value-type="float" office:value="0.0236820098571251" calcext:value-type="float">
            <text:p>0.02368200986</text:p>
          </table:table-cell>
          <table:table-cell table:formula="of:=[.D85]*[.N$3]" office:value-type="float" office:value="4092.25130331121" calcext:value-type="float">
            <text:p>4,092.25</text:p>
          </table:table-cell>
          <table:table-cell table:formula="of:=[.F84]+[.E85]" office:value-type="float" office:value="7292370.77514934" calcext:value-type="float">
            <text:p>7,292,370.78</text:p>
          </table:table-cell>
          <table:table-cell table:style-name="ce3" table:formula="of:=[.E85]/[.$J$6]" office:value-type="percentage" office:value="0.000549436119807186" calcext:value-type="percentage">
            <text:p>0.05%</text:p>
          </table:table-cell>
          <table:table-cell table:formula="of:=[.F85]/[.$J$6]" office:value-type="percentage" office:value="0.979092339625231" calcext:value-type="percentage">
            <text:p>97.91%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[.$N$1]^[.$N$2]/(([.B86]-1)^[.$N$2]+[.$N$1]^[.$N$2])" office:value-type="float" office:value="0.0227920227920228" calcext:value-type="float">
            <text:p>0.02279202279</text:p>
          </table:table-cell>
          <table:table-cell table:formula="of:=[.D86]*[.N$3]" office:value-type="float" office:value="3938.46153846154" calcext:value-type="float">
            <text:p>3,938.46</text:p>
          </table:table-cell>
          <table:table-cell table:formula="of:=[.F85]+[.E86]" office:value-type="float" office:value="7296309.23668781" calcext:value-type="float">
            <text:p>7,296,309.24</text:p>
          </table:table-cell>
          <table:table-cell table:style-name="ce3" table:formula="of:=[.E86]/[.$J$6]" office:value-type="percentage" office:value="0.000528787912890691" calcext:value-type="percentage">
            <text:p>0.05%</text:p>
          </table:table-cell>
          <table:table-cell table:formula="of:=[.F86]/[.$J$6]" office:value-type="percentage" office:value="0.979621127538122" calcext:value-type="percentage">
            <text:p>97.96%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formula="of:=[.$N$1]^[.$N$2]/(([.B87]-1)^[.$N$2]+[.$N$1]^[.$N$2])" office:value-type="float" office:value="0.0219455894476504" calcext:value-type="float">
            <text:p>0.02194558945</text:p>
          </table:table-cell>
          <table:table-cell table:formula="of:=[.D87]*[.N$3]" office:value-type="float" office:value="3792.197856554" calcext:value-type="float">
            <text:p>3,792.20</text:p>
          </table:table-cell>
          <table:table-cell table:formula="of:=[.F86]+[.E87]" office:value-type="float" office:value="7300101.43454436" calcext:value-type="float">
            <text:p>7,300,101.43</text:p>
          </table:table-cell>
          <table:table-cell table:style-name="ce3" table:formula="of:=[.E87]/[.$J$6]" office:value-type="percentage" office:value="0.000509150177106731" calcext:value-type="percentage">
            <text:p>0.05%</text:p>
          </table:table-cell>
          <table:table-cell table:formula="of:=[.F87]/[.$J$6]" office:value-type="percentage" office:value="0.980130277715228" calcext:value-type="percentage">
            <text:p>98.01%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[.$N$1]^[.$N$2]/(([.B88]-1)^[.$N$2]+[.$N$1]^[.$N$2])" office:value-type="float" office:value="0.0211401128081527" calcext:value-type="float">
            <text:p>0.02114011281</text:p>
          </table:table-cell>
          <table:table-cell table:formula="of:=[.D88]*[.N$3]" office:value-type="float" office:value="3653.01149324878" calcext:value-type="float">
            <text:p>3,653.01</text:p>
          </table:table-cell>
          <table:table-cell table:formula="of:=[.F87]+[.E88]" office:value-type="float" office:value="7303754.44603761" calcext:value-type="float">
            <text:p>7,303,754.45</text:p>
          </table:table-cell>
          <table:table-cell table:style-name="ce3" table:formula="of:=[.E88]/[.$J$6]" office:value-type="percentage" office:value="0.000490462660207998" calcext:value-type="percentage">
            <text:p>0.05%</text:p>
          </table:table-cell>
          <table:table-cell table:formula="of:=[.F88]/[.$J$6]" office:value-type="percentage" office:value="0.980620740375436" calcext:value-type="percentage">
            <text:p>98.06%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formula="of:=[.$N$1]^[.$N$2]/(([.B89]-1)^[.$N$2]+[.$N$1]^[.$N$2])" office:value-type="float" office:value="0.0203731765930416" calcext:value-type="float">
            <text:p>0.02037317659</text:p>
          </table:table-cell>
          <table:table-cell table:formula="of:=[.D89]*[.N$3]" office:value-type="float" office:value="3520.48491527759" calcext:value-type="float">
            <text:p>3,520.48</text:p>
          </table:table-cell>
          <table:table-cell table:formula="of:=[.F88]+[.E89]" office:value-type="float" office:value="7307274.93095289" calcext:value-type="float">
            <text:p>7,307,274.93</text:p>
          </table:table-cell>
          <table:table-cell table:style-name="ce3" table:formula="of:=[.E89]/[.$J$6]" office:value-type="percentage" office:value="0.000472669303110671" calcext:value-type="percentage">
            <text:p>0.05%</text:p>
          </table:table-cell>
          <table:table-cell table:formula="of:=[.F89]/[.$J$6]" office:value-type="percentage" office:value="0.981093409678547" calcext:value-type="percentage">
            <text:p>98.11%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[.$N$1]^[.$N$2]/(([.B90]-1)^[.$N$2]+[.$N$1]^[.$N$2])" office:value-type="float" office:value="0.0196425310235035" calcext:value-type="float">
            <text:p>0.01964253102</text:p>
          </table:table-cell>
          <table:table-cell table:formula="of:=[.D90]*[.N$3]" office:value-type="float" office:value="3394.22936086141" calcext:value-type="float">
            <text:p>3,394.23</text:p>
          </table:table-cell>
          <table:table-cell table:formula="of:=[.F89]+[.E90]" office:value-type="float" office:value="7310669.16031375" calcext:value-type="float">
            <text:p>7,310,669.16</text:p>
          </table:table-cell>
          <table:table-cell table:style-name="ce3" table:formula="of:=[.E90]/[.$J$6]" office:value-type="percentage" office:value="0.000455717909664623" calcext:value-type="percentage">
            <text:p>0.05%</text:p>
          </table:table-cell>
          <table:table-cell table:formula="of:=[.F90]/[.$J$6]" office:value-type="percentage" office:value="0.981549127588212" calcext:value-type="percentage">
            <text:p>98.15%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formula="of:=[.$N$1]^[.$N$2]/(([.B91]-1)^[.$N$2]+[.$N$1]^[.$N$2])" office:value-type="float" office:value="0.0189460798269088" calcext:value-type="float">
            <text:p>0.01894607983</text:p>
          </table:table-cell>
          <table:table-cell table:formula="of:=[.D91]*[.N$3]" office:value-type="float" office:value="3273.88259408985" calcext:value-type="float">
            <text:p>3,273.88</text:p>
          </table:table-cell>
          <table:table-cell table:formula="of:=[.F90]+[.E91]" office:value-type="float" office:value="7313943.04290784" calcext:value-type="float">
            <text:p>7,313,943.04</text:p>
          </table:table-cell>
          <table:table-cell table:style-name="ce3" table:formula="of:=[.E91]/[.$J$6]" office:value-type="percentage" office:value="0.000439559845150647" calcext:value-type="percentage">
            <text:p>0.04%</text:p>
          </table:table-cell>
          <table:table-cell table:formula="of:=[.F91]/[.$J$6]" office:value-type="percentage" office:value="0.981988687433362" calcext:value-type="percentage">
            <text:p>98.20%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[.$N$1]^[.$N$2]/(([.B92]-1)^[.$N$2]+[.$N$1]^[.$N$2])" office:value-type="float" office:value="0.0182818683629933" calcext:value-type="float">
            <text:p>0.01828186836</text:p>
          </table:table-cell>
          <table:table-cell table:formula="of:=[.D92]*[.N$3]" office:value-type="float" office:value="3159.10685312524" calcext:value-type="float">
            <text:p>3,159.11</text:p>
          </table:table-cell>
          <table:table-cell table:formula="of:=[.F91]+[.E92]" office:value-type="float" office:value="7317102.14976096" calcext:value-type="float">
            <text:p>7,317,102.15</text:p>
          </table:table-cell>
          <table:table-cell table:style-name="ce3" table:formula="of:=[.E92]/[.$J$6]" office:value-type="percentage" office:value="0.000424149760801095" calcext:value-type="percentage">
            <text:p>0.04%</text:p>
          </table:table-cell>
          <table:table-cell table:formula="of:=[.F92]/[.$J$6]" office:value-type="percentage" office:value="0.982412837194164" calcext:value-type="percentage">
            <text:p>98.24%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[.$N$1]^[.$N$2]/(([.B93]-1)^[.$N$2]+[.$N$1]^[.$N$2])" office:value-type="float" office:value="0.0176480727668094" calcext:value-type="float">
            <text:p>0.01764807277</text:p>
          </table:table-cell>
          <table:table-cell table:formula="of:=[.D93]*[.N$3]" office:value-type="float" office:value="3049.58697410467" calcext:value-type="float">
            <text:p>3,049.59</text:p>
          </table:table-cell>
          <table:table-cell table:formula="of:=[.F92]+[.E93]" office:value-type="float" office:value="7320151.73673507" calcext:value-type="float">
            <text:p>7,320,151.74</text:p>
          </table:table-cell>
          <table:table-cell table:style-name="ce3" table:formula="of:=[.E93]/[.$J$6]" office:value-type="percentage" office:value="0.000409445341910172" calcext:value-type="percentage">
            <text:p>0.04%</text:p>
          </table:table-cell>
          <table:table-cell table:formula="of:=[.F93]/[.$J$6]" office:value-type="percentage" office:value="0.982822282536074" calcext:value-type="percentage">
            <text:p>98.28%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[.$N$1]^[.$N$2]/(([.B94]-1)^[.$N$2]+[.$N$1]^[.$N$2])" office:value-type="float" office:value="0.0170429900139731" calcext:value-type="float">
            <text:p>0.01704299001</text:p>
          </table:table-cell>
          <table:table-cell table:formula="of:=[.D94]*[.N$3]" office:value-type="float" office:value="2945.02867441455" calcext:value-type="float">
            <text:p>2,945.03</text:p>
          </table:table-cell>
          <table:table-cell table:formula="of:=[.F93]+[.E94]" office:value-type="float" office:value="7323096.76540948" calcext:value-type="float">
            <text:p>7,323,096.77</text:p>
          </table:table-cell>
          <table:table-cell table:style-name="ce3" table:formula="of:=[.E94]/[.$J$6]" office:value-type="percentage" office:value="0.000395407077341988" calcext:value-type="percentage">
            <text:p>0.04%</text:p>
          </table:table-cell>
          <table:table-cell table:formula="of:=[.F94]/[.$J$6]" office:value-type="percentage" office:value="0.983217689613416" calcext:value-type="percentage">
            <text:p>98.32%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formula="of:=[.$N$1]^[.$N$2]/(([.B95]-1)^[.$N$2]+[.$N$1]^[.$N$2])" office:value-type="float" office:value="0.0164650288230783" calcext:value-type="float">
            <text:p>0.01646502882</text:p>
          </table:table-cell>
          <table:table-cell table:formula="of:=[.D95]*[.N$3]" office:value-type="float" office:value="2845.15698062792" calcext:value-type="float">
            <text:p>2,845.16</text:p>
          </table:table-cell>
          <table:table-cell table:formula="of:=[.F94]+[.E95]" office:value-type="float" office:value="7325941.92239011" calcext:value-type="float">
            <text:p>7,325,941.92</text:p>
          </table:table-cell>
          <table:table-cell table:style-name="ce3" table:formula="of:=[.E95]/[.$J$6]" office:value-type="percentage" office:value="0.000381998048461407" calcext:value-type="percentage">
            <text:p>0.04%</text:p>
          </table:table-cell>
          <table:table-cell table:formula="of:=[.F95]/[.$J$6]" office:value-type="percentage" office:value="0.983599687661877" calcext:value-type="percentage">
            <text:p>98.36%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[.$N$1]^[.$N$2]/(([.B96]-1)^[.$N$2]+[.$N$1]^[.$N$2])" office:value-type="float" office:value="0.0159127013185365" calcext:value-type="float">
            <text:p>0.01591270132</text:p>
          </table:table-cell>
          <table:table-cell table:formula="of:=[.D96]*[.N$3]" office:value-type="float" office:value="2749.7147878431" calcext:value-type="float">
            <text:p>2,749.71</text:p>
          </table:table-cell>
          <table:table-cell table:formula="of:=[.F95]+[.E96]" office:value-type="float" office:value="7328691.63717795" calcext:value-type="float">
            <text:p>7,328,691.64</text:p>
          </table:table-cell>
          <table:table-cell table:style-name="ce3" table:formula="of:=[.E96]/[.$J$6]" office:value-type="percentage" office:value="0.000369183735707166" calcext:value-type="percentage">
            <text:p>0.04%</text:p>
          </table:table-cell>
          <table:table-cell table:formula="of:=[.F96]/[.$J$6]" office:value-type="percentage" office:value="0.983968871397584" calcext:value-type="percentage">
            <text:p>98.40%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[.$N$1]^[.$N$2]/(([.B97]-1)^[.$N$2]+[.$N$1]^[.$N$2])" office:value-type="float" office:value="0.0153846153846154" calcext:value-type="float">
            <text:p>0.01538461538</text:p>
          </table:table-cell>
          <table:table-cell table:formula="of:=[.D97]*[.N$3]" office:value-type="float" office:value="2658.46153846154" calcext:value-type="float">
            <text:p>2,658.46</text:p>
          </table:table-cell>
          <table:table-cell table:formula="of:=[.F96]+[.E97]" office:value-type="float" office:value="7331350.09871642" calcext:value-type="float">
            <text:p>7,331,350.10</text:p>
          </table:table-cell>
          <table:table-cell table:style-name="ce3" table:formula="of:=[.E97]/[.$J$6]" office:value-type="percentage" office:value="0.000356931841201217" calcext:value-type="percentage">
            <text:p>0.04%</text:p>
          </table:table-cell>
          <table:table-cell table:formula="of:=[.F97]/[.$J$6]" office:value-type="percentage" office:value="0.984325803238786" calcext:value-type="percentage">
            <text:p>98.43%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[.$N$1]^[.$N$2]/(([.B98]-1)^[.$N$2]+[.$N$1]^[.$N$2])" office:value-type="float" office:value="0.0148794676481973" calcext:value-type="float">
            <text:p>0.01487946765</text:p>
          </table:table-cell>
          <table:table-cell table:formula="of:=[.D98]*[.N$3]" office:value-type="float" office:value="2571.17200960849" calcext:value-type="float">
            <text:p>2,571.17</text:p>
          </table:table-cell>
          <table:table-cell table:formula="of:=[.F97]+[.E98]" office:value-type="float" office:value="7333921.27072602" calcext:value-type="float">
            <text:p>7,333,921.27</text:p>
          </table:table-cell>
          <table:table-cell table:style-name="ce3" table:formula="of:=[.E98]/[.$J$6]" office:value-type="percentage" office:value="0.000345212125944725" calcext:value-type="percentage">
            <text:p>0.03%</text:p>
          </table:table-cell>
          <table:table-cell table:formula="of:=[.F98]/[.$J$6]" office:value-type="percentage" office:value="0.98467101536473" calcext:value-type="percentage">
            <text:p>98.47%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[.$N$1]^[.$N$2]/(([.B99]-1)^[.$N$2]+[.$N$1]^[.$N$2])" office:value-type="float" office:value="0.0143960370338323" calcext:value-type="float">
            <text:p>0.01439603703</text:p>
          </table:table-cell>
          <table:table-cell table:formula="of:=[.D99]*[.N$3]" office:value-type="float" office:value="2487.63519944622" calcext:value-type="float">
            <text:p>2,487.64</text:p>
          </table:table-cell>
          <table:table-cell table:formula="of:=[.F98]+[.E99]" office:value-type="float" office:value="7336408.90592547" calcext:value-type="float">
            <text:p>7,336,408.91</text:p>
          </table:table-cell>
          <table:table-cell table:style-name="ce3" table:formula="of:=[.E99]/[.$J$6]" office:value-type="percentage" office:value="0.000333996260291633" calcext:value-type="percentage">
            <text:p>0.03%</text:p>
          </table:table-cell>
          <table:table-cell table:formula="of:=[.F99]/[.$J$6]" office:value-type="percentage" office:value="0.985005011625022" calcext:value-type="percentage">
            <text:p>98.50%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[.$N$1]^[.$N$2]/(([.B100]-1)^[.$N$2]+[.$N$1]^[.$N$2])" office:value-type="float" office:value="0.0139331788400969" calcext:value-type="float">
            <text:p>0.01393317884</text:p>
          </table:table-cell>
          <table:table-cell table:formula="of:=[.D100]*[.N$3]" office:value-type="float" office:value="2407.65330356874" calcext:value-type="float">
            <text:p>2,407.65</text:p>
          </table:table-cell>
          <table:table-cell table:formula="of:=[.F99]+[.E100]" office:value-type="float" office:value="7338816.55922904" calcext:value-type="float">
            <text:p>7,338,816.56</text:p>
          </table:table-cell>
          <table:table-cell table:style-name="ce3" table:formula="of:=[.E100]/[.$J$6]" office:value-type="percentage" office:value="0.000323257686516805" calcext:value-type="percentage">
            <text:p>0.03%</text:p>
          </table:table-cell>
          <table:table-cell table:formula="of:=[.F100]/[.$J$6]" office:value-type="percentage" office:value="0.985328269311539" calcext:value-type="percentage">
            <text:p>98.53%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[.$N$1]^[.$N$2]/(([.B101]-1)^[.$N$2]+[.$N$1]^[.$N$2])" office:value-type="float" office:value="0.013489819291151" calcext:value-type="float">
            <text:p>0.01348981929</text:p>
          </table:table-cell>
          <table:table-cell table:formula="of:=[.D101]*[.N$3]" office:value-type="float" office:value="2331.0407735109" calcext:value-type="float">
            <text:p>2,331.04</text:p>
          </table:table-cell>
          <table:table-cell table:formula="of:=[.F100]+[.E101]" office:value-type="float" office:value="7341147.60000255" calcext:value-type="float">
            <text:p>7,341,147.60</text:p>
          </table:table-cell>
          <table:table-cell table:style-name="ce3" table:formula="of:=[.E101]/[.$J$6]" office:value-type="percentage" office:value="0.000312971492409045" calcext:value-type="percentage">
            <text:p>0.03%</text:p>
          </table:table-cell>
          <table:table-cell table:formula="of:=[.F101]/[.$J$6]" office:value-type="percentage" office:value="0.985641240803948" calcext:value-type="percentage">
            <text:p>98.56%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formula="of:=[.$N$1]^[.$N$2]/(([.B102]-1)^[.$N$2]+[.$N$1]^[.$N$2])" office:value-type="float" office:value="0.0130649505217759" calcext:value-type="float">
            <text:p>0.01306495052</text:p>
          </table:table-cell>
          <table:table-cell table:formula="of:=[.D102]*[.N$3]" office:value-type="float" office:value="2257.62345016288" calcext:value-type="float">
            <text:p>2,257.62</text:p>
          </table:table-cell>
          <table:table-cell table:formula="of:=[.F101]+[.E102]" office:value-type="float" office:value="7343405.22345271" calcext:value-type="float">
            <text:p>7,343,405.22</text:p>
          </table:table-cell>
          <table:table-cell table:style-name="ce3" table:formula="of:=[.E102]/[.$J$6]" office:value-type="percentage" office:value="0.000303114294921118" calcext:value-type="percentage">
            <text:p>0.03%</text:p>
          </table:table-cell>
          <table:table-cell table:formula="of:=[.F102]/[.$J$6]" office:value-type="percentage" office:value="0.985944355098869" calcext:value-type="percentage">
            <text:p>98.59%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formula="of:=[.$N$1]^[.$N$2]/(([.B103]-1)^[.$N$2]+[.$N$1]^[.$N$2])" office:value-type="float" office:value="0.0126576259581186" calcext:value-type="float">
            <text:p>0.01265762596</text:p>
          </table:table-cell>
          <table:table-cell table:formula="of:=[.D103]*[.N$3]" office:value-type="float" office:value="2187.23776556289" calcext:value-type="float">
            <text:p>2,187.24</text:p>
          </table:table-cell>
          <table:table-cell table:formula="of:=[.F102]+[.E103]" office:value-type="float" office:value="7345592.46121828" calcext:value-type="float">
            <text:p>7,345,592.46</text:p>
          </table:table-cell>
          <table:table-cell table:style-name="ce3" table:formula="of:=[.E103]/[.$J$6]" office:value-type="percentage" office:value="0.000293664133000392" calcext:value-type="percentage">
            <text:p>0.03%</text:p>
          </table:table-cell>
          <table:table-cell table:formula="of:=[.F103]/[.$J$6]" office:value-type="percentage" office:value="0.986238019231869" calcext:value-type="percentage">
            <text:p>98.62%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formula="of:=[.$N$1]^[.$N$2]/(([.B104]-1)^[.$N$2]+[.$N$1]^[.$N$2])" office:value-type="float" office:value="0.0122669560599201" calcext:value-type="float">
            <text:p>0.01226695606</text:p>
          </table:table-cell>
          <table:table-cell table:formula="of:=[.D104]*[.N$3]" office:value-type="float" office:value="2119.73000715419" calcext:value-type="float">
            <text:p>2,119.73</text:p>
          </table:table-cell>
          <table:table-cell table:formula="of:=[.F103]+[.E104]" office:value-type="float" office:value="7347712.19122543" calcext:value-type="float">
            <text:p>7,347,712.19</text:p>
          </table:table-cell>
          <table:table-cell table:style-name="ce3" table:formula="of:=[.E104]/[.$J$6]" office:value-type="percentage" office:value="0.00028460036880611" calcext:value-type="percentage">
            <text:p>0.03%</text:p>
          </table:table-cell>
          <table:table-cell table:formula="of:=[.F104]/[.$J$6]" office:value-type="percentage" office:value="0.986522619600676" calcext:value-type="percentage">
            <text:p>98.65%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formula="of:=[.$N$1]^[.$N$2]/(([.B105]-1)^[.$N$2]+[.$N$1]^[.$N$2])" office:value-type="float" office:value="0.0118921043931989" calcext:value-type="float">
            <text:p>0.01189210439</text:p>
          </table:table-cell>
          <table:table-cell table:formula="of:=[.D105]*[.N$3]" office:value-type="float" office:value="2054.95563914477" calcext:value-type="float">
            <text:p>2,054.96</text:p>
          </table:table-cell>
          <table:table-cell table:formula="of:=[.F104]+[.E105]" office:value-type="float" office:value="7349767.14686457" calcext:value-type="float">
            <text:p>7,349,767.15</text:p>
          </table:table-cell>
          <table:table-cell table:style-name="ce3" table:formula="of:=[.E105]/[.$J$6]" office:value-type="percentage" office:value="0.000275903596593401" calcext:value-type="percentage">
            <text:p>0.03%</text:p>
          </table:table-cell>
          <table:table-cell table:formula="of:=[.F105]/[.$J$6]" office:value-type="percentage" office:value="0.986798523197269" calcext:value-type="percentage">
            <text:p>98.68%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formula="of:=[.$N$1]^[.$N$2]/(([.B106]-1)^[.$N$2]+[.$N$1]^[.$N$2])" office:value-type="float" office:value="0.0115322840052376" calcext:value-type="float">
            <text:p>0.01153228401</text:p>
          </table:table-cell>
          <table:table-cell table:formula="of:=[.D106]*[.N$3]" office:value-type="float" office:value="1992.77867610506" calcext:value-type="float">
            <text:p>1,992.78</text:p>
          </table:table-cell>
          <table:table-cell table:formula="of:=[.F105]+[.E106]" office:value-type="float" office:value="7351759.92554068" calcext:value-type="float">
            <text:p>7,351,759.93</text:p>
          </table:table-cell>
          <table:table-cell table:style-name="ce3" table:formula="of:=[.E106]/[.$J$6]" office:value-type="percentage" office:value="0.000267555558610912" calcext:value-type="percentage">
            <text:p>0.03%</text:p>
          </table:table-cell>
          <table:table-cell table:formula="of:=[.F106]/[.$J$6]" office:value-type="percentage" office:value="0.98706607875588" calcext:value-type="percentage">
            <text:p>98.71%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formula="of:=[.$N$1]^[.$N$2]/(([.B107]-1)^[.$N$2]+[.$N$1]^[.$N$2])" office:value-type="float" office:value="0.0111867540763153" calcext:value-type="float">
            <text:p>0.01118675408</text:p>
          </table:table-cell>
          <table:table-cell table:formula="of:=[.D107]*[.N$3]" office:value-type="float" office:value="1933.07110438729" calcext:value-type="float">
            <text:p>1,933.07</text:p>
          </table:table-cell>
          <table:table-cell table:formula="of:=[.F106]+[.E107]" office:value-type="float" office:value="7353692.99664507" calcext:value-type="float">
            <text:p>7,353,693.00</text:p>
          </table:table-cell>
          <table:table-cell table:style-name="ce3" table:formula="of:=[.E107]/[.$J$6]" office:value-type="percentage" office:value="0.000259539067419089" calcext:value-type="percentage">
            <text:p>0.03%</text:p>
          </table:table-cell>
          <table:table-cell table:formula="of:=[.F107]/[.$J$6]" office:value-type="percentage" office:value="0.987325617823299" calcext:value-type="percentage">
            <text:p>98.73%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[.$N$1]^[.$N$2]/(([.B108]-1)^[.$N$2]+[.$N$1]^[.$N$2])" office:value-type="float" office:value="0.0108548168249661" calcext:value-type="float">
            <text:p>0.01085481682</text:p>
          </table:table-cell>
          <table:table-cell table:formula="of:=[.D108]*[.N$3]" office:value-type="float" office:value="1875.71234735414" calcext:value-type="float">
            <text:p>1,875.71</text:p>
          </table:table-cell>
          <table:table-cell table:formula="of:=[.F107]+[.E108]" office:value-type="float" office:value="7355568.70899242" calcext:value-type="float">
            <text:p>7,355,568.71</text:p>
          </table:table-cell>
          <table:table-cell table:style-name="ce3" table:formula="of:=[.E108]/[.$J$6]" office:value-type="percentage" office:value="0.000251837934090411" calcext:value-type="percentage">
            <text:p>0.03%</text:p>
          </table:table-cell>
          <table:table-cell table:formula="of:=[.F108]/[.$J$6]" office:value-type="percentage" office:value="0.987577455757389" calcext:value-type="percentage">
            <text:p>98.76%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formula="of:=[.$N$1]^[.$N$2]/(([.B109]-1)^[.$N$2]+[.$N$1]^[.$N$2])" office:value-type="float" office:value="0.0105358146456531" calcext:value-type="float">
            <text:p>0.01053581465</text:p>
          </table:table-cell>
          <table:table-cell table:formula="of:=[.D109]*[.N$3]" office:value-type="float" office:value="1820.58877076885" calcext:value-type="float">
            <text:p>1,820.59</text:p>
          </table:table-cell>
          <table:table-cell table:formula="of:=[.F108]+[.E109]" office:value-type="float" office:value="7357389.29776319" calcext:value-type="float">
            <text:p>7,357,389.30</text:p>
          </table:table-cell>
          <table:table-cell table:style-name="ce3" table:formula="of:=[.E109]/[.$J$6]" office:value-type="percentage" office:value="0.0002444369018018" calcext:value-type="percentage">
            <text:p>0.02%</text:p>
          </table:table-cell>
          <table:table-cell table:formula="of:=[.F109]/[.$J$6]" office:value-type="percentage" office:value="0.987821892659191" calcext:value-type="percentage">
            <text:p>98.78%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table:formula="of:=[.$N$1]^[.$N$2]/(([.B110]-1)^[.$N$2]+[.$N$1]^[.$N$2])" office:value-type="float" office:value="0.0102291274596546" calcext:value-type="float">
            <text:p>0.01022912746</text:p>
          </table:table-cell>
          <table:table-cell table:formula="of:=[.D110]*[.N$3]" office:value-type="float" office:value="1767.59322502832" calcext:value-type="float">
            <text:p>1,767.59</text:p>
          </table:table-cell>
          <table:table-cell table:formula="of:=[.F109]+[.E110]" office:value-type="float" office:value="7359156.89098822" calcext:value-type="float">
            <text:p>7,359,156.89</text:p>
          </table:table-cell>
          <table:table-cell table:style-name="ce3" table:formula="of:=[.E110]/[.$J$6]" office:value-type="percentage" office:value="0.000237321584373669" calcext:value-type="percentage">
            <text:p>0.02%</text:p>
          </table:table-cell>
          <table:table-cell table:formula="of:=[.F110]/[.$J$6]" office:value-type="percentage" office:value="0.988059214243565" calcext:value-type="percentage">
            <text:p>98.81%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[.$N$1]^[.$N$2]/(([.B111]-1)^[.$N$2]+[.$N$1]^[.$N$2])" office:value-type="float" office:value="0.00993417026167694" calcext:value-type="float">
            <text:p>0.00993417026</text:p>
          </table:table-cell>
          <table:table-cell table:formula="of:=[.D111]*[.N$3]" office:value-type="float" office:value="1716.62462121778" calcext:value-type="float">
            <text:p>1,716.62</text:p>
          </table:table-cell>
          <table:table-cell table:formula="of:=[.F110]+[.E111]" office:value-type="float" office:value="7360873.51560944" calcext:value-type="float">
            <text:p>7,360,873.52</text:p>
          </table:table-cell>
          <table:table-cell table:style-name="ce3" table:formula="of:=[.E111]/[.$J$6]" office:value-type="percentage" office:value="0.000230478409349937" calcext:value-type="percentage">
            <text:p>0.02%</text:p>
          </table:table-cell>
          <table:table-cell table:formula="of:=[.F111]/[.$J$6]" office:value-type="percentage" office:value="0.988289692652915" calcext:value-type="percentage">
            <text:p>98.83%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formula="of:=[.$N$1]^[.$N$2]/(([.B112]-1)^[.$N$2]+[.$N$1]^[.$N$2])" office:value-type="float" office:value="0.00965039084626713" calcext:value-type="float">
            <text:p>0.00965039085</text:p>
          </table:table-cell>
          <table:table-cell table:formula="of:=[.D112]*[.N$3]" office:value-type="float" office:value="1667.58753823496" calcext:value-type="float">
            <text:p>1,667.59</text:p>
          </table:table-cell>
          <table:table-cell table:formula="of:=[.F111]+[.E112]" office:value-type="float" office:value="7362541.10314767" calcext:value-type="float">
            <text:p>7,362,541.10</text:p>
          </table:table-cell>
          <table:table-cell table:style-name="ce3" table:formula="of:=[.E112]/[.$J$6]" office:value-type="percentage" office:value="0.000223894565249517" calcext:value-type="percentage">
            <text:p>0.02%</text:p>
          </table:table-cell>
          <table:table-cell table:formula="of:=[.F112]/[.$J$6]" office:value-type="percentage" office:value="0.988513587218164" calcext:value-type="percentage">
            <text:p>98.85%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table:formula="of:=[.$N$1]^[.$N$2]/(([.B113]-1)^[.$N$2]+[.$N$1]^[.$N$2])" office:value-type="float" office:value="0.00937726769950472" calcext:value-type="float">
            <text:p>0.00937726770</text:p>
          </table:table-cell>
          <table:table-cell table:formula="of:=[.D113]*[.N$3]" office:value-type="float" office:value="1620.39185847441" calcext:value-type="float">
            <text:p>1,620.39</text:p>
          </table:table-cell>
          <table:table-cell table:formula="of:=[.F112]+[.E113]" office:value-type="float" office:value="7364161.49500615" calcext:value-type="float">
            <text:p>7,364,161.50</text:p>
          </table:table-cell>
          <table:table-cell table:style-name="ce3" table:formula="of:=[.E113]/[.$J$6]" office:value-type="percentage" office:value="0.000217557952652359" calcext:value-type="percentage">
            <text:p>0.02%</text:p>
          </table:table-cell>
          <table:table-cell table:formula="of:=[.F113]/[.$J$6]" office:value-type="percentage" office:value="0.988731145170816" calcext:value-type="percentage">
            <text:p>98.87%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[.$N$1]^[.$N$2]/(([.B114]-1)^[.$N$2]+[.$N$1]^[.$N$2])" office:value-type="float" office:value="0.00911430804272631" calcext:value-type="float">
            <text:p>0.00911430804</text:p>
          </table:table-cell>
          <table:table-cell table:formula="of:=[.D114]*[.N$3]" office:value-type="float" office:value="1574.95242978311" calcext:value-type="float">
            <text:p>1,574.95</text:p>
          </table:table-cell>
          <table:table-cell table:formula="of:=[.F113]+[.E114]" office:value-type="float" office:value="7365736.44743593" calcext:value-type="float">
            <text:p>7,365,736.45</text:p>
          </table:table-cell>
          <table:table-cell table:style-name="ce3" table:formula="of:=[.E114]/[.$J$6]" office:value-type="percentage" office:value="0.000211457138812748" calcext:value-type="percentage">
            <text:p>0.02%</text:p>
          </table:table-cell>
          <table:table-cell table:formula="of:=[.F114]/[.$J$6]" office:value-type="percentage" office:value="0.988942602309629" calcext:value-type="percentage">
            <text:p>98.89%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formula="of:=[.$N$1]^[.$N$2]/(([.B115]-1)^[.$N$2]+[.$N$1]^[.$N$2])" office:value-type="float" office:value="0.00886104601619088" calcext:value-type="float">
            <text:p>0.00886104602</text:p>
          </table:table-cell>
          <table:table-cell table:formula="of:=[.D115]*[.N$3]" office:value-type="float" office:value="1531.18875159778" calcext:value-type="float">
            <text:p>1,531.19</text:p>
          </table:table-cell>
          <table:table-cell table:formula="of:=[.F114]+[.E115]" office:value-type="float" office:value="7367267.63618753" calcext:value-type="float">
            <text:p>7,367,267.64</text:p>
          </table:table-cell>
          <table:table-cell table:style-name="ce3" table:formula="of:=[.E115]/[.$J$6]" office:value-type="percentage" office:value="0.000205581315519302" calcext:value-type="percentage">
            <text:p>0.02%</text:p>
          </table:table-cell>
          <table:table-cell table:formula="of:=[.F115]/[.$J$6]" office:value-type="percentage" office:value="0.989148183625149" calcext:value-type="percentage">
            <text:p>98.91%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formula="of:=[.$N$1]^[.$N$2]/(([.B116]-1)^[.$N$2]+[.$N$1]^[.$N$2])" office:value-type="float" office:value="0.0086170409916395" calcext:value-type="float">
            <text:p>0.00861704099</text:p>
          </table:table-cell>
          <table:table-cell table:formula="of:=[.D116]*[.N$3]" office:value-type="float" office:value="1489.0246833553" calcext:value-type="float">
            <text:p>1,489.02</text:p>
          </table:table-cell>
          <table:table-cell table:formula="of:=[.F115]+[.E116]" office:value-type="float" office:value="7368756.66087088" calcext:value-type="float">
            <text:p>7,368,756.66</text:p>
          </table:table-cell>
          <table:table-cell table:style-name="ce3" table:formula="of:=[.E116]/[.$J$6]" office:value-type="percentage" office:value="0.000199920259945396" calcext:value-type="percentage">
            <text:p>0.02%</text:p>
          </table:table-cell>
          <table:table-cell table:formula="of:=[.F116]/[.$J$6]" office:value-type="percentage" office:value="0.989348103885094" calcext:value-type="percentage">
            <text:p>98.93%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formula="of:=[.$N$1]^[.$N$2]/(([.B117]-1)^[.$N$2]+[.$N$1]^[.$N$2])" office:value-type="float" office:value="0.00838187600365251" calcext:value-type="float">
            <text:p>0.00838187600</text:p>
          </table:table-cell>
          <table:table-cell table:formula="of:=[.D117]*[.N$3]" office:value-type="float" office:value="1448.38817343115" calcext:value-type="float">
            <text:p>1,448.39</text:p>
          </table:table-cell>
          <table:table-cell table:formula="of:=[.F116]+[.E117]" office:value-type="float" office:value="7370205.04904431" calcext:value-type="float">
            <text:p>7,370,205.05</text:p>
          </table:table-cell>
          <table:table-cell table:style-name="ce3" table:formula="of:=[.E117]/[.$J$6]" office:value-type="percentage" office:value="0.000194464298255759" calcext:value-type="percentage">
            <text:p>0.02%</text:p>
          </table:table-cell>
          <table:table-cell table:formula="of:=[.F117]/[.$J$6]" office:value-type="percentage" office:value="0.98954256818335" calcext:value-type="percentage">
            <text:p>98.95%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formula="of:=[.$N$1]^[.$N$2]/(([.B118]-1)^[.$N$2]+[.$N$1]^[.$N$2])" office:value-type="float" office:value="0.00815515629056804" calcext:value-type="float">
            <text:p>0.00815515629</text:p>
          </table:table-cell>
          <table:table-cell table:formula="of:=[.D118]*[.N$3]" office:value-type="float" office:value="1409.21100701016" calcext:value-type="float">
            <text:p>1,409.21</text:p>
          </table:table-cell>
          <table:table-cell table:formula="of:=[.F117]+[.E118]" office:value-type="float" office:value="7371614.26005132" calcext:value-type="float">
            <text:p>7,371,614.26</text:p>
          </table:table-cell>
          <table:table-cell table:style-name="ce3" table:formula="of:=[.E118]/[.$J$6]" office:value-type="percentage" office:value="0.000189204271754949" calcext:value-type="percentage">
            <text:p>0.02%</text:p>
          </table:table-cell>
          <table:table-cell table:formula="of:=[.F118]/[.$J$6]" office:value-type="percentage" office:value="0.989731772455105" calcext:value-type="percentage">
            <text:p>98.97%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table:formula="of:=[.$N$1]^[.$N$2]/(([.B119]-1)^[.$N$2]+[.$N$1]^[.$N$2])" office:value-type="float" office:value="0.00793650793650794" calcext:value-type="float">
            <text:p>0.00793650794</text:p>
          </table:table-cell>
          <table:table-cell table:formula="of:=[.D119]*[.N$3]" office:value-type="float" office:value="1371.42857142857" calcext:value-type="float">
            <text:p>1,371.43</text:p>
          </table:table-cell>
          <table:table-cell table:formula="of:=[.F118]+[.E119]" office:value-type="float" office:value="7372985.68862275" calcext:value-type="float">
            <text:p>7,372,985.69</text:p>
          </table:table-cell>
          <table:table-cell table:style-name="ce3" table:formula="of:=[.E119]/[.$J$6]" office:value-type="percentage" office:value="0.00018413150538158" calcext:value-type="percentage">
            <text:p>0.02%</text:p>
          </table:table-cell>
          <table:table-cell table:formula="of:=[.F119]/[.$J$6]" office:value-type="percentage" office:value="0.989915903960486" calcext:value-type="percentage">
            <text:p>98.99%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formula="of:=[.$N$1]^[.$N$2]/(([.B120]-1)^[.$N$2]+[.$N$1]^[.$N$2])" office:value-type="float" office:value="0.0077255766067683" calcext:value-type="float">
            <text:p>0.00772557661</text:p>
          </table:table-cell>
          <table:table-cell table:formula="of:=[.D120]*[.N$3]" office:value-type="float" office:value="1334.97963764956" calcext:value-type="float">
            <text:p>1,334.98</text:p>
          </table:table-cell>
          <table:table-cell table:formula="of:=[.F119]+[.E120]" office:value-type="float" office:value="7374320.6682604" calcext:value-type="float">
            <text:p>7,374,320.67</text:p>
          </table:table-cell>
          <table:table-cell table:style-name="ce3" table:formula="of:=[.E120]/[.$J$6]" office:value-type="percentage" office:value="0.000179237778368666" calcext:value-type="percentage">
            <text:p>0.02%</text:p>
          </table:table-cell>
          <table:table-cell table:formula="of:=[.F120]/[.$J$6]" office:value-type="percentage" office:value="0.990095141738855" calcext:value-type="percentage">
            <text:p>99.01%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formula="of:=[.$N$1]^[.$N$2]/(([.B121]-1)^[.$N$2]+[.$N$1]^[.$N$2])" office:value-type="float" office:value="0.00752202636947787" calcext:value-type="float">
            <text:p>0.00752202637</text:p>
          </table:table-cell>
          <table:table-cell table:formula="of:=[.D121]*[.N$3]" office:value-type="float" office:value="1299.80615664578" calcext:value-type="float">
            <text:p>1,299.81</text:p>
          </table:table-cell>
          <table:table-cell table:formula="of:=[.F120]+[.E121]" office:value-type="float" office:value="7375620.47441705" calcext:value-type="float">
            <text:p>7,375,620.47</text:p>
          </table:table-cell>
          <table:table-cell table:style-name="ce3" table:formula="of:=[.E121]/[.$J$6]" office:value-type="percentage" office:value="0.000174515296905419" calcext:value-type="percentage">
            <text:p>0.02%</text:p>
          </table:table-cell>
          <table:table-cell table:formula="of:=[.F121]/[.$J$6]" office:value-type="percentage" office:value="0.99026965703576" calcext:value-type="percentage">
            <text:p>99.03%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formula="of:=[.$N$1]^[.$N$2]/(([.B122]-1)^[.$N$2]+[.$N$1]^[.$N$2])" office:value-type="float" office:value="0.00732553859701626" calcext:value-type="float">
            <text:p>0.00732553860</text:p>
          </table:table-cell>
          <table:table-cell table:formula="of:=[.D122]*[.N$3]" office:value-type="float" office:value="1265.85306956441" calcext:value-type="float">
            <text:p>1,265.85</text:p>
          </table:table-cell>
          <table:table-cell table:formula="of:=[.F121]+[.E122]" office:value-type="float" office:value="7376886.32748661" calcext:value-type="float">
            <text:p>7,376,886.33</text:p>
          </table:table-cell>
          <table:table-cell table:style-name="ce3" table:formula="of:=[.E122]/[.$J$6]" office:value-type="percentage" office:value="0.000169956668649533" calcext:value-type="percentage">
            <text:p>0.02%</text:p>
          </table:table-cell>
          <table:table-cell table:formula="of:=[.F122]/[.$J$6]" office:value-type="percentage" office:value="0.99043961370441" calcext:value-type="percentage">
            <text:p>99.04%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formula="of:=[.$N$1]^[.$N$2]/(([.B123]-1)^[.$N$2]+[.$N$1]^[.$N$2])" office:value-type="float" office:value="0.00713581094121936" calcext:value-type="float">
            <text:p>0.00713581094</text:p>
          </table:table-cell>
          <table:table-cell table:formula="of:=[.D123]*[.N$3]" office:value-type="float" office:value="1233.06813064271" calcext:value-type="float">
            <text:p>1,233.07</text:p>
          </table:table-cell>
          <table:table-cell table:formula="of:=[.F122]+[.E123]" office:value-type="float" office:value="7378119.39561725" calcext:value-type="float">
            <text:p>7,378,119.40</text:p>
          </table:table-cell>
          <table:table-cell table:style-name="ce3" table:formula="of:=[.E123]/[.$J$6]" office:value-type="percentage" office:value="0.000165554878951359" calcext:value-type="percentage">
            <text:p>0.02%</text:p>
          </table:table-cell>
          <table:table-cell table:formula="of:=[.F123]/[.$J$6]" office:value-type="percentage" office:value="0.990605168583361" calcext:value-type="percentage">
            <text:p>99.06%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table:formula="of:=[.$N$1]^[.$N$2]/(([.B124]-1)^[.$N$2]+[.$N$1]^[.$N$2])" office:value-type="float" office:value="0.00695255637688758" calcext:value-type="float">
            <text:p>0.00695255638</text:p>
          </table:table-cell>
          <table:table-cell table:formula="of:=[.D124]*[.N$3]" office:value-type="float" office:value="1201.40174192617" calcext:value-type="float">
            <text:p>1,201.40</text:p>
          </table:table-cell>
          <table:table-cell table:formula="of:=[.F123]+[.E124]" office:value-type="float" office:value="7379320.79735918" calcext:value-type="float">
            <text:p>7,379,320.80</text:p>
          </table:table-cell>
          <table:table-cell table:style-name="ce3" table:formula="of:=[.E124]/[.$J$6]" office:value-type="percentage" office:value="0.000161303268662753" calcext:value-type="percentage">
            <text:p>0.02%</text:p>
          </table:table-cell>
          <table:table-cell table:formula="of:=[.F124]/[.$J$6]" office:value-type="percentage" office:value="0.990766471852024" calcext:value-type="percentage">
            <text:p>99.08%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[.$N$1]^[.$N$2]/(([.B125]-1)^[.$N$2]+[.$N$1]^[.$N$2])" office:value-type="float" office:value="0.0067755023085577" calcext:value-type="float">
            <text:p>0.00677550231</text:p>
          </table:table-cell>
          <table:table-cell table:formula="of:=[.D125]*[.N$3]" office:value-type="float" office:value="1170.80679891877" calcext:value-type="float">
            <text:p>1,170.81</text:p>
          </table:table-cell>
          <table:table-cell table:formula="of:=[.F124]+[.E125]" office:value-type="float" office:value="7380491.6041581" calcext:value-type="float">
            <text:p>7,380,491.60</text:p>
          </table:table-cell>
          <table:table-cell table:style-name="ce3" table:formula="of:=[.E125]/[.$J$6]" office:value-type="percentage" office:value="0.000157195513413679" calcext:value-type="percentage">
            <text:p>0.02%</text:p>
          </table:table-cell>
          <table:table-cell table:formula="of:=[.F125]/[.$J$6]" office:value-type="percentage" office:value="0.990923667365438" calcext:value-type="percentage">
            <text:p>99.09%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[.$N$1]^[.$N$2]/(([.B126]-1)^[.$N$2]+[.$N$1]^[.$N$2])" office:value-type="float" office:value="0.00660438973590504" calcext:value-type="float">
            <text:p>0.00660438974</text:p>
          </table:table-cell>
          <table:table-cell table:formula="of:=[.D126]*[.N$3]" office:value-type="float" office:value="1141.23854636439" calcext:value-type="float">
            <text:p>1,141.24</text:p>
          </table:table-cell>
          <table:table-cell table:formula="of:=[.F125]+[.E126]" office:value-type="float" office:value="7381632.84270446" calcext:value-type="float">
            <text:p>7,381,632.84</text:p>
          </table:table-cell>
          <table:table-cell table:style-name="ce3" table:formula="of:=[.E126]/[.$J$6]" office:value-type="percentage" office:value="0.000153225604249055" calcext:value-type="percentage">
            <text:p>0.02%</text:p>
          </table:table-cell>
          <table:table-cell table:formula="of:=[.F126]/[.$J$6]" office:value-type="percentage" office:value="0.991076892969687" calcext:value-type="percentage">
            <text:p>99.11%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table:formula="of:=[.$N$1]^[.$N$2]/(([.B127]-1)^[.$N$2]+[.$N$1]^[.$N$2])" office:value-type="float" office:value="0.00643897247351362" calcext:value-type="float">
            <text:p>0.00643897247</text:p>
          </table:table-cell>
          <table:table-cell table:formula="of:=[.D127]*[.N$3]" office:value-type="float" office:value="1112.65444342315" calcext:value-type="float">
            <text:p>1,112.65</text:p>
          </table:table-cell>
          <table:table-cell table:formula="of:=[.F126]+[.E127]" office:value-type="float" office:value="7382745.49714789" calcext:value-type="float">
            <text:p>7,382,745.50</text:p>
          </table:table-cell>
          <table:table-cell table:style-name="ce3" table:formula="of:=[.E127]/[.$J$6]" office:value-type="percentage" office:value="0.000149387829526986" calcext:value-type="percentage">
            <text:p>0.01%</text:p>
          </table:table-cell>
          <table:table-cell table:formula="of:=[.F127]/[.$J$6]" office:value-type="percentage" office:value="0.991226280799214" calcext:value-type="percentage">
            <text:p>99.12%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[.$N$1]^[.$N$2]/(([.B128]-1)^[.$N$2]+[.$N$1]^[.$N$2])" office:value-type="float" office:value="0.00627901642109037" calcext:value-type="float">
            <text:p>0.00627901642</text:p>
          </table:table-cell>
          <table:table-cell table:formula="of:=[.D128]*[.N$3]" office:value-type="float" office:value="1085.01403756442" calcext:value-type="float">
            <text:p>1,085.01</text:p>
          </table:table-cell>
          <table:table-cell table:formula="of:=[.F127]+[.E128]" office:value-type="float" office:value="7383830.51118545" calcext:value-type="float">
            <text:p>7,383,830.51</text:p>
          </table:table-cell>
          <table:table-cell table:style-name="ce3" table:formula="of:=[.E128]/[.$J$6]" office:value-type="percentage" office:value="0.00014567675798731" calcext:value-type="percentage">
            <text:p>0.01%</text:p>
          </table:table-cell>
          <table:table-cell table:formula="of:=[.F128]/[.$J$6]" office:value-type="percentage" office:value="0.991371957557201" calcext:value-type="percentage">
            <text:p>99.14%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formula="of:=[.$N$1]^[.$N$2]/(([.B129]-1)^[.$N$2]+[.$N$1]^[.$N$2])" office:value-type="float" office:value="0.00612429888050945" calcext:value-type="float">
            <text:p>0.00612429888</text:p>
          </table:table-cell>
          <table:table-cell table:formula="of:=[.D129]*[.N$3]" office:value-type="float" office:value="1058.27884655203" calcext:value-type="float">
            <text:p>1,058.28</text:p>
          </table:table-cell>
          <table:table-cell table:formula="of:=[.F128]+[.E129]" office:value-type="float" office:value="7384888.790032" calcext:value-type="float">
            <text:p>7,384,888.79</text:p>
          </table:table-cell>
          <table:table-cell table:style-name="ce3" table:formula="of:=[.E129]/[.$J$6]" office:value-type="percentage" office:value="0.000142087222906641" calcext:value-type="percentage">
            <text:p>0.01%</text:p>
          </table:table-cell>
          <table:table-cell table:formula="of:=[.F129]/[.$J$6]" office:value-type="percentage" office:value="0.991514044780108" calcext:value-type="percentage">
            <text:p>99.15%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table:formula="of:=[.$N$1]^[.$N$2]/(([.B130]-1)^[.$N$2]+[.$N$1]^[.$N$2])" office:value-type="float" office:value="0.00597460791635549" calcext:value-type="float">
            <text:p>0.00597460792</text:p>
          </table:table-cell>
          <table:table-cell table:formula="of:=[.D130]*[.N$3]" office:value-type="float" office:value="1032.41224794623" calcext:value-type="float">
            <text:p>1,032.41</text:p>
          </table:table-cell>
          <table:table-cell table:formula="of:=[.F129]+[.E130]" office:value-type="float" office:value="7385921.20227995" calcext:value-type="float">
            <text:p>7,385,921.20</text:p>
          </table:table-cell>
          <table:table-cell table:style-name="ce3" table:formula="of:=[.E130]/[.$J$6]" office:value-type="percentage" office:value="0.000138614307262608" calcext:value-type="percentage">
            <text:p>0.01%</text:p>
          </table:table-cell>
          <table:table-cell table:formula="of:=[.F130]/[.$J$6]" office:value-type="percentage" office:value="0.99165265908737" calcext:value-type="percentage">
            <text:p>99.17%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formula="of:=[.$N$1]^[.$N$2]/(([.B131]-1)^[.$N$2]+[.$N$1]^[.$N$2])" office:value-type="float" office:value="0.00582974175689408" calcext:value-type="float">
            <text:p>0.00582974176</text:p>
          </table:table-cell>
          <table:table-cell table:formula="of:=[.D131]*[.N$3]" office:value-type="float" office:value="1007.3793755913" calcext:value-type="float">
            <text:p>1,007.38</text:p>
          </table:table-cell>
          <table:table-cell table:formula="of:=[.F130]+[.E131]" office:value-type="float" office:value="7386928.58165554" calcext:value-type="float">
            <text:p>7,386,928.58</text:p>
          </table:table-cell>
          <table:table-cell table:style-name="ce3" table:formula="of:=[.E131]/[.$J$6]" office:value-type="percentage" office:value="0.000135253329836028" calcext:value-type="percentage">
            <text:p>0.01%</text:p>
          </table:table-cell>
          <table:table-cell table:formula="of:=[.F131]/[.$J$6]" office:value-type="percentage" office:value="0.991787912417206" calcext:value-type="percentage">
            <text:p>99.18%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table:formula="of:=[.$N$1]^[.$N$2]/(([.B132]-1)^[.$N$2]+[.$N$1]^[.$N$2])" office:value-type="float" office:value="0.00568950823263506" calcext:value-type="float">
            <text:p>0.00568950823</text:p>
          </table:table-cell>
          <table:table-cell table:formula="of:=[.D132]*[.N$3]" office:value-type="float" office:value="983.147022599338" calcext:value-type="float">
            <text:p>983.15</text:p>
          </table:table-cell>
          <table:table-cell table:formula="of:=[.F131]+[.E132]" office:value-type="float" office:value="7387911.72867814" calcext:value-type="float">
            <text:p>7,387,911.73</text:p>
          </table:table-cell>
          <table:table-cell table:style-name="ce3" table:formula="of:=[.E132]/[.$J$6]" office:value-type="percentage" office:value="0.000131999832185254" calcext:value-type="percentage">
            <text:p>0.01%</text:p>
          </table:table-cell>
          <table:table-cell table:formula="of:=[.F132]/[.$J$6]" office:value-type="percentage" office:value="0.991919912249391" calcext:value-type="percentage">
            <text:p>99.19%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formula="of:=[.$N$1]^[.$N$2]/(([.B133]-1)^[.$N$2]+[.$N$1]^[.$N$2])" office:value-type="float" office:value="0.00555372424987169" calcext:value-type="float">
            <text:p>0.00555372425</text:p>
          </table:table-cell>
          <table:table-cell table:formula="of:=[.D133]*[.N$3]" office:value-type="float" office:value="959.683550377829" calcext:value-type="float">
            <text:p>959.68</text:p>
          </table:table-cell>
          <table:table-cell table:formula="of:=[.F132]+[.E133]" office:value-type="float" office:value="7388871.41222852" calcext:value-type="float">
            <text:p>7,388,871.41</text:p>
          </table:table-cell>
          <table:table-cell table:style-name="ce3" table:formula="of:=[.E133]/[.$J$6]" office:value-type="percentage" office:value="0.000128849566431986" calcext:value-type="percentage">
            <text:p>0.01%</text:p>
          </table:table-cell>
          <table:table-cell table:formula="of:=[.F133]/[.$J$6]" office:value-type="percentage" office:value="0.992048761815824" calcext:value-type="percentage">
            <text:p>99.20%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table:formula="of:=[.$N$1]^[.$N$2]/(([.B134]-1)^[.$N$2]+[.$N$1]^[.$N$2])" office:value-type="float" office:value="0.00542221529677819" calcext:value-type="float">
            <text:p>0.00542221530</text:p>
          </table:table-cell>
          <table:table-cell table:formula="of:=[.D134]*[.N$3]" office:value-type="float" office:value="936.958803283272" calcext:value-type="float">
            <text:p>936.96</text:p>
          </table:table-cell>
          <table:table-cell table:formula="of:=[.F133]+[.E134]" office:value-type="float" office:value="7389808.3710318" calcext:value-type="float">
            <text:p>7,389,808.37</text:p>
          </table:table-cell>
          <table:table-cell table:style-name="ce3" table:formula="of:=[.E134]/[.$J$6]" office:value-type="percentage" office:value="0.000125798483802449" calcext:value-type="percentage">
            <text:p>0.01%</text:p>
          </table:table-cell>
          <table:table-cell table:formula="of:=[.F134]/[.$J$6]" office:value-type="percentage" office:value="0.992174560299626" calcext:value-type="percentage">
            <text:p>99.22%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formula="of:=[.$N$1]^[.$N$2]/(([.B135]-1)^[.$N$2]+[.$N$1]^[.$N$2])" office:value-type="float" office:value="0.00529481497983117" calcext:value-type="float">
            <text:p>0.00529481498</text:p>
          </table:table-cell>
          <table:table-cell table:formula="of:=[.D135]*[.N$3]" office:value-type="float" office:value="914.944028514826" calcext:value-type="float">
            <text:p>914.94</text:p>
          </table:table-cell>
          <table:table-cell table:formula="of:=[.F134]+[.E135]" office:value-type="float" office:value="7390723.31506032" calcext:value-type="float">
            <text:p>7,390,723.32</text:p>
          </table:table-cell>
          <table:table-cell table:style-name="ce3" table:formula="of:=[.E135]/[.$J$6]" office:value-type="percentage" office:value="0.00012284272387211" calcext:value-type="percentage">
            <text:p>0.01%</text:p>
          </table:table-cell>
          <table:table-cell table:formula="of:=[.F135]/[.$J$6]" office:value-type="percentage" office:value="0.992297403023498" calcext:value-type="percentage">
            <text:p>99.23%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[.$N$1]^[.$N$2]/(([.B136]-1)^[.$N$2]+[.$N$1]^[.$N$2])" office:value-type="float" office:value="0.00517136458848847" calcext:value-type="float">
            <text:p>0.00517136459</text:p>
          </table:table-cell>
          <table:table-cell table:formula="of:=[.D136]*[.N$3]" office:value-type="float" office:value="893.611800890807" calcext:value-type="float">
            <text:p>893.61</text:p>
          </table:table-cell>
          <table:table-cell table:formula="of:=[.F135]+[.E136]" office:value-type="float" office:value="7391616.92686121" calcext:value-type="float">
            <text:p>7,391,616.93</text:p>
          </table:table-cell>
          <table:table-cell table:style-name="ce3" table:formula="of:=[.E136]/[.$J$6]" office:value-type="percentage" office:value="0.000119978604465977" calcext:value-type="percentage">
            <text:p>0.01%</text:p>
          </table:table-cell>
          <table:table-cell table:formula="of:=[.F136]/[.$J$6]" office:value-type="percentage" office:value="0.992417381627964" calcext:value-type="percentage">
            <text:p>99.24%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formula="of:=[.$N$1]^[.$N$2]/(([.B137]-1)^[.$N$2]+[.$N$1]^[.$N$2])" office:value-type="float" office:value="0.00505171268621311" calcext:value-type="float">
            <text:p>0.00505171269</text:p>
          </table:table-cell>
          <table:table-cell table:formula="of:=[.D137]*[.N$3]" office:value-type="float" office:value="872.935952177626" calcext:value-type="float">
            <text:p>872.94</text:p>
          </table:table-cell>
          <table:table-cell table:formula="of:=[.F136]+[.E137]" office:value-type="float" office:value="7392489.86281338" calcext:value-type="float">
            <text:p>7,392,489.86</text:p>
          </table:table-cell>
          <table:table-cell table:style-name="ce3" table:formula="of:=[.E137]/[.$J$6]" office:value-type="percentage" office:value="0.000117202612170123" calcext:value-type="percentage">
            <text:p>0.01%</text:p>
          </table:table-cell>
          <table:table-cell table:formula="of:=[.F137]/[.$J$6]" office:value-type="percentage" office:value="0.992534584240134" calcext:value-type="percentage">
            <text:p>99.25%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table:formula="of:=[.$N$1]^[.$N$2]/(([.B138]-1)^[.$N$2]+[.$N$1]^[.$N$2])" office:value-type="float" office:value="0.004935714726072" calcext:value-type="float">
            <text:p>0.00493571473</text:p>
          </table:table-cell>
          <table:table-cell table:formula="of:=[.D138]*[.N$3]" office:value-type="float" office:value="852.891504665242" calcext:value-type="float">
            <text:p>852.89</text:p>
          </table:table-cell>
          <table:table-cell table:formula="of:=[.F137]+[.E138]" office:value-type="float" office:value="7393342.75431805" calcext:value-type="float">
            <text:p>7,393,342.75</text:p>
          </table:table-cell>
          <table:table-cell table:style-name="ce3" table:formula="of:=[.E138]/[.$J$6]" office:value-type="percentage" office:value="0.000114511393413355" calcext:value-type="percentage">
            <text:p>0.01%</text:p>
          </table:table-cell>
          <table:table-cell table:formula="of:=[.F138]/[.$J$6]" office:value-type="percentage" office:value="0.992649095633547" calcext:value-type="percentage">
            <text:p>99.26%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table:formula="of:=[.$N$1]^[.$N$2]/(([.B139]-1)^[.$N$2]+[.$N$1]^[.$N$2])" office:value-type="float" office:value="0.0048232326892693" calcext:value-type="float">
            <text:p>0.00482323269</text:p>
          </table:table-cell>
          <table:table-cell table:formula="of:=[.D139]*[.N$3]" office:value-type="float" office:value="833.454608705736" calcext:value-type="float">
            <text:p>833.45</text:p>
          </table:table-cell>
          <table:table-cell table:formula="of:=[.F138]+[.E139]" office:value-type="float" office:value="7394176.20892675" calcext:value-type="float">
            <text:p>7,394,176.21</text:p>
          </table:table-cell>
          <table:table-cell table:style-name="ce3" table:formula="of:=[.E139]/[.$J$6]" office:value-type="percentage" office:value="0.000111901746080981" calcext:value-type="percentage">
            <text:p>0.01%</text:p>
          </table:table-cell>
          <table:table-cell table:formula="of:=[.F139]/[.$J$6]" office:value-type="percentage" office:value="0.992760997379628" calcext:value-type="percentage">
            <text:p>99.28%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formula="of:=[.$N$1]^[.$N$2]/(([.B140]-1)^[.$N$2]+[.$N$1]^[.$N$2])" office:value-type="float" office:value="0.0047141347450945" calcext:value-type="float">
            <text:p>0.00471413475</text:p>
          </table:table-cell>
          <table:table-cell table:formula="of:=[.D140]*[.N$3]" office:value-type="float" office:value="814.602483952329" calcext:value-type="float">
            <text:p>814.60</text:p>
          </table:table-cell>
          <table:table-cell table:formula="of:=[.F139]+[.E140]" office:value-type="float" office:value="7394990.81141071" calcext:value-type="float">
            <text:p>7,394,990.81</text:p>
          </table:table-cell>
          <table:table-cell table:style-name="ce3" table:formula="of:=[.E140]/[.$J$6]" office:value-type="percentage" office:value="0.000109370611625418" calcext:value-type="percentage">
            <text:p>0.01%</text:p>
          </table:table-cell>
          <table:table-cell table:formula="of:=[.F140]/[.$J$6]" office:value-type="percentage" office:value="0.992870367991254" calcext:value-type="percentage">
            <text:p>99.29%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formula="of:=[.$N$1]^[.$N$2]/(([.B141]-1)^[.$N$2]+[.$N$1]^[.$N$2])" office:value-type="float" office:value="0.00460829493087558" calcext:value-type="float">
            <text:p>0.00460829493</text:p>
          </table:table-cell>
          <table:table-cell table:formula="of:=[.D141]*[.N$3]" office:value-type="float" office:value="796.3133640553" calcext:value-type="float">
            <text:p>796.31</text:p>
          </table:table-cell>
          <table:table-cell table:formula="of:=[.F140]+[.E141]" office:value-type="float" office:value="7395787.12477476" calcext:value-type="float">
            <text:p>7,395,787.12</text:p>
          </table:table-cell>
          <table:table-cell table:style-name="ce3" table:formula="of:=[.E141]/[.$J$6]" office:value-type="percentage" office:value="0.000106915067640917" calcext:value-type="percentage">
            <text:p>0.01%</text:p>
          </table:table-cell>
          <table:table-cell table:formula="of:=[.F141]/[.$J$6]" office:value-type="percentage" office:value="0.992977283058895" calcext:value-type="percentage">
            <text:p>99.30%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formula="of:=[.$N$1]^[.$N$2]/(([.B142]-1)^[.$N$2]+[.$N$1]^[.$N$2])" office:value-type="float" office:value="0.00450559285062953" calcext:value-type="float">
            <text:p>0.00450559285</text:p>
          </table:table-cell>
          <table:table-cell table:formula="of:=[.D142]*[.N$3]" office:value-type="float" office:value="778.566444588782" calcext:value-type="float">
            <text:p>778.57</text:p>
          </table:table-cell>
          <table:table-cell table:formula="of:=[.F141]+[.E142]" office:value-type="float" office:value="7396565.69121935" calcext:value-type="float">
            <text:p>7,396,565.69</text:p>
          </table:table-cell>
          <table:table-cell table:style-name="ce3" table:formula="of:=[.E142]/[.$J$6]" office:value-type="percentage" office:value="0.000104532320872085" calcext:value-type="percentage">
            <text:p>0.01%</text:p>
          </table:table-cell>
          <table:table-cell table:formula="of:=[.F142]/[.$J$6]" office:value-type="percentage" office:value="0.993081815379767" calcext:value-type="percentage">
            <text:p>99.31%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table:formula="of:=[.$N$1]^[.$N$2]/(([.B143]-1)^[.$N$2]+[.$N$1]^[.$N$2])" office:value-type="float" office:value="0.00440591339119612" calcext:value-type="float">
            <text:p>0.00440591339</text:p>
          </table:table-cell>
          <table:table-cell table:formula="of:=[.D143]*[.N$3]" office:value-type="float" office:value="761.341833998689" calcext:value-type="float">
            <text:p>761.34</text:p>
          </table:table-cell>
          <table:table-cell table:formula="of:=[.F142]+[.E143]" office:value-type="float" office:value="7397327.03305335" calcext:value-type="float">
            <text:p>7,397,327.03</text:p>
          </table:table-cell>
          <table:table-cell table:style-name="ce3" table:formula="of:=[.E143]/[.$J$6]" office:value-type="percentage" office:value="0.000102219700628027" calcext:value-type="percentage">
            <text:p>0.01%</text:p>
          </table:table-cell>
          <table:table-cell table:formula="of:=[.F143]/[.$J$6]" office:value-type="percentage" office:value="0.993184035080395" calcext:value-type="percentage">
            <text:p>99.32%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table:formula="of:=[.$N$1]^[.$N$2]/(([.B144]-1)^[.$N$2]+[.$N$1]^[.$N$2])" office:value-type="float" office:value="0.00430914645472746" calcext:value-type="float">
            <text:p>0.00430914645</text:p>
          </table:table-cell>
          <table:table-cell table:formula="of:=[.D144]*[.N$3]" office:value-type="float" office:value="744.620507376904" calcext:value-type="float">
            <text:p>744.62</text:p>
          </table:table-cell>
          <table:table-cell table:formula="of:=[.F143]+[.E144]" office:value-type="float" office:value="7398071.65356073" calcext:value-type="float">
            <text:p>7,398,071.65</text:p>
          </table:table-cell>
          <table:table-cell table:style-name="ce3" table:formula="of:=[.E144]/[.$J$6]" office:value-type="percentage" office:value="0.0000999746525759518" calcext:value-type="percentage">
            <text:p>0.01%</text:p>
          </table:table-cell>
          <table:table-cell table:formula="of:=[.F144]/[.$J$6]" office:value-type="percentage" office:value="0.993284009732971" calcext:value-type="percentage">
            <text:p>99.33%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formula="of:=[.$N$1]^[.$N$2]/(([.B145]-1)^[.$N$2]+[.$N$1]^[.$N$2])" office:value-type="float" office:value="0.00421518670648556" calcext:value-type="float">
            <text:p>0.00421518671</text:p>
          </table:table-cell>
          <table:table-cell table:formula="of:=[.D145]*[.N$3]" office:value-type="float" office:value="728.384262880705" calcext:value-type="float">
            <text:p>728.38</text:p>
          </table:table-cell>
          <table:table-cell table:formula="of:=[.F144]+[.E145]" office:value-type="float" office:value="7398800.03782361" calcext:value-type="float">
            <text:p>7,398,800.04</text:p>
          </table:table-cell>
          <table:table-cell table:style-name="ce3" table:formula="of:=[.E145]/[.$J$6]" office:value-type="percentage" office:value="0.0000977947328899309" calcext:value-type="percentage">
            <text:p>0.01%</text:p>
          </table:table-cell>
          <table:table-cell table:formula="of:=[.F145]/[.$J$6]" office:value-type="percentage" office:value="0.99338180446586" calcext:value-type="percentage">
            <text:p>99.34%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formula="of:=[.$N$1]^[.$N$2]/(([.B146]-1)^[.$N$2]+[.$N$1]^[.$N$2])" office:value-type="float" office:value="0.00412393333697392" calcext:value-type="float">
            <text:p>0.00412393334</text:p>
          </table:table-cell>
          <table:table-cell table:formula="of:=[.D146]*[.N$3]" office:value-type="float" office:value="712.615680629094" calcext:value-type="float">
            <text:p>712.62</text:p>
          </table:table-cell>
          <table:table-cell table:formula="of:=[.F145]+[.E146]" office:value-type="float" office:value="7399512.65350423" calcext:value-type="float">
            <text:p>7,399,512.65</text:p>
          </table:table-cell>
          <table:table-cell table:style-name="ce3" table:formula="of:=[.E146]/[.$J$6]" office:value-type="percentage" office:value="0.0000956776027322166" calcext:value-type="percentage">
            <text:p>0.01%</text:p>
          </table:table-cell>
          <table:table-cell table:formula="of:=[.F146]/[.$J$6]" office:value-type="percentage" office:value="0.993477482068593" calcext:value-type="percentage">
            <text:p>99.35%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formula="of:=[.$N$1]^[.$N$2]/(([.B147]-1)^[.$N$2]+[.$N$1]^[.$N$2])" office:value-type="float" office:value="0.00403528983749697" calcext:value-type="float">
            <text:p>0.00403528984</text:p>
          </table:table-cell>
          <table:table-cell table:formula="of:=[.D147]*[.N$3]" office:value-type="float" office:value="697.298083919476" calcext:value-type="float">
            <text:p>697.30</text:p>
          </table:table-cell>
          <table:table-cell table:formula="of:=[.F146]+[.E147]" office:value-type="float" office:value="7400209.95158815" calcext:value-type="float">
            <text:p>7,400,209.95</text:p>
          </table:table-cell>
          <table:table-cell table:style-name="ce3" table:formula="of:=[.E147]/[.$J$6]" office:value-type="percentage" office:value="0.0000936210230460928" calcext:value-type="percentage">
            <text:p>0.01%</text:p>
          </table:table-cell>
          <table:table-cell table:formula="of:=[.F147]/[.$J$6]" office:value-type="percentage" office:value="0.993571103091639" calcext:value-type="percentage">
            <text:p>99.36%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formula="of:=[.$N$1]^[.$N$2]/(([.B148]-1)^[.$N$2]+[.$N$1]^[.$N$2])" office:value-type="float" office:value="0.00394916378830435" calcext:value-type="float">
            <text:p>0.00394916379</text:p>
          </table:table-cell>
          <table:table-cell table:formula="of:=[.D148]*[.N$3]" office:value-type="float" office:value="682.415502618991" calcext:value-type="float">
            <text:p>682.42</text:p>
          </table:table-cell>
          <table:table-cell table:formula="of:=[.F147]+[.E148]" office:value-type="float" office:value="7400892.36709077" calcext:value-type="float">
            <text:p>7,400,892.37</text:p>
          </table:table-cell>
          <table:table-cell table:style-name="ce3" table:formula="of:=[.E148]/[.$J$6]" office:value-type="percentage" office:value="0.0000916228496407018" calcext:value-type="percentage">
            <text:p>0.01%</text:p>
          </table:table-cell>
          <table:table-cell table:formula="of:=[.F148]/[.$J$6]" office:value-type="percentage" office:value="0.99366272594128" calcext:value-type="percentage">
            <text:p>99.37%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table:formula="of:=[.$N$1]^[.$N$2]/(([.B149]-1)^[.$N$2]+[.$N$1]^[.$N$2])" office:value-type="float" office:value="0.00386546665853496" calcext:value-type="float">
            <text:p>0.00386546666</text:p>
          </table:table-cell>
          <table:table-cell table:formula="of:=[.D149]*[.N$3]" office:value-type="float" office:value="667.95263859484" calcext:value-type="float">
            <text:p>667.95</text:p>
          </table:table-cell>
          <table:table-cell table:formula="of:=[.F148]+[.E149]" office:value-type="float" office:value="7401560.31972937" calcext:value-type="float">
            <text:p>7,401,560.32</text:p>
          </table:table-cell>
          <table:table-cell table:style-name="ce3" table:formula="of:=[.E149]/[.$J$6]" office:value-type="percentage" office:value="0.0000896810285496318" calcext:value-type="percentage">
            <text:p>0.01%</text:p>
          </table:table-cell>
          <table:table-cell table:formula="of:=[.F149]/[.$J$6]" office:value-type="percentage" office:value="0.993752406969829" calcext:value-type="percentage">
            <text:p>99.38%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table:formula="of:=[.$N$1]^[.$N$2]/(([.B150]-1)^[.$N$2]+[.$N$1]^[.$N$2])" office:value-type="float" office:value="0.00378411361722952" calcext:value-type="float">
            <text:p>0.00378411362</text:p>
          </table:table-cell>
          <table:table-cell table:formula="of:=[.D150]*[.N$3]" office:value-type="float" office:value="653.89483305726" calcext:value-type="float">
            <text:p>653.89</text:p>
          </table:table-cell>
          <table:table-cell table:formula="of:=[.F149]+[.E150]" office:value-type="float" office:value="7402214.21456242" calcext:value-type="float">
            <text:p>7,402,214.21</text:p>
          </table:table-cell>
          <table:table-cell table:style-name="ce3" table:formula="of:=[.E150]/[.$J$6]" office:value-type="percentage" office:value="0.0000877935916463013" calcext:value-type="percentage">
            <text:p>0.01%</text:p>
          </table:table-cell>
          <table:table-cell table:formula="of:=[.F150]/[.$J$6]" office:value-type="percentage" office:value="0.993840200561476" calcext:value-type="percentage">
            <text:p>99.38%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formula="of:=[.$N$1]^[.$N$2]/(([.B151]-1)^[.$N$2]+[.$N$1]^[.$N$2])" office:value-type="float" office:value="0.00370502335473024" calcext:value-type="float">
            <text:p>0.00370502335</text:p>
          </table:table-cell>
          <table:table-cell table:formula="of:=[.D151]*[.N$3]" office:value-type="float" office:value="640.228035697385" calcext:value-type="float">
            <text:p>640.23</text:p>
          </table:table-cell>
          <table:table-cell table:formula="of:=[.F150]+[.E151]" office:value-type="float" office:value="7402854.44259812" calcext:value-type="float">
            <text:p>7,402,854.44</text:p>
          </table:table-cell>
          <table:table-cell table:style-name="ce3" table:formula="of:=[.E151]/[.$J$6]" office:value-type="percentage" office:value="0.0000859586525003292" calcext:value-type="percentage">
            <text:p>0.01%</text:p>
          </table:table-cell>
          <table:table-cell table:formula="of:=[.F151]/[.$J$6]" office:value-type="percentage" office:value="0.993926159213976" calcext:value-type="percentage">
            <text:p>99.39%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formula="of:=[.$N$1]^[.$N$2]/(([.B152]-1)^[.$N$2]+[.$N$1]^[.$N$2])" office:value-type="float" office:value="0.0036281179138322" calcext:value-type="float">
            <text:p>0.00362811791</text:p>
          </table:table-cell>
          <table:table-cell table:formula="of:=[.D152]*[.N$3]" office:value-type="float" office:value="626.938775510204" calcext:value-type="float">
            <text:p>626.94</text:p>
          </table:table-cell>
          <table:table-cell table:formula="of:=[.F151]+[.E152]" office:value-type="float" office:value="7403481.38137363" calcext:value-type="float">
            <text:p>7,403,481.38</text:p>
          </table:table-cell>
          <table:table-cell table:style-name="ce3" table:formula="of:=[.E152]/[.$J$6]" office:value-type="percentage" office:value="0.0000841744024601509" calcext:value-type="percentage">
            <text:p>0.01%</text:p>
          </table:table-cell>
          <table:table-cell table:formula="of:=[.F152]/[.$J$6]" office:value-type="percentage" office:value="0.994010333616436" calcext:value-type="percentage">
            <text:p>99.40%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formula="of:=[.$N$1]^[.$N$2]/(([.B153]-1)^[.$N$2]+[.$N$1]^[.$N$2])" office:value-type="float" office:value="0.00355332253009378" calcext:value-type="float">
            <text:p>0.00355332253</text:p>
          </table:table-cell>
          <table:table-cell table:formula="of:=[.D153]*[.N$3]" office:value-type="float" office:value="614.014133200206" calcext:value-type="float">
            <text:p>614.01</text:p>
          </table:table-cell>
          <table:table-cell table:formula="of:=[.F152]+[.E153]" office:value-type="float" office:value="7404095.39550683" calcext:value-type="float">
            <text:p>7,404,095.40</text:p>
          </table:table-cell>
          <table:table-cell table:style-name="ce3" table:formula="of:=[.E153]/[.$J$6]" office:value-type="percentage" office:value="0.0000824391069481291" calcext:value-type="percentage">
            <text:p>0.01%</text:p>
          </table:table-cell>
          <table:table-cell table:formula="of:=[.F153]/[.$J$6]" office:value-type="percentage" office:value="0.994092772723384" calcext:value-type="percentage">
            <text:p>99.41%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formula="of:=[.$N$1]^[.$N$2]/(([.B154]-1)^[.$N$2]+[.$N$1]^[.$N$2])" office:value-type="float" office:value="0.00348056548075311" calcext:value-type="float">
            <text:p>0.00348056548</text:p>
          </table:table-cell>
          <table:table-cell table:formula="of:=[.D154]*[.N$3]" office:value-type="float" office:value="601.441715074137" calcext:value-type="float">
            <text:p>601.44</text:p>
          </table:table-cell>
          <table:table-cell table:formula="of:=[.F153]+[.E154]" office:value-type="float" office:value="7404696.83722191" calcext:value-type="float">
            <text:p>7,404,696.84</text:p>
          </table:table-cell>
          <table:table-cell table:style-name="ce3" table:formula="of:=[.E154]/[.$J$6]" office:value-type="percentage" office:value="0.0000807511019553293" calcext:value-type="percentage">
            <text:p>0.01%</text:p>
          </table:table-cell>
          <table:table-cell table:formula="of:=[.F154]/[.$J$6]" office:value-type="percentage" office:value="0.994173523825339" calcext:value-type="percentage">
            <text:p>99.42%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formula="of:=[.$N$1]^[.$N$2]/(([.B155]-1)^[.$N$2]+[.$N$1]^[.$N$2])" office:value-type="float" office:value="0.00340977794173404" calcext:value-type="float">
            <text:p>0.00340977794</text:p>
          </table:table-cell>
          <table:table-cell table:formula="of:=[.D155]*[.N$3]" office:value-type="float" office:value="589.209628331643" calcext:value-type="float">
            <text:p>589.21</text:p>
          </table:table-cell>
          <table:table-cell table:formula="of:=[.F154]+[.E155]" office:value-type="float" office:value="7405286.04685024" calcext:value-type="float">
            <text:p>7,405,286.05</text:p>
          </table:table-cell>
          <table:table-cell table:style-name="ce3" table:formula="of:=[.E155]/[.$J$6]" office:value-type="percentage" office:value="0.0000791087907239777" calcext:value-type="percentage">
            <text:p>0.01%</text:p>
          </table:table-cell>
          <table:table-cell table:formula="of:=[.F155]/[.$J$6]" office:value-type="percentage" office:value="0.994252632616063" calcext:value-type="percentage">
            <text:p>99.43%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formula="of:=[.$N$1]^[.$N$2]/(([.B156]-1)^[.$N$2]+[.$N$1]^[.$N$2])" office:value-type="float" office:value="0.00334089385225957" calcext:value-type="float">
            <text:p>0.00334089385</text:p>
          </table:table-cell>
          <table:table-cell table:formula="of:=[.D156]*[.N$3]" office:value-type="float" office:value="577.306457670454" calcext:value-type="float">
            <text:p>577.31</text:p>
          </table:table-cell>
          <table:table-cell table:formula="of:=[.F155]+[.E156]" office:value-type="float" office:value="7405863.35330791" calcext:value-type="float">
            <text:p>7,405,863.35</text:p>
          </table:table-cell>
          <table:table-cell table:style-name="ce3" table:formula="of:=[.E156]/[.$J$6]" office:value-type="percentage" office:value="0.0000775106406064143" calcext:value-type="percentage">
            <text:p>0.01%</text:p>
          </table:table-cell>
          <table:table-cell table:formula="of:=[.F156]/[.$J$6]" office:value-type="percentage" office:value="0.99433014325667" calcext:value-type="percentage">
            <text:p>99.43%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formula="of:=[.$N$1]^[.$N$2]/(([.B157]-1)^[.$N$2]+[.$N$1]^[.$N$2])" office:value-type="float" office:value="0.00327384978662174" calcext:value-type="float">
            <text:p>0.00327384979</text:p>
          </table:table-cell>
          <table:table-cell table:formula="of:=[.D157]*[.N$3]" office:value-type="float" office:value="565.721243128236" calcext:value-type="float">
            <text:p>565.72</text:p>
          </table:table-cell>
          <table:table-cell table:formula="of:=[.F156]+[.E157]" office:value-type="float" office:value="7406429.07455104" calcext:value-type="float">
            <text:p>7,406,429.07</text:p>
          </table:table-cell>
          <table:table-cell table:style-name="ce3" table:formula="of:=[.E157]/[.$J$6]" office:value-type="percentage" office:value="0.0000759551800900819" calcext:value-type="percentage">
            <text:p>0.01%</text:p>
          </table:table-cell>
          <table:table-cell table:formula="of:=[.F157]/[.$J$6]" office:value-type="percentage" office:value="0.99440609843676" calcext:value-type="percentage">
            <text:p>99.44%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table:formula="of:=[.$N$1]^[.$N$2]/(([.B158]-1)^[.$N$2]+[.$N$1]^[.$N$2])" office:value-type="float" office:value="0.00320858483268683" calcext:value-type="float">
            <text:p>0.00320858483</text:p>
          </table:table-cell>
          <table:table-cell table:formula="of:=[.D158]*[.N$3]" office:value-type="float" office:value="554.443459088283" calcext:value-type="float">
            <text:p>554.44</text:p>
          </table:table-cell>
          <table:table-cell table:formula="of:=[.F157]+[.E158]" office:value-type="float" office:value="7406983.51801013" calcext:value-type="float">
            <text:p>7,406,983.52</text:p>
          </table:table-cell>
          <table:table-cell table:style-name="ce3" table:formula="of:=[.E158]/[.$J$6]" office:value-type="percentage" office:value="0.0000744409959787784" calcext:value-type="percentage">
            <text:p>0.01%</text:p>
          </table:table-cell>
          <table:table-cell table:formula="of:=[.F158]/[.$J$6]" office:value-type="percentage" office:value="0.994480539432739" calcext:value-type="percentage">
            <text:p>99.45%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[.$N$1]^[.$N$2]/(([.B159]-1)^[.$N$2]+[.$N$1]^[.$N$2])" office:value-type="float" office:value="0.00314504047674182" calcext:value-type="float">
            <text:p>0.00314504048</text:p>
          </table:table-cell>
          <table:table-cell table:formula="of:=[.D159]*[.N$3]" office:value-type="float" office:value="543.462994380987" calcext:value-type="float">
            <text:p>543.46</text:p>
          </table:table-cell>
          <table:table-cell table:formula="of:=[.F158]+[.E159]" office:value-type="float" office:value="7407526.98100451" calcext:value-type="float">
            <text:p>7,407,526.98</text:p>
          </table:table-cell>
          <table:table-cell table:style-name="ce3" table:formula="of:=[.E159]/[.$J$6]" office:value-type="percentage" office:value="0.0000729667307210277" calcext:value-type="percentage">
            <text:p>0.01%</text:p>
          </table:table-cell>
          <table:table-cell table:formula="of:=[.F159]/[.$J$6]" office:value-type="percentage" office:value="0.99455350616346" calcext:value-type="percentage">
            <text:p>99.46%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formula="of:=[.$N$1]^[.$N$2]/(([.B160]-1)^[.$N$2]+[.$N$1]^[.$N$2])" office:value-type="float" office:value="0.00308316049431332" calcext:value-type="float">
            <text:p>0.00308316049</text:p>
          </table:table-cell>
          <table:table-cell table:formula="of:=[.D160]*[.N$3]" office:value-type="float" office:value="532.770133417342" calcext:value-type="float">
            <text:p>532.77</text:p>
          </table:table-cell>
          <table:table-cell table:formula="of:=[.F159]+[.E160]" office:value-type="float" office:value="7408059.75113792" calcext:value-type="float">
            <text:p>7,408,059.75</text:p>
          </table:table-cell>
          <table:table-cell table:style-name="ce3" table:formula="of:=[.E160]/[.$J$6]" office:value-type="percentage" office:value="0.000071531079877017" calcext:value-type="percentage">
            <text:p>0.01%</text:p>
          </table:table-cell>
          <table:table-cell table:formula="of:=[.F160]/[.$J$6]" office:value-type="percentage" office:value="0.994625037243337" calcext:value-type="percentage">
            <text:p>99.46%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[.$N$1]^[.$N$2]/(([.B161]-1)^[.$N$2]+[.$N$1]^[.$N$2])" office:value-type="float" office:value="0.00302289084661384" calcext:value-type="float">
            <text:p>0.00302289085</text:p>
          </table:table-cell>
          <table:table-cell table:formula="of:=[.D161]*[.N$3]" office:value-type="float" office:value="522.355538294872" calcext:value-type="float">
            <text:p>522.36</text:p>
          </table:table-cell>
          <table:table-cell table:formula="of:=[.F160]+[.E161]" office:value-type="float" office:value="7408582.10667622" calcext:value-type="float">
            <text:p>7,408,582.11</text:p>
          </table:table-cell>
          <table:table-cell table:style-name="ce3" table:formula="of:=[.E161]/[.$J$6]" office:value-type="percentage" office:value="0.0000701327897160919" calcext:value-type="percentage">
            <text:p>0.01%</text:p>
          </table:table-cell>
          <table:table-cell table:formula="of:=[.F161]/[.$J$6]" office:value-type="percentage" office:value="0.994695170033053" calcext:value-type="percentage">
            <text:p>99.47%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table:formula="of:=[.$N$1]^[.$N$2]/(([.B162]-1)^[.$N$2]+[.$N$1]^[.$N$2])" office:value-type="float" office:value="0.00296417958229231" calcext:value-type="float">
            <text:p>0.00296417958</text:p>
          </table:table-cell>
          <table:table-cell table:formula="of:=[.D162]*[.N$3]" office:value-type="float" office:value="512.210231820112" calcext:value-type="float">
            <text:p>512.21</text:p>
          </table:table-cell>
          <table:table-cell table:formula="of:=[.F161]+[.E162]" office:value-type="float" office:value="7409094.31690804" calcext:value-type="float">
            <text:p>7,409,094.32</text:p>
          </table:table-cell>
          <table:table-cell table:style-name="ce3" table:formula="of:=[.E162]/[.$J$6]" office:value-type="percentage" office:value="0.0000687706549373121" calcext:value-type="percentage">
            <text:p>0.01%</text:p>
          </table:table-cell>
          <table:table-cell table:formula="of:=[.F162]/[.$J$6]" office:value-type="percentage" office:value="0.99476394068799" calcext:value-type="percentage">
            <text:p>99.48%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table:formula="of:=[.$N$1]^[.$N$2]/(([.B163]-1)^[.$N$2]+[.$N$1]^[.$N$2])" office:value-type="float" office:value="0.00290697674418605" calcext:value-type="float">
            <text:p>0.00290697674</text:p>
          </table:table-cell>
          <table:table-cell table:formula="of:=[.D163]*[.N$3]" office:value-type="float" office:value="502.325581395349" calcext:value-type="float">
            <text:p>502.33</text:p>
          </table:table-cell>
          <table:table-cell table:formula="of:=[.F162]+[.E163]" office:value-type="float" office:value="7409596.64248943" calcext:value-type="float">
            <text:p>7,409,596.64</text:p>
          </table:table-cell>
          <table:table-cell table:style-name="ce3" table:formula="of:=[.E163]/[.$J$6]" office:value-type="percentage" office:value="0.0000674435165060438" calcext:value-type="percentage">
            <text:p>0.01%</text:p>
          </table:table-cell>
          <table:table-cell table:formula="of:=[.F163]/[.$J$6]" office:value-type="percentage" office:value="0.994831384204496" calcext:value-type="percentage">
            <text:p>99.48%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formula="of:=[.$N$1]^[.$N$2]/(([.B164]-1)^[.$N$2]+[.$N$1]^[.$N$2])" office:value-type="float" office:value="0.00285123428079034" calcext:value-type="float">
            <text:p>0.00285123428</text:p>
          </table:table-cell>
          <table:table-cell table:formula="of:=[.D164]*[.N$3]" office:value-type="float" office:value="492.693283720572" calcext:value-type="float">
            <text:p>492.69</text:p>
          </table:table-cell>
          <table:table-cell table:formula="of:=[.F163]+[.E164]" office:value-type="float" office:value="7410089.33577315" calcext:value-type="float">
            <text:p>7,410,089.34</text:p>
          </table:table-cell>
          <table:table-cell table:style-name="ce3" table:formula="of:=[.E164]/[.$J$6]" office:value-type="percentage" office:value="0.0000661502596000041" calcext:value-type="percentage">
            <text:p>0.01%</text:p>
          </table:table-cell>
          <table:table-cell table:formula="of:=[.F164]/[.$J$6]" office:value-type="percentage" office:value="0.994897534464096" calcext:value-type="percentage">
            <text:p>99.49%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table:formula="of:=[.$N$1]^[.$N$2]/(([.B165]-1)^[.$N$2]+[.$N$1]^[.$N$2])" office:value-type="float" office:value="0.00279690596217978" calcext:value-type="float">
            <text:p>0.00279690596</text:p>
          </table:table-cell>
          <table:table-cell table:formula="of:=[.D165]*[.N$3]" office:value-type="float" office:value="483.305350264666" calcext:value-type="float">
            <text:p>483.31</text:p>
          </table:table-cell>
          <table:table-cell table:formula="of:=[.F164]+[.E165]" office:value-type="float" office:value="7410572.64112342" calcext:value-type="float">
            <text:p>7,410,572.64</text:p>
          </table:table-cell>
          <table:table-cell table:style-name="ce3" table:formula="of:=[.E165]/[.$J$6]" office:value-type="percentage" office:value="0.0000648898116585868" calcext:value-type="percentage">
            <text:p>0.01%</text:p>
          </table:table-cell>
          <table:table-cell table:formula="of:=[.F165]/[.$J$6]" office:value-type="percentage" office:value="0.994962424275755" calcext:value-type="percentage">
            <text:p>99.50%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table:formula="of:=[.$N$1]^[.$N$2]/(([.B166]-1)^[.$N$2]+[.$N$1]^[.$N$2])" office:value-type="float" office:value="0.00274394730013161" calcext:value-type="float">
            <text:p>0.00274394730</text:p>
          </table:table-cell>
          <table:table-cell table:formula="of:=[.D166]*[.N$3]" office:value-type="float" office:value="474.154093462741" calcext:value-type="float">
            <text:p>474.15</text:p>
          </table:table-cell>
          <table:table-cell table:formula="of:=[.F165]+[.E166]" office:value-type="float" office:value="7411046.79521688" calcext:value-type="float">
            <text:p>7,411,046.80</text:p>
          </table:table-cell>
          <table:table-cell table:style-name="ce3" table:formula="of:=[.E166]/[.$J$6]" office:value-type="percentage" office:value="0.0000636611405296803" calcext:value-type="percentage">
            <text:p>0.01%</text:p>
          </table:table-cell>
          <table:table-cell table:formula="of:=[.F166]/[.$J$6]" office:value-type="percentage" office:value="0.995026085416284" calcext:value-type="percentage">
            <text:p>99.50%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table:formula="of:=[.$N$1]^[.$N$2]/(([.B167]-1)^[.$N$2]+[.$N$1]^[.$N$2])" office:value-type="float" office:value="0.00269231547221717" calcext:value-type="float">
            <text:p>0.00269231547</text:p>
          </table:table-cell>
          <table:table-cell table:formula="of:=[.D167]*[.N$3]" office:value-type="float" office:value="465.232113599126" calcext:value-type="float">
            <text:p>465.23</text:p>
          </table:table-cell>
          <table:table-cell table:formula="of:=[.F166]+[.E167]" office:value-type="float" office:value="7411512.02733048" calcext:value-type="float">
            <text:p>7,411,512.03</text:p>
          </table:table-cell>
          <table:table-cell table:style-name="ce3" table:formula="of:=[.E167]/[.$J$6]" office:value-type="percentage" office:value="0.0000624632527085447" calcext:value-type="percentage">
            <text:p>0.01%</text:p>
          </table:table-cell>
          <table:table-cell table:formula="of:=[.F167]/[.$J$6]" office:value-type="percentage" office:value="0.995088548668993" calcext:value-type="percentage">
            <text:p>99.51%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formula="of:=[.$N$1]^[.$N$2]/(([.B168]-1)^[.$N$2]+[.$N$1]^[.$N$2])" office:value-type="float" office:value="0.00264196924964153" calcext:value-type="float">
            <text:p>0.00264196925</text:p>
          </table:table-cell>
          <table:table-cell table:formula="of:=[.D168]*[.N$3]" office:value-type="float" office:value="456.532286338056" calcext:value-type="float">
            <text:p>456.53</text:p>
          </table:table-cell>
          <table:table-cell table:formula="of:=[.F167]+[.E168]" office:value-type="float" office:value="7411968.55961682" calcext:value-type="float">
            <text:p>7,411,968.56</text:p>
          </table:table-cell>
          <table:table-cell table:style-name="ce3" table:formula="of:=[.E168]/[.$J$6]" office:value-type="percentage" office:value="0.0000612951916636506" calcext:value-type="percentage">
            <text:p>0.01%</text:p>
          </table:table-cell>
          <table:table-cell table:formula="of:=[.F168]/[.$J$6]" office:value-type="percentage" office:value="0.995149843860657" calcext:value-type="percentage">
            <text:p>99.51%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table:formula="of:=[.$N$1]^[.$N$2]/(([.B169]-1)^[.$N$2]+[.$N$1]^[.$N$2])" office:value-type="float" office:value="0.002592868928625" calcext:value-type="float">
            <text:p>0.00259286893</text:p>
          </table:table-cell>
          <table:table-cell table:formula="of:=[.D169]*[.N$3]" office:value-type="float" office:value="448.0477508664" calcext:value-type="float">
            <text:p>448.05</text:p>
          </table:table-cell>
          <table:table-cell table:formula="of:=[.F168]+[.E169]" office:value-type="float" office:value="7412416.60736768" calcext:value-type="float">
            <text:p>7,412,416.61</text:p>
          </table:table-cell>
          <table:table-cell table:style-name="ce3" table:formula="of:=[.E169]/[.$J$6]" office:value-type="percentage" office:value="0.0000601560362446906" calcext:value-type="percentage">
            <text:p>0.01%</text:p>
          </table:table-cell>
          <table:table-cell table:formula="of:=[.F169]/[.$J$6]" office:value-type="percentage" office:value="0.995209999896901" calcext:value-type="percentage">
            <text:p>99.52%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table:formula="of:=[.$N$1]^[.$N$2]/(([.B170]-1)^[.$N$2]+[.$N$1]^[.$N$2])" office:value-type="float" office:value="0.00254497626513261" calcext:value-type="float">
            <text:p>0.00254497627</text:p>
          </table:table-cell>
          <table:table-cell table:formula="of:=[.D170]*[.N$3]" office:value-type="float" office:value="439.771898614914" calcext:value-type="float">
            <text:p>439.77</text:p>
          </table:table-cell>
          <table:table-cell table:formula="of:=[.F169]+[.E170]" office:value-type="float" office:value="7412856.3792663" calcext:value-type="float">
            <text:p>7,412,856.38</text:p>
          </table:table-cell>
          <table:table-cell table:style-name="ce3" table:formula="of:=[.E170]/[.$J$6]" office:value-type="percentage" office:value="0.0000590448991682665" calcext:value-type="percentage">
            <text:p>0.01%</text:p>
          </table:table-cell>
          <table:table-cell table:formula="of:=[.F170]/[.$J$6]" office:value-type="percentage" office:value="0.99526904479607" calcext:value-type="percentage">
            <text:p>99.53%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formula="of:=[.$N$1]^[.$N$2]/(([.B171]-1)^[.$N$2]+[.$N$1]^[.$N$2])" office:value-type="float" office:value="0.00249825441276944" calcext:value-type="float">
            <text:p>0.00249825441</text:p>
          </table:table-cell>
          <table:table-cell table:formula="of:=[.D171]*[.N$3]" office:value-type="float" office:value="431.698362526559" calcext:value-type="float">
            <text:p>431.70</text:p>
          </table:table-cell>
          <table:table-cell table:formula="of:=[.F170]+[.E171]" office:value-type="float" office:value="7413288.07762883" calcext:value-type="float">
            <text:p>7,413,288.08</text:p>
          </table:table-cell>
          <table:table-cell table:style-name="ce3" table:formula="of:=[.E171]/[.$J$6]" office:value-type="percentage" office:value="0.0000579609255770259" calcext:value-type="percentage">
            <text:p>0.01%</text:p>
          </table:table-cell>
          <table:table-cell table:formula="of:=[.F171]/[.$J$6]" office:value-type="percentage" office:value="0.995327005721646" calcext:value-type="percentage">
            <text:p>99.53%</text:p>
          </table:table-cell>
          <table:table-cell table:number-columns-repeated="10"/>
        </table:table-row>
        <table:table-row table:style-name="ro1" table:number-rows-repeated="104840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I1:Sheet1.L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number number:decimal-places="10" loext:min-decimal-places="10" number:min-integer-digits="1" number:grouping="true"/>
    </number:number-style>
    <number:number-style style:name="N119">
      <number:number number:decimal-places="11" loext:min-decimal-places="11" number:min-integer-digits="1" number:grouping="true"/>
    </number:number-style>
    <number:number-style style:name="N120">
      <number:number number:decimal-places="1" loext:min-decimal-places="1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00/00/00</text:date>, <text:time style:data-style-name="N2" text:time-value="12:22:03.75476240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29:49.860373096</meta:creation-date>
    <dc:date>2018-04-28T14:24:30.770235527</dc:date>
    <meta:editing-duration>PT7H3M9S</meta:editing-duration>
    <meta:editing-cycles>29</meta:editing-cycles>
    <meta:generator>LibreOffice/5.4.6.2$Linux_X86_64 LibreOffice_project/40m0$Build-2</meta:generator>
    <meta:document-statistic meta:table-count="1" meta:cell-count="13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22cm" svg:height="8.682cm" xlink:href=".." xlink:type="simple" chart:class="chart:line" chart:style-name="ch1">
        <chart:legend svg:x="10.389cm" svg:y="4.288cm" style:legend-expansion="custom" chartooo:width="4.398cm" chartooo:height="1.293cm" style:legend-expansion-aspect-ratio="3.40139211136891" chart:style-name="ch2"/>
        <chart:plot-area chart:style-name="ch3" table:cell-range-address="Sheet1.C2:Sheet1.C81 Sheet1.E1:Sheet1.F81" chart:data-source-has-labels="both" svg:x="0.308cm" svg:y="0.173cm" svg:width="14.806cm" svg:height="8.336cm">
          <chartooo:coordinate-region svg:x="2.543cm" svg:y="0.372cm" svg:width="12.571cm" svg:height="7.345cm"/>
          <chart:axis chart:dimension="x" chart:name="primary-x" chart:style-name="ch4" chartooo:axis-type="auto">
            <chartooo:date-scale/>
            <chart:categories table:cell-range-address="Sheet1.C2:Sheet1.C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1" chart:label-cell-address="Sheet1.E1:Sheet1.E1" chart:class="chart:line">
            <chart:data-point chart:repeated="80"/>
          </chart:series>
          <chart:series chart:style-name="ch8" chart:values-cell-range-address="Sheet1.F2:Sheet1.F81" chart:label-cell-address="Sheet1.F1:Sheet1.F1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ins in a month</text:p>
                <draw:g>
                  <svg:desc>Sheet1.E1:Sheet1.E1</svg:desc>
                </draw:g>
              </table:table-cell>
              <table:table-cell office:value-type="string">
                <text:p>Suppl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81</svg:desc>
                </draw:g>
              </table:table-cell>
              <table:table-cell office:value-type="float" office:value="518400">
                <text:p>518400</text:p>
                <draw:g>
                  <svg:desc>Sheet1.E2:Sheet1.E81</svg:desc>
                </draw:g>
              </table:table-cell>
              <table:table-cell office:value-type="float" office:value="518400">
                <text:p>518400</text:p>
                <draw:g>
                  <svg:desc>Sheet1.F2:Sheet1.F8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8400">
                <text:p>518400</text:p>
              </table:table-cell>
              <table:table-cell office:value-type="float" office:value="1036800">
                <text:p>10368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5600">
                <text:p>345600</text:p>
              </table:table-cell>
              <table:table-cell office:value-type="float" office:value="1382400">
                <text:p>13824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5600">
                <text:p>345600</text:p>
              </table:table-cell>
              <table:table-cell office:value-type="float" office:value="1728000">
                <text:p>1728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5600">
                <text:p>345600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5600">
                <text:p>345600</text:p>
              </table:table-cell>
              <table:table-cell office:value-type="float" office:value="2419200">
                <text:p>24192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5600">
                <text:p>345600</text:p>
              </table:table-cell>
              <table:table-cell office:value-type="float" office:value="2764800">
                <text:p>27648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2800">
                <text:p>172800</text:p>
              </table:table-cell>
              <table:table-cell office:value-type="float" office:value="2937600">
                <text:p>29376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2783.773124237">
                <text:p>172783.773124237</text:p>
              </table:table-cell>
              <table:table-cell office:value-type="float" office:value="3110383.77312424">
                <text:p>3110383.77312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2670.27027027">
                <text:p>172670.27027027</text:p>
              </table:table-cell>
              <table:table-cell office:value-type="float" office:value="3283054.04339451">
                <text:p>3283054.043394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2362.941451991">
                <text:p>172362.941451991</text:p>
              </table:table-cell>
              <table:table-cell office:value-type="float" office:value="3455416.9848465">
                <text:p>3455416.98484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1767.587752054">
                <text:p>171767.587752054</text:p>
              </table:table-cell>
              <table:table-cell office:value-type="float" office:value="3627184.57259855">
                <text:p>3627184.572598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794.987468672">
                <text:p>170794.987468672</text:p>
              </table:table-cell>
              <table:table-cell office:value-type="float" office:value="3797979.56006722">
                <text:p>3797979.560067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9364.359351988">
                <text:p>169364.359351988</text:p>
              </table:table-cell>
              <table:table-cell office:value-type="float" office:value="3967343.91941921">
                <text:p>3967343.919419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7407.36966609">
                <text:p>167407.36966609</text:p>
              </table:table-cell>
              <table:table-cell office:value-type="float" office:value="4134751.2890853">
                <text:p>4134751.2890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4872.258064516">
                <text:p>164872.258064516</text:p>
              </table:table-cell>
              <table:table-cell office:value-type="float" office:value="4299623.54714982">
                <text:p>4299623.547149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1727.555594621">
                <text:p>161727.555594621</text:p>
              </table:table-cell>
              <table:table-cell office:value-type="float" office:value="4461351.10274444">
                <text:p>4461351.10274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964.835164835">
                <text:p>157964.835164835</text:p>
              </table:table-cell>
              <table:table-cell office:value-type="float" office:value="4619315.93790927">
                <text:p>4619315.937909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3600">
                <text:p>153600</text:p>
              </table:table-cell>
              <table:table-cell office:value-type="float" office:value="4772915.93790927">
                <text:p>4772915.93790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672.786037492">
                <text:p>148672.786037492</text:p>
              </table:table-cell>
              <table:table-cell office:value-type="float" office:value="4921588.72394677">
                <text:p>4921588.723946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244.406383807">
                <text:p>143244.406383807</text:p>
              </table:table-cell>
              <table:table-cell office:value-type="float" office:value="5064833.13033057">
                <text:p>5064833.130330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7393.548387097">
                <text:p>137393.548387097</text:p>
              </table:table-cell>
              <table:table-cell office:value-type="float" office:value="5202226.67871767">
                <text:p>5202226.678717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1211.181630179">
                <text:p>131211.181630179</text:p>
              </table:table-cell>
              <table:table-cell office:value-type="float" office:value="5333437.86034785">
                <text:p>5333437.860347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4794.791101465">
                <text:p>124794.791101465</text:p>
              </table:table-cell>
              <table:table-cell office:value-type="float" office:value="5458232.65144931">
                <text:p>5458232.651449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8242.683632157">
                <text:p>118242.683632157</text:p>
              </table:table-cell>
              <table:table-cell office:value-type="float" office:value="5576475.33508147">
                <text:p>5576475.33508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648.932038835">
                <text:p>111648.932038835</text:p>
              </table:table-cell>
              <table:table-cell office:value-type="float" office:value="5688124.26712031">
                <text:p>5688124.267120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099.354543897">
                <text:p>105099.354543897</text:p>
              </table:table-cell>
              <table:table-cell office:value-type="float" office:value="5793223.6216642">
                <text:p>5793223.62166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8668.7258687259">
                <text:p>98668.7258687259</text:p>
              </table:table-cell>
              <table:table-cell office:value-type="float" office:value="5891892.34753293">
                <text:p>5891892.347532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2419.227485057">
                <text:p>92419.227485057</text:p>
              </table:table-cell>
              <table:table-cell office:value-type="float" office:value="5984311.57501799">
                <text:p>5984311.57501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400">
                <text:p>86400</text:p>
              </table:table-cell>
              <table:table-cell office:value-type="float" office:value="6070711.57501799">
                <text:p>6070711.575017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647.5739644971">
                <text:p>80647.5739644971</text:p>
              </table:table-cell>
              <table:table-cell office:value-type="float" office:value="6151359.14898248">
                <text:p>6151359.148982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186.9238313174">
                <text:p>75186.9238313174</text:p>
              </table:table-cell>
              <table:table-cell office:value-type="float" office:value="6226546.0728138">
                <text:p>6226546.07281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032.9006965326">
                <text:p>70032.9006965326</text:p>
              </table:table-cell>
              <table:table-cell office:value-type="float" office:value="6296578.97351033">
                <text:p>6296578.973510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5191.8367346939">
                <text:p>65191.8367346939</text:p>
              </table:table-cell>
              <table:table-cell office:value-type="float" office:value="6361770.81024503">
                <text:p>6361770.810245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0663.1631004583">
                <text:p>60663.1631004583</text:p>
              </table:table-cell>
              <table:table-cell office:value-type="float" office:value="6422433.97334549">
                <text:p>6422433.97334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440.9325153374">
                <text:p>56440.9325153374</text:p>
              </table:table-cell>
              <table:table-cell office:value-type="float" office:value="6478874.90586082">
                <text:p>6478874.90586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2515.1810942718">
                <text:p>52515.1810942718</text:p>
              </table:table-cell>
              <table:table-cell office:value-type="float" office:value="6531390.0869551">
                <text:p>6531390.08695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873.0981725457">
                <text:p>48873.0981725457</text:p>
              </table:table-cell>
              <table:table-cell office:value-type="float" office:value="6580263.18512764">
                <text:p>6580263.185127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5499.9975271396">
                <text:p>45499.9975271396</text:p>
              </table:table-cell>
              <table:table-cell office:value-type="float" office:value="6625763.18265478">
                <text:p>6625763.182654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380.0995024876">
                <text:p>42380.0995024876</text:p>
              </table:table-cell>
              <table:table-cell office:value-type="float" office:value="6668143.28215727">
                <text:p>6668143.282157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497.1428571429">
                <text:p>39497.1428571429</text:p>
              </table:table-cell>
              <table:table-cell office:value-type="float" office:value="6707640.42501441">
                <text:p>6707640.425014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834.8494554773">
                <text:p>36834.8494554773</text:p>
              </table:table-cell>
              <table:table-cell office:value-type="float" office:value="6744475.27446989">
                <text:p>6744475.274469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377.2658483269">
                <text:p>34377.2658483269</text:p>
              </table:table-cell>
              <table:table-cell office:value-type="float" office:value="6778852.54031821">
                <text:p>6778852.540318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109.0046070082">
                <text:p>32109.0046070082</text:p>
              </table:table-cell>
              <table:table-cell office:value-type="float" office:value="6810961.54492522">
                <text:p>6810961.544925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015.4059477007">
                <text:p>30015.4059477007</text:p>
              </table:table-cell>
              <table:table-cell office:value-type="float" office:value="6840976.95087292">
                <text:p>6840976.950872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082.6373626374">
                <text:p>28082.6373626374</text:p>
              </table:table-cell>
              <table:table-cell office:value-type="float" office:value="6869059.58823556">
                <text:p>6869059.588235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297.746080295">
                <text:p>26297.746080295</text:p>
              </table:table-cell>
              <table:table-cell office:value-type="float" office:value="6895357.33431586">
                <text:p>6895357.334315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648.676454828">
                <text:p>24648.676454828</text:p>
              </table:table-cell>
              <table:table-cell office:value-type="float" office:value="6920006.01077068">
                <text:p>6920006.010770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124.2619613166">
                <text:p>23124.2619613166</text:p>
              </table:table-cell>
              <table:table-cell office:value-type="float" office:value="6943130.272732">
                <text:p>6943130.2727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714.1993957704">
                <text:p>21714.1993957704</text:p>
              </table:table-cell>
              <table:table-cell office:value-type="float" office:value="6964844.47212777">
                <text:p>6964844.472127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0409.0111474682">
                <text:p>20409.0111474682</text:p>
              </table:table-cell>
              <table:table-cell office:value-type="float" office:value="6985253.48327524">
                <text:p>6985253.483275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200">
                <text:p>19200</text:p>
              </table:table-cell>
              <table:table-cell office:value-type="float" office:value="7004453.48327524">
                <text:p>7004453.483275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079.199787763">
                <text:p>18079.199787763</text:p>
              </table:table-cell>
              <table:table-cell office:value-type="float" office:value="7022532.683063">
                <text:p>7022532.6830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7039.3243443473">
                <text:p>17039.3243443473</text:p>
              </table:table-cell>
              <table:table-cell office:value-type="float" office:value="7039572.00740735">
                <text:p>7039572.007407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073.7164871452">
                <text:p>16073.7164871452</text:p>
              </table:table-cell>
              <table:table-cell office:value-type="float" office:value="7055645.72389449">
                <text:p>7055645.7238944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176.2982514022">
                <text:p>15176.2982514022</text:p>
              </table:table-cell>
              <table:table-cell office:value-type="float" office:value="7070822.0221459">
                <text:p>7070822.02214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341.523184486">
                <text:p>14341.523184486</text:p>
              </table:table-cell>
              <table:table-cell office:value-type="float" office:value="7085163.54533038">
                <text:p>7085163.545330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64.3312101911">
                <text:p>13564.3312101911</text:p>
              </table:table-cell>
              <table:table-cell office:value-type="float" office:value="7098727.87654057">
                <text:p>7098727.8765405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840.1063510562">
                <text:p>12840.1063510562</text:p>
              </table:table-cell>
              <table:table-cell office:value-type="float" office:value="7111567.98289163">
                <text:p>7111567.982891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164.6374358703">
                <text:p>12164.6374358703</text:p>
              </table:table-cell>
              <table:table-cell office:value-type="float" office:value="7123732.6203275">
                <text:p>7123732.62032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534.0818053597">
                <text:p>11534.0818053597</text:p>
              </table:table-cell>
              <table:table-cell office:value-type="float" office:value="7135266.70213286">
                <text:p>7135266.702132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944.9319501285">
                <text:p>10944.9319501285</text:p>
              </table:table-cell>
              <table:table-cell office:value-type="float" office:value="7146211.63408299">
                <text:p>7146211.634082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393.984962406">
                <text:p>10393.984962406</text:p>
              </table:table-cell>
              <table:table-cell office:value-type="float" office:value="7156605.61904539">
                <text:p>7156605.619045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78.31465017395">
                <text:p>9878.31465017395</text:p>
              </table:table-cell>
              <table:table-cell office:value-type="float" office:value="7166483.93369557">
                <text:p>7166483.9336955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395.24614355523">
                <text:p>9395.24614355523</text:p>
              </table:table-cell>
              <table:table-cell office:value-type="float" office:value="7175879.17983912">
                <text:p>7175879.179839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942.33281493001">
                <text:p>8942.33281493001</text:p>
              </table:table-cell>
              <table:table-cell office:value-type="float" office:value="7184821.51265405">
                <text:p>7184821.5126540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517.33533308336">
                <text:p>8517.33533308336</text:p>
              </table:table-cell>
              <table:table-cell office:value-type="float" office:value="7193338.84798714">
                <text:p>7193338.847987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118.20267551446">
                <text:p>8118.20267551446</text:p>
              </table:table-cell>
              <table:table-cell office:value-type="float" office:value="7201457.05066265">
                <text:p>7201457.050662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743.05493016425">
                <text:p>7743.05493016425</text:p>
              </table:table-cell>
              <table:table-cell office:value-type="float" office:value="7209200.10559282">
                <text:p>7209200.105592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390.16772700983">
                <text:p>7390.16772700983</text:p>
              </table:table-cell>
              <table:table-cell office:value-type="float" office:value="7216590.27331983">
                <text:p>7216590.273319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057.95815032893">
                <text:p>7057.95815032893</text:p>
              </table:table-cell>
              <table:table-cell office:value-type="float" office:value="7223648.23147016">
                <text:p>7223648.231470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744.97199331359">
                <text:p>6744.97199331359</text:p>
              </table:table-cell>
              <table:table-cell office:value-type="float" office:value="7230393.20346347">
                <text:p>7230393.2034634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449.87222765561">
                <text:p>6449.87222765561</text:p>
              </table:table-cell>
              <table:table-cell office:value-type="float" office:value="7236843.07569112">
                <text:p>7236843.075691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171.42857142857">
                <text:p>6171.42857142857</text:p>
              </table:table-cell>
              <table:table-cell office:value-type="float" office:value="7243014.50426255">
                <text:p>7243014.504262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908.50804884863">
                <text:p>5908.50804884863</text:p>
              </table:table-cell>
              <table:table-cell office:value-type="float" office:value="7248923.0123114">
                <text:p>7248923.01231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660.06644518272">
                <text:p>5660.06644518272</text:p>
              </table:table-cell>
              <table:table-cell office:value-type="float" office:value="7254583.07875658">
                <text:p>7254583.0787565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425.14056911696">
                <text:p>5425.14056911696</text:p>
              </table:table-cell>
              <table:table-cell office:value-type="float" office:value="7260008.2193257">
                <text:p>7260008.21932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202.84124327015">
                <text:p>5202.84124327015</text:p>
              </table:table-cell>
              <table:table-cell office:value-type="float" office:value="7265211.06056897">
                <text:p>7265211.060568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992.3469512344">
                <text:p>4992.3469512344</text:p>
              </table:table-cell>
              <table:table-cell office:value-type="float" office:value="7270203.4075202">
                <text:p>7270203.40752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92.8980765624">
                <text:p>4792.8980765624</text:p>
              </table:table-cell>
              <table:table-cell office:value-type="float" office:value="7274996.30559677">
                <text:p>7274996.30559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4cm" svg:height="8.608cm" xlink:href=".." xlink:type="simple" chart:class="chart:line" chart:style-name="ch1">
        <chart:legend svg:x="10.292cm" svg:y="4.264cm" style:legend-expansion="custom" chartooo:width="4.371cm" chartooo:height="1.285cm" style:legend-expansion-aspect-ratio="3.40155642023346" chart:style-name="ch2"/>
        <chart:plot-area chart:style-name="ch3" table:cell-range-address="Sheet1.C2:Sheet1.C51 Sheet1.E1:Sheet1.F51" chart:data-source-has-labels="both" svg:x="0.305cm" svg:y="0.172cm" svg:width="14.684cm" svg:height="8.264cm">
          <chartooo:coordinate-region svg:x="2.54cm" svg:y="0.371cm" svg:width="12.449cm" svg:height="7.273cm"/>
          <chart:axis chart:dimension="x" chart:name="primary-x" chart:style-name="ch4" chartooo:axis-type="auto">
            <chartooo:date-scale/>
            <chart:categories table:cell-range-address="Sheet1.C2:Sheet1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1" chart:label-cell-address="Sheet1.E1:Sheet1.E1" chart:class="chart:line">
            <chart:data-point chart:repeated="50"/>
          </chart:series>
          <chart:series chart:style-name="ch8" chart:values-cell-range-address="Sheet1.F2:Sheet1.F51" chart:label-cell-address="Sheet1.F1:Sheet1.F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ins in a month</text:p>
                <draw:g>
                  <svg:desc>Sheet1.E1:Sheet1.E1</svg:desc>
                </draw:g>
              </table:table-cell>
              <table:table-cell office:value-type="string">
                <text:p>Suppl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51</svg:desc>
                </draw:g>
              </table:table-cell>
              <table:table-cell office:value-type="float" office:value="518400">
                <text:p>518400</text:p>
                <draw:g>
                  <svg:desc>Sheet1.E2:Sheet1.E51</svg:desc>
                </draw:g>
              </table:table-cell>
              <table:table-cell office:value-type="float" office:value="518400">
                <text:p>518400</text:p>
                <draw:g>
                  <svg:desc>Sheet1.F2:Sheet1.F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8400">
                <text:p>518400</text:p>
              </table:table-cell>
              <table:table-cell office:value-type="float" office:value="1036800">
                <text:p>10368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5600">
                <text:p>345600</text:p>
              </table:table-cell>
              <table:table-cell office:value-type="float" office:value="1382400">
                <text:p>13824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5600">
                <text:p>345600</text:p>
              </table:table-cell>
              <table:table-cell office:value-type="float" office:value="1728000">
                <text:p>1728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5600">
                <text:p>345600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5600">
                <text:p>345600</text:p>
              </table:table-cell>
              <table:table-cell office:value-type="float" office:value="2419200">
                <text:p>24192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5600">
                <text:p>345600</text:p>
              </table:table-cell>
              <table:table-cell office:value-type="float" office:value="2764800">
                <text:p>27648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2800">
                <text:p>172800</text:p>
              </table:table-cell>
              <table:table-cell office:value-type="float" office:value="2937600">
                <text:p>29376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2783.773124237">
                <text:p>172783.773124237</text:p>
              </table:table-cell>
              <table:table-cell office:value-type="float" office:value="3110383.77312424">
                <text:p>3110383.77312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2670.27027027">
                <text:p>172670.27027027</text:p>
              </table:table-cell>
              <table:table-cell office:value-type="float" office:value="3283054.04339451">
                <text:p>3283054.043394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2362.941451991">
                <text:p>172362.941451991</text:p>
              </table:table-cell>
              <table:table-cell office:value-type="float" office:value="3455416.9848465">
                <text:p>3455416.98484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1767.587752054">
                <text:p>171767.587752054</text:p>
              </table:table-cell>
              <table:table-cell office:value-type="float" office:value="3627184.57259855">
                <text:p>3627184.572598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794.987468672">
                <text:p>170794.987468672</text:p>
              </table:table-cell>
              <table:table-cell office:value-type="float" office:value="3797979.56006722">
                <text:p>3797979.560067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9364.359351988">
                <text:p>169364.359351988</text:p>
              </table:table-cell>
              <table:table-cell office:value-type="float" office:value="3967343.91941921">
                <text:p>3967343.919419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7407.36966609">
                <text:p>167407.36966609</text:p>
              </table:table-cell>
              <table:table-cell office:value-type="float" office:value="4134751.2890853">
                <text:p>4134751.2890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4872.258064516">
                <text:p>164872.258064516</text:p>
              </table:table-cell>
              <table:table-cell office:value-type="float" office:value="4299623.54714982">
                <text:p>4299623.547149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1727.555594621">
                <text:p>161727.555594621</text:p>
              </table:table-cell>
              <table:table-cell office:value-type="float" office:value="4461351.10274444">
                <text:p>4461351.10274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7964.835164835">
                <text:p>157964.835164835</text:p>
              </table:table-cell>
              <table:table-cell office:value-type="float" office:value="4619315.93790927">
                <text:p>4619315.937909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3600">
                <text:p>153600</text:p>
              </table:table-cell>
              <table:table-cell office:value-type="float" office:value="4772915.93790927">
                <text:p>4772915.93790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672.786037492">
                <text:p>148672.786037492</text:p>
              </table:table-cell>
              <table:table-cell office:value-type="float" office:value="4921588.72394677">
                <text:p>4921588.723946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244.406383807">
                <text:p>143244.406383807</text:p>
              </table:table-cell>
              <table:table-cell office:value-type="float" office:value="5064833.13033057">
                <text:p>5064833.130330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7393.548387097">
                <text:p>137393.548387097</text:p>
              </table:table-cell>
              <table:table-cell office:value-type="float" office:value="5202226.67871767">
                <text:p>5202226.678717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1211.181630179">
                <text:p>131211.181630179</text:p>
              </table:table-cell>
              <table:table-cell office:value-type="float" office:value="5333437.86034785">
                <text:p>5333437.860347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4794.791101465">
                <text:p>124794.791101465</text:p>
              </table:table-cell>
              <table:table-cell office:value-type="float" office:value="5458232.65144931">
                <text:p>5458232.651449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8242.683632157">
                <text:p>118242.683632157</text:p>
              </table:table-cell>
              <table:table-cell office:value-type="float" office:value="5576475.33508147">
                <text:p>5576475.33508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648.932038835">
                <text:p>111648.932038835</text:p>
              </table:table-cell>
              <table:table-cell office:value-type="float" office:value="5688124.26712031">
                <text:p>5688124.267120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099.354543897">
                <text:p>105099.354543897</text:p>
              </table:table-cell>
              <table:table-cell office:value-type="float" office:value="5793223.6216642">
                <text:p>5793223.62166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8668.7258687259">
                <text:p>98668.7258687259</text:p>
              </table:table-cell>
              <table:table-cell office:value-type="float" office:value="5891892.34753293">
                <text:p>5891892.347532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2419.227485057">
                <text:p>92419.227485057</text:p>
              </table:table-cell>
              <table:table-cell office:value-type="float" office:value="5984311.57501799">
                <text:p>5984311.57501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400">
                <text:p>86400</text:p>
              </table:table-cell>
              <table:table-cell office:value-type="float" office:value="6070711.57501799">
                <text:p>6070711.575017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647.5739644971">
                <text:p>80647.5739644971</text:p>
              </table:table-cell>
              <table:table-cell office:value-type="float" office:value="6151359.14898248">
                <text:p>6151359.148982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186.9238313174">
                <text:p>75186.9238313174</text:p>
              </table:table-cell>
              <table:table-cell office:value-type="float" office:value="6226546.0728138">
                <text:p>6226546.07281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0032.9006965326">
                <text:p>70032.9006965326</text:p>
              </table:table-cell>
              <table:table-cell office:value-type="float" office:value="6296578.97351033">
                <text:p>6296578.973510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5191.8367346939">
                <text:p>65191.8367346939</text:p>
              </table:table-cell>
              <table:table-cell office:value-type="float" office:value="6361770.81024503">
                <text:p>6361770.810245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0663.1631004583">
                <text:p>60663.1631004583</text:p>
              </table:table-cell>
              <table:table-cell office:value-type="float" office:value="6422433.97334549">
                <text:p>6422433.97334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440.9325153374">
                <text:p>56440.9325153374</text:p>
              </table:table-cell>
              <table:table-cell office:value-type="float" office:value="6478874.90586082">
                <text:p>6478874.90586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2515.1810942718">
                <text:p>52515.1810942718</text:p>
              </table:table-cell>
              <table:table-cell office:value-type="float" office:value="6531390.0869551">
                <text:p>6531390.08695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873.0981725457">
                <text:p>48873.0981725457</text:p>
              </table:table-cell>
              <table:table-cell office:value-type="float" office:value="6580263.18512764">
                <text:p>6580263.185127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5499.9975271396">
                <text:p>45499.9975271396</text:p>
              </table:table-cell>
              <table:table-cell office:value-type="float" office:value="6625763.18265478">
                <text:p>6625763.182654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380.0995024876">
                <text:p>42380.0995024876</text:p>
              </table:table-cell>
              <table:table-cell office:value-type="float" office:value="6668143.28215727">
                <text:p>6668143.282157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497.1428571429">
                <text:p>39497.1428571429</text:p>
              </table:table-cell>
              <table:table-cell office:value-type="float" office:value="6707640.42501441">
                <text:p>6707640.425014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6834.8494554773">
                <text:p>36834.8494554773</text:p>
              </table:table-cell>
              <table:table-cell office:value-type="float" office:value="6744475.27446989">
                <text:p>6744475.274469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377.2658483269">
                <text:p>34377.2658483269</text:p>
              </table:table-cell>
              <table:table-cell office:value-type="float" office:value="6778852.54031821">
                <text:p>6778852.540318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109.0046070082">
                <text:p>32109.0046070082</text:p>
              </table:table-cell>
              <table:table-cell office:value-type="float" office:value="6810961.54492522">
                <text:p>6810961.544925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015.4059477007">
                <text:p>30015.4059477007</text:p>
              </table:table-cell>
              <table:table-cell office:value-type="float" office:value="6840976.95087292">
                <text:p>6840976.950872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082.6373626374">
                <text:p>28082.6373626374</text:p>
              </table:table-cell>
              <table:table-cell office:value-type="float" office:value="6869059.58823556">
                <text:p>6869059.588235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297.746080295">
                <text:p>26297.746080295</text:p>
              </table:table-cell>
              <table:table-cell office:value-type="float" office:value="6895357.33431586">
                <text:p>6895357.334315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648.676454828">
                <text:p>24648.676454828</text:p>
              </table:table-cell>
              <table:table-cell office:value-type="float" office:value="6920006.01077068">
                <text:p>6920006.010770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124.2619613166">
                <text:p>23124.2619613166</text:p>
              </table:table-cell>
              <table:table-cell office:value-type="float" office:value="6943130.272732">
                <text:p>6943130.2727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714.1993957704">
                <text:p>21714.1993957704</text:p>
              </table:table-cell>
              <table:table-cell office:value-type="float" office:value="6964844.47212777">
                <text:p>6964844.4721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